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5398in" svg:height="11.6969in" svg:x="18.7059in" svg:y="6.4189in">
            <draw:object draw:notify-on-update-of-ranges="Sheet1.A1:Sheet1.A1 Sheet1.A2:Sheet1.A31 Sheet1.B1:Sheet1.B1 Sheet1.B2:Sheet1.B31 Sheet1.C1:Sheet1.C1 Sheet1.C2:Sheet1.C31 Sheet1.D1:Sheet1.D1 Sheet1.D2:Sheet1.D31 Sheet1.E1:Sheet1.E1 Sheet1.E2:Sheet1.E31 Sheet1.F1:Sheet1.F1 Sheet1.F2:Sheet1.F31 Sheet1.R1:Sheet1.R1 Sheet1.R2:Sheet1.R31 Sheet1.AB1:Sheet1.AB1 Sheet1.AB2:Sheet1.AB31 Sheet1.AC1:Sheet1.AC1 Sheet1.AC2:Sheet1.AC31 Sheet1.AD1:Sheet1.AD1 Sheet1.AD2:Sheet1.AD31 Sheet1.AE1:Sheet1.AE1 Sheet1.AE2:Sheet1.AE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4" table:default-cell-style-name="Default"/>
        <table:table-row table:style-name="ro1">
          <table:table-cell table:style-name="ce1" office:value-type="string" calcext:value-type="string">
            <text:p>AKAZE – AKAZE</text:p>
          </table:table-cell>
          <table:table-cell table:style-name="ce1" office:value-type="string" calcext:value-type="string">
            <text:p>AKAZE – BRIEF</text:p>
          </table:table-cell>
          <table:table-cell table:style-name="ce1" office:value-type="string" calcext:value-type="string">
            <text:p>AKAZE-BRISK</text:p>
          </table:table-cell>
          <table:table-cell table:style-name="ce1" office:value-type="string" calcext:value-type="string">
            <text:p>AKAZE-FREAK</text:p>
          </table:table-cell>
          <table:table-cell table:style-name="ce1" office:value-type="string" calcext:value-type="string">
            <text:p>AKAZE-ORB</text:p>
          </table:table-cell>
          <table:table-cell table:style-name="ce1" office:value-type="string" calcext:value-type="string">
            <text:p>AKAZE-SIFT</text:p>
          </table:table-cell>
          <table:table-cell table:style-name="ce1" office:value-type="string" calcext:value-type="string">
            <text:p>BRISK-BRIEF</text:p>
          </table:table-cell>
          <table:table-cell table:style-name="ce1" office:value-type="string" calcext:value-type="string">
            <text:p>BRISK-BRISK</text:p>
          </table:table-cell>
          <table:table-cell table:style-name="ce1" office:value-type="string" calcext:value-type="string">
            <text:p>BRISK-FREAK</text:p>
          </table:table-cell>
          <table:table-cell table:style-name="ce1" office:value-type="string" calcext:value-type="string">
            <text:p>BRISK-ORB</text:p>
          </table:table-cell>
          <table:table-cell table:style-name="ce1" office:value-type="string" calcext:value-type="string">
            <text:p>BRISK-SIFT</text:p>
          </table:table-cell>
          <table:table-cell table:style-name="ce1" office:value-type="string" calcext:value-type="string">
            <text:p>HARRIS-BRIEF</text:p>
          </table:table-cell>
          <table:table-cell table:style-name="ce1" office:value-type="string" calcext:value-type="string">
            <text:p>HARRIS-BRISK</text:p>
          </table:table-cell>
          <table:table-cell table:style-name="ce1" office:value-type="string" calcext:value-type="string">
            <text:p>HARRIS-FREAK</text:p>
          </table:table-cell>
          <table:table-cell table:style-name="ce1" office:value-type="string" calcext:value-type="string">
            <text:p>HARRIS-ORB</text:p>
          </table:table-cell>
          <table:table-cell table:style-name="ce1" office:value-type="string" calcext:value-type="string">
            <text:p>HARRIS-SIFT</text:p>
          </table:table-cell>
          <table:table-cell table:style-name="ce1" office:value-type="string" calcext:value-type="string">
            <text:p>FAST-BRIEF</text:p>
          </table:table-cell>
          <table:table-cell table:style-name="ce1" office:value-type="string" calcext:value-type="string">
            <text:p>FAST-BRISK</text:p>
          </table:table-cell>
          <table:table-cell table:style-name="ce1" office:value-type="string" calcext:value-type="string">
            <text:p>FAST-FREAK</text:p>
          </table:table-cell>
          <table:table-cell table:style-name="ce1" office:value-type="string" calcext:value-type="string">
            <text:p>FASK-ORB</text:p>
          </table:table-cell>
          <table:table-cell table:style-name="ce1" office:value-type="string" calcext:value-type="string">
            <text:p>FAST-SIFT</text:p>
          </table:table-cell>
          <table:table-cell table:style-name="ce1" office:value-type="string" calcext:value-type="string">
            <text:p>ORB-BRIEF</text:p>
          </table:table-cell>
          <table:table-cell table:style-name="ce1" office:value-type="string" calcext:value-type="string">
            <text:p>ORB-BRISK</text:p>
          </table:table-cell>
          <table:table-cell table:style-name="ce1" office:value-type="string" calcext:value-type="string">
            <text:p>ORB-FREAK</text:p>
          </table:table-cell>
          <table:table-cell table:style-name="ce1" office:value-type="string" calcext:value-type="string">
            <text:p>ORB-ORB</text:p>
          </table:table-cell>
          <table:table-cell table:style-name="ce1" office:value-type="string" calcext:value-type="string">
            <text:p>ORB-SIFT</text:p>
          </table:table-cell>
          <table:table-cell table:style-name="ce1" office:value-type="string" calcext:value-type="string">
            <text:p>SHITOMASI-BREIF</text:p>
          </table:table-cell>
          <table:table-cell table:style-name="ce1" office:value-type="string" calcext:value-type="string">
            <text:p>SHITOMASI-BRISK</text:p>
          </table:table-cell>
          <table:table-cell table:style-name="ce1" office:value-type="string" calcext:value-type="string">
            <text:p>SHITOMASI-FREAK</text:p>
          </table:table-cell>
          <table:table-cell table:style-name="ce1" office:value-type="string" calcext:value-type="string">
            <text:p>SHITOMASI-ORB</text:p>
          </table:table-cell>
          <table:table-cell table:style-name="ce1" office:value-type="string" calcext:value-type="string">
            <text:p>SHITOMASI-SIFT</text:p>
          </table:table-cell>
          <table:table-cell table:style-name="ce1" office:value-type="string" calcext:value-type="string">
            <text:p>SIFT-BRIEF</text:p>
          </table:table-cell>
          <table:table-cell table:style-name="ce1" office:value-type="string" calcext:value-type="string">
            <text:p>SIFT-BRISK</text:p>
          </table:table-cell>
          <table:table-cell table:style-name="ce1" office:value-type="string" calcext:value-type="string">
            <text:p>SIFT-FREAK</text:p>
          </table:table-cell>
          <table:table-cell table:style-name="ce1" office:value-type="string" calcext:value-type="string">
            <text:p>SIFT-SIFT</text:p>
          </table:table-cell>
        </table:table-row>
        <table:table-row table:style-name="ro1">
          <table:table-cell office:value-type="float" office:value="12.3444" calcext:value-type="float">
            <text:p>12.3444</text:p>
          </table:table-cell>
          <table:table-cell office:value-type="float" office:value="13.2804" calcext:value-type="float">
            <text:p>13.2804</text:p>
          </table:table-cell>
          <table:table-cell office:value-type="float" office:value="11.9055" calcext:value-type="float">
            <text:p>11.9055</text:p>
          </table:table-cell>
          <table:table-cell office:value-type="float" office:value="12.1239" calcext:value-type="float">
            <text:p>12.1239</text:p>
          </table:table-cell>
          <table:table-cell office:value-type="float" office:value="12.4495" calcext:value-type="float">
            <text:p>12.4495</text:p>
          </table:table-cell>
          <table:table-cell office:value-type="float" office:value="12.4103" calcext:value-type="float">
            <text:p>12.4103</text:p>
          </table:table-cell>
          <table:table-cell office:value-type="float" office:value="12.8448" calcext:value-type="float">
            <text:p>12.8448</text:p>
          </table:table-cell>
          <table:table-cell office:value-type="float" office:value="13.4086" calcext:value-type="float">
            <text:p>13.4086</text:p>
          </table:table-cell>
          <table:table-cell office:value-type="float" office:value="12.7581" calcext:value-type="float">
            <text:p>12.7581</text:p>
          </table:table-cell>
          <table:table-cell office:value-type="float" office:value="14.8431" calcext:value-type="float">
            <text:p>14.8431</text:p>
          </table:table-cell>
          <table:table-cell office:value-type="float" office:value="12.9834" calcext:value-type="float">
            <text:p>12.9834</text:p>
          </table:table-cell>
          <table:table-cell table:number-columns-repeated="2" office:value-type="float" office:value="10.9082" calcext:value-type="float">
            <text:p>10.9082</text:p>
          </table:table-cell>
          <table:table-cell office:value-type="float" office:value="9.74953" calcext:value-type="float">
            <text:p>9.74953</text:p>
          </table:table-cell>
          <table:table-cell table:number-columns-repeated="2" office:value-type="float" office:value="10.9082" calcext:value-type="float">
            <text:p>10.9082</text:p>
          </table:table-cell>
          <table:table-cell office:value-type="float" office:value="11.2952" calcext:value-type="float">
            <text:p>11.2952</text:p>
          </table:table-cell>
          <table:table-cell office:value-type="float" office:value="12.3541" calcext:value-type="float">
            <text:p>12.3541</text:p>
          </table:table-cell>
          <table:table-cell office:value-type="float" office:value="11.9301" calcext:value-type="float">
            <text:p>11.9301</text:p>
          </table:table-cell>
          <table:table-cell office:value-type="float" office:value="12.0767" calcext:value-type="float">
            <text:p>12.0767</text:p>
          </table:table-cell>
          <table:table-cell office:value-type="float" office:value="11.428" calcext:value-type="float">
            <text:p>11.428</text:p>
          </table:table-cell>
          <table:table-cell office:value-type="float" office:value="21.3418" calcext:value-type="float">
            <text:p>21.3418</text:p>
          </table:table-cell>
          <table:table-cell office:value-type="float" office:value="15.0326" calcext:value-type="float">
            <text:p>15.0326</text:p>
          </table:table-cell>
          <table:table-cell office:value-type="float" office:value="12.2074" calcext:value-type="float">
            <text:p>12.2074</text:p>
          </table:table-cell>
          <table:table-cell office:value-type="float" office:value="19.4626" calcext:value-type="float">
            <text:p>19.4626</text:p>
          </table:table-cell>
          <table:table-cell office:value-type="float" office:value="12.8695" calcext:value-type="float">
            <text:p>12.8695</text:p>
          </table:table-cell>
          <table:table-cell office:value-type="float" office:value="14.0747" calcext:value-type="float">
            <text:p>14.0747</text:p>
          </table:table-cell>
          <table:table-cell office:value-type="float" office:value="13.9019" calcext:value-type="float">
            <text:p>13.9019</text:p>
          </table:table-cell>
          <table:table-cell office:value-type="float" office:value="13.6733" calcext:value-type="float">
            <text:p>13.6733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4.2804" calcext:value-type="float">
            <text:p>14.2804</text:p>
          </table:table-cell>
          <table:table-cell office:value-type="float" office:value="12.0902" calcext:value-type="float">
            <text:p>12.0902</text:p>
          </table:table-cell>
          <table:table-cell office:value-type="float" office:value="11.6783" calcext:value-type="float">
            <text:p>11.6783</text:p>
          </table:table-cell>
          <table:table-cell office:value-type="float" office:value="11.3146" calcext:value-type="float">
            <text:p>11.3146</text:p>
          </table:table-cell>
          <table:table-cell office:value-type="float" office:value="11.9768" calcext:value-type="float">
            <text:p>11.9768</text:p>
          </table:table-cell>
        </table:table-row>
        <table:table-row table:style-name="ro1">
          <table:table-cell office:value-type="float" office:value="14.0983" calcext:value-type="float">
            <text:p>14.0983</text:p>
          </table:table-cell>
          <table:table-cell office:value-type="float" office:value="15.381" calcext:value-type="float">
            <text:p>15.381</text:p>
          </table:table-cell>
          <table:table-cell office:value-type="float" office:value="15.6237" calcext:value-type="float">
            <text:p>15.6237</text:p>
          </table:table-cell>
          <table:table-cell office:value-type="float" office:value="14.0613" calcext:value-type="float">
            <text:p>14.0613</text:p>
          </table:table-cell>
          <table:table-cell office:value-type="float" office:value="14.5591" calcext:value-type="float">
            <text:p>14.5591</text:p>
          </table:table-cell>
          <table:table-cell office:value-type="float" office:value="14.646" calcext:value-type="float">
            <text:p>14.646</text:p>
          </table:table-cell>
          <table:table-cell office:value-type="float" office:value="16.8618" calcext:value-type="float">
            <text:p>16.8618</text:p>
          </table:table-cell>
          <table:table-cell office:value-type="float" office:value="21.5276" calcext:value-type="float">
            <text:p>21.5276</text:p>
          </table:table-cell>
          <table:table-cell office:value-type="float" office:value="24.137" calcext:value-type="float">
            <text:p>24.137</text:p>
          </table:table-cell>
          <table:table-cell office:value-type="float" office:value="18.7802" calcext:value-type="float">
            <text:p>18.7802</text:p>
          </table:table-cell>
          <table:table-cell office:value-type="float" office:value="16.0654" calcext:value-type="float">
            <text:p>16.0654</text:p>
          </table:table-cell>
          <table:table-cell office:value-type="float" office:value="11.0081" calcext:value-type="float">
            <text:p>11.0081</text:p>
          </table:table-cell>
          <table:table-cell office:value-type="float" office:value="10.195" calcext:value-type="float">
            <text:p>10.195</text:p>
          </table:table-cell>
          <table:table-cell office:value-type="float" office:value="10.586" calcext:value-type="float">
            <text:p>10.586</text:p>
          </table:table-cell>
          <table:table-cell office:value-type="float" office:value="11.0081" calcext:value-type="float">
            <text:p>11.0081</text:p>
          </table:table-cell>
          <table:table-cell office:value-type="float" office:value="63.8475" calcext:value-type="float">
            <text:p>63.8475</text:p>
          </table:table-cell>
          <table:table-cell office:value-type="float" office:value="10.6644" calcext:value-type="float">
            <text:p>10.6644</text:p>
          </table:table-cell>
          <table:table-cell office:value-type="float" office:value="12.3908" calcext:value-type="float">
            <text:p>12.3908</text:p>
          </table:table-cell>
          <table:table-cell office:value-type="float" office:value="24.1535" calcext:value-type="float">
            <text:p>24.1535</text:p>
          </table:table-cell>
          <table:table-cell office:value-type="float" office:value="10.5988" calcext:value-type="float">
            <text:p>10.5988</text:p>
          </table:table-cell>
          <table:table-cell office:value-type="float" office:value="11.6674" calcext:value-type="float">
            <text:p>11.6674</text:p>
          </table:table-cell>
          <table:table-cell office:value-type="float" office:value="47.92" calcext:value-type="float">
            <text:p>47.92</text:p>
          </table:table-cell>
          <table:table-cell office:value-type="float" office:value="13.0953" calcext:value-type="float">
            <text:p>13.0953</text:p>
          </table:table-cell>
          <table:table-cell office:value-type="float" office:value="20.1206" calcext:value-type="float">
            <text:p>20.1206</text:p>
          </table:table-cell>
          <table:table-cell office:value-type="float" office:value="10.7511" calcext:value-type="float">
            <text:p>10.7511</text:p>
          </table:table-cell>
          <table:table-cell office:value-type="float" office:value="10.5162" calcext:value-type="float">
            <text:p>10.5162</text:p>
          </table:table-cell>
          <table:table-cell office:value-type="float" office:value="13.8102" calcext:value-type="float">
            <text:p>13.8102</text:p>
          </table:table-cell>
          <table:table-cell office:value-type="float" office:value="12.9876" calcext:value-type="float">
            <text:p>12.9876</text:p>
          </table:table-cell>
          <table:table-cell office:value-type="float" office:value="13.5031" calcext:value-type="float">
            <text:p>13.5031</text:p>
          </table:table-cell>
          <table:table-cell office:value-type="float" office:value="12.439" calcext:value-type="float">
            <text:p>12.439</text:p>
          </table:table-cell>
          <table:table-cell office:value-type="float" office:value="12.9004" calcext:value-type="float">
            <text:p>12.9004</text:p>
          </table:table-cell>
          <table:table-cell office:value-type="float" office:value="14.239" calcext:value-type="float">
            <text:p>14.239</text:p>
          </table:table-cell>
          <table:table-cell office:value-type="float" office:value="13.3442" calcext:value-type="float">
            <text:p>13.3442</text:p>
          </table:table-cell>
          <table:table-cell office:value-type="float" office:value="13.8331" calcext:value-type="float">
            <text:p>13.8331</text:p>
          </table:table-cell>
          <table:table-cell office:value-type="float" office:value="12.5658" calcext:value-type="float">
            <text:p>12.5658</text:p>
          </table:table-cell>
        </table:table-row>
        <table:table-row table:style-name="ro1">
          <table:table-cell office:value-type="float" office:value="12.8828" calcext:value-type="float">
            <text:p>12.8828</text:p>
          </table:table-cell>
          <table:table-cell office:value-type="float" office:value="13.6728" calcext:value-type="float">
            <text:p>13.6728</text:p>
          </table:table-cell>
          <table:table-cell office:value-type="float" office:value="13.4641" calcext:value-type="float">
            <text:p>13.4641</text:p>
          </table:table-cell>
          <table:table-cell office:value-type="float" office:value="13.9589" calcext:value-type="float">
            <text:p>13.9589</text:p>
          </table:table-cell>
          <table:table-cell office:value-type="float" office:value="13.3166" calcext:value-type="float">
            <text:p>13.3166</text:p>
          </table:table-cell>
          <table:table-cell office:value-type="float" office:value="13.2293" calcext:value-type="float">
            <text:p>13.2293</text:p>
          </table:table-cell>
          <table:table-cell office:value-type="float" office:value="11.6672" calcext:value-type="float">
            <text:p>11.6672</text:p>
          </table:table-cell>
          <table:table-cell office:value-type="float" office:value="12.625" calcext:value-type="float">
            <text:p>12.625</text:p>
          </table:table-cell>
          <table:table-cell office:value-type="float" office:value="13.9605" calcext:value-type="float">
            <text:p>13.9605</text:p>
          </table:table-cell>
          <table:table-cell office:value-type="float" office:value="13.2755" calcext:value-type="float">
            <text:p>13.2755</text:p>
          </table:table-cell>
          <table:table-cell office:value-type="float" office:value="16.6949" calcext:value-type="float">
            <text:p>16.6949</text:p>
          </table:table-cell>
          <table:table-cell office:value-type="float" office:value="-11.4731" calcext:value-type="float">
            <text:p>-11.4731</text:p>
          </table:table-cell>
          <table:table-cell office:value-type="float" office:value="-80.8525" calcext:value-type="float">
            <text:p>-80.8525</text:p>
          </table:table-cell>
          <table:table-cell office:value-type="float" office:value="-10.295" calcext:value-type="float">
            <text:p>-10.295</text:p>
          </table:table-cell>
          <table:table-cell office:value-type="float" office:value="-11.4731" calcext:value-type="float">
            <text:p>-11.4731</text:p>
          </table:table-cell>
          <table:table-cell office:value-type="float" office:value="-80.8525" calcext:value-type="float">
            <text:p>-80.8525</text:p>
          </table:table-cell>
          <table:table-cell office:value-type="float" office:value="12.7728" calcext:value-type="float">
            <text:p>12.7728</text:p>
          </table:table-cell>
          <table:table-cell office:value-type="float" office:value="12.9751" calcext:value-type="float">
            <text:p>12.9751</text:p>
          </table:table-cell>
          <table:table-cell office:value-type="float" office:value="13.8858" calcext:value-type="float">
            <text:p>13.8858</text:p>
          </table:table-cell>
          <table:table-cell office:value-type="float" office:value="12.6239" calcext:value-type="float">
            <text:p>12.6239</text:p>
          </table:table-cell>
          <table:table-cell office:value-type="float" office:value="14.0554" calcext:value-type="float">
            <text:p>14.0554</text:p>
          </table:table-cell>
          <table:table-cell office:value-type="float" office:value="103.665" calcext:value-type="float">
            <text:p>103.665</text:p>
          </table:table-cell>
          <table:table-cell office:value-type="float" office:value="12.4454" calcext:value-type="float">
            <text:p>12.4454</text:p>
          </table:table-cell>
          <table:table-cell office:value-type="float" office:value="17.4865" calcext:value-type="float">
            <text:p>17.4865</text:p>
          </table:table-cell>
          <table:table-cell office:value-type="float" office:value="16.6755" calcext:value-type="float">
            <text:p>16.6755</text:p>
          </table:table-cell>
          <table:table-cell office:value-type="float" office:value="11.669" calcext:value-type="float">
            <text:p>11.669</text:p>
          </table:table-cell>
          <table:table-cell office:value-type="float" office:value="11.7319" calcext:value-type="float">
            <text:p>11.7319</text:p>
          </table:table-cell>
          <table:table-cell office:value-type="float" office:value="13.2474" calcext:value-type="float">
            <text:p>13.2474</text:p>
          </table:table-cell>
          <table:table-cell office:value-type="float" office:value="11.4665" calcext:value-type="float">
            <text:p>11.4665</text:p>
          </table:table-cell>
          <table:table-cell office:value-type="float" office:value="12.2131" calcext:value-type="float">
            <text:p>12.2131</text:p>
          </table:table-cell>
          <table:table-cell office:value-type="float" office:value="11.6087" calcext:value-type="float">
            <text:p>11.6087</text:p>
          </table:table-cell>
          <table:table-cell office:value-type="float" office:value="15.0802" calcext:value-type="float">
            <text:p>15.0802</text:p>
          </table:table-cell>
          <table:table-cell office:value-type="float" office:value="14.4894" calcext:value-type="float">
            <text:p>14.4894</text:p>
          </table:table-cell>
          <table:table-cell office:value-type="float" office:value="13.6139" calcext:value-type="float">
            <text:p>13.6139</text:p>
          </table:table-cell>
          <table:table-cell office:value-type="float" office:value="13.1746" calcext:value-type="float">
            <text:p>13.1746</text:p>
          </table:table-cell>
        </table:table-row>
        <table:table-row table:style-name="ro1">
          <table:table-cell office:value-type="float" office:value="14.4781" calcext:value-type="float">
            <text:p>14.4781</text:p>
          </table:table-cell>
          <table:table-cell office:value-type="float" office:value="13.9793" calcext:value-type="float">
            <text:p>13.9793</text:p>
          </table:table-cell>
          <table:table-cell office:value-type="float" office:value="14.4196" calcext:value-type="float">
            <text:p>14.4196</text:p>
          </table:table-cell>
          <table:table-cell office:value-type="float" office:value="14.2454" calcext:value-type="float">
            <text:p>14.2454</text:p>
          </table:table-cell>
          <table:table-cell office:value-type="float" office:value="14.3789" calcext:value-type="float">
            <text:p>14.3789</text:p>
          </table:table-cell>
          <table:table-cell office:value-type="float" office:value="14.1141" calcext:value-type="float">
            <text:p>14.1141</text:p>
          </table:table-cell>
          <table:table-cell office:value-type="float" office:value="20.5725" calcext:value-type="float">
            <text:p>20.5725</text:p>
          </table:table-cell>
          <table:table-cell office:value-type="float" office:value="15.2037" calcext:value-type="float">
            <text:p>15.2037</text:p>
          </table:table-cell>
          <table:table-cell office:value-type="float" office:value="13.9445" calcext:value-type="float">
            <text:p>13.9445</text:p>
          </table:table-cell>
          <table:table-cell office:value-type="float" office:value="16.3966" calcext:value-type="float">
            <text:p>16.3966</text:p>
          </table:table-cell>
          <table:table-cell office:value-type="float" office:value="12.5648" calcext:value-type="float">
            <text:p>12.5648</text:p>
          </table:table-cell>
          <table:table-cell table:number-columns-repeated="2" office:value-type="float" office:value="11.5792" calcext:value-type="float">
            <text:p>11.5792</text:p>
          </table:table-cell>
          <table:table-cell office:value-type="float" office:value="11.7693" calcext:value-type="float">
            <text:p>11.7693</text:p>
          </table:table-cell>
          <table:table-cell table:number-columns-repeated="2" office:value-type="float" office:value="11.5792" calcext:value-type="float">
            <text:p>11.5792</text:p>
          </table:table-cell>
          <table:table-cell office:value-type="float" office:value="13.6141" calcext:value-type="float">
            <text:p>13.6141</text:p>
          </table:table-cell>
          <table:table-cell office:value-type="float" office:value="13.0276" calcext:value-type="float">
            <text:p>13.0276</text:p>
          </table:table-cell>
          <table:table-cell office:value-type="float" office:value="14.3697" calcext:value-type="float">
            <text:p>14.3697</text:p>
          </table:table-cell>
          <table:table-cell office:value-type="float" office:value="13.871" calcext:value-type="float">
            <text:p>13.871</text:p>
          </table:table-cell>
          <table:table-cell office:value-type="float" office:value="14.745" calcext:value-type="float">
            <text:p>14.745</text:p>
          </table:table-cell>
          <table:table-cell office:value-type="float" office:value="14.0679" calcext:value-type="float">
            <text:p>14.0679</text:p>
          </table:table-cell>
          <table:table-cell office:value-type="float" office:value="29.9201" calcext:value-type="float">
            <text:p>29.9201</text:p>
          </table:table-cell>
          <table:table-cell office:value-type="float" office:value="10.8706" calcext:value-type="float">
            <text:p>10.8706</text:p>
          </table:table-cell>
          <table:table-cell office:value-type="float" office:value="21.791" calcext:value-type="float">
            <text:p>21.791</text:p>
          </table:table-cell>
          <table:table-cell office:value-type="float" office:value="209.183" calcext:value-type="float">
            <text:p>209.183</text:p>
          </table:table-cell>
          <table:table-cell office:value-type="float" office:value="13.6007" calcext:value-type="float">
            <text:p>13.6007</text:p>
          </table:table-cell>
          <table:table-cell office:value-type="float" office:value="12.8899" calcext:value-type="float">
            <text:p>12.8899</text:p>
          </table:table-cell>
          <table:table-cell office:value-type="float" office:value="12.561" calcext:value-type="float">
            <text:p>12.561</text:p>
          </table:table-cell>
          <table:table-cell office:value-type="float" office:value="12.8595" calcext:value-type="float">
            <text:p>12.8595</text:p>
          </table:table-cell>
          <table:table-cell office:value-type="float" office:value="12.9209" calcext:value-type="float">
            <text:p>12.9209</text:p>
          </table:table-cell>
          <table:table-cell office:value-type="float" office:value="21.4352" calcext:value-type="float">
            <text:p>21.4352</text:p>
          </table:table-cell>
          <table:table-cell office:value-type="float" office:value="18.9431" calcext:value-type="float">
            <text:p>18.9431</text:p>
          </table:table-cell>
          <table:table-cell office:value-type="float" office:value="21.1866" calcext:value-type="float">
            <text:p>21.1866</text:p>
          </table:table-cell>
          <table:table-cell office:value-type="float" office:value="19.6442" calcext:value-type="float">
            <text:p>19.6442</text:p>
          </table:table-cell>
        </table:table-row>
        <table:table-row table:style-name="ro1">
          <table:table-cell office:value-type="float" office:value="16.7468" calcext:value-type="float">
            <text:p>16.7468</text:p>
          </table:table-cell>
          <table:table-cell office:value-type="float" office:value="15.1106" calcext:value-type="float">
            <text:p>15.1106</text:p>
          </table:table-cell>
          <table:table-cell office:value-type="float" office:value="14.7461" calcext:value-type="float">
            <text:p>14.7461</text:p>
          </table:table-cell>
          <table:table-cell office:value-type="float" office:value="16.1433" calcext:value-type="float">
            <text:p>16.1433</text:p>
          </table:table-cell>
          <table:table-cell office:value-type="float" office:value="15.577" calcext:value-type="float">
            <text:p>15.577</text:p>
          </table:table-cell>
          <table:table-cell office:value-type="float" office:value="16.598" calcext:value-type="float">
            <text:p>16.598</text:p>
          </table:table-cell>
          <table:table-cell office:value-type="float" office:value="19.7052" calcext:value-type="float">
            <text:p>19.7052</text:p>
          </table:table-cell>
          <table:table-cell office:value-type="float" office:value="27.6679" calcext:value-type="float">
            <text:p>27.6679</text:p>
          </table:table-cell>
          <table:table-cell office:value-type="float" office:value="23.0697" calcext:value-type="float">
            <text:p>23.0697</text:p>
          </table:table-cell>
          <table:table-cell office:value-type="float" office:value="20.1467" calcext:value-type="float">
            <text:p>20.1467</text:p>
          </table:table-cell>
          <table:table-cell office:value-type="float" office:value="26.358" calcext:value-type="float">
            <text:p>26.358</text:p>
          </table:table-cell>
          <table:table-cell office:value-type="float" office:value="35.3833" calcext:value-type="float">
            <text:p>35.3833</text:p>
          </table:table-cell>
          <table:table-cell office:value-type="string" calcext:value-type="string">
            <text:p>-inf</text:p>
          </table:table-cell>
          <table:table-cell office:value-type="float" office:value="89.8332" calcext:value-type="float">
            <text:p>89.8332</text:p>
          </table:table-cell>
          <table:table-cell office:value-type="float" office:value="34.7543" calcext:value-type="float">
            <text:p>34.7543</text:p>
          </table:table-cell>
          <table:table-cell office:value-type="float" office:value="13.6432" calcext:value-type="float">
            <text:p>13.6432</text:p>
          </table:table-cell>
          <table:table-cell office:value-type="float" office:value="18.831" calcext:value-type="float">
            <text:p>18.831</text:p>
          </table:table-cell>
          <table:table-cell office:value-type="string" calcext:value-type="string">
            <text:p>-inf</text:p>
          </table:table-cell>
          <table:table-cell office:value-type="float" office:value="81.994" calcext:value-type="float">
            <text:p>81.994</text:p>
          </table:table-cell>
          <table:table-cell office:value-type="float" office:value="32.168" calcext:value-type="float">
            <text:p>32.168</text:p>
          </table:table-cell>
          <table:table-cell office:value-type="float" office:value="28.4716" calcext:value-type="float">
            <text:p>28.4716</text:p>
          </table:table-cell>
          <table:table-cell office:value-type="float" office:value="22.8925" calcext:value-type="float">
            <text:p>22.8925</text:p>
          </table:table-cell>
          <table:table-cell office:value-type="float" office:value="156.224" calcext:value-type="float">
            <text:p>156.224</text:p>
          </table:table-cell>
          <table:table-cell office:value-type="string" calcext:value-type="string">
            <text:p>-inf</text:p>
          </table:table-cell>
          <table:table-cell office:value-type="float" office:value="51.9348" calcext:value-type="float">
            <text:p>51.9348</text:p>
          </table:table-cell>
          <table:table-cell office:value-type="float" office:value="502.13" calcext:value-type="float">
            <text:p>502.13</text:p>
          </table:table-cell>
          <table:table-cell office:value-type="float" office:value="12.3" calcext:value-type="float">
            <text:p>12.3</text:p>
          </table:table-cell>
          <table:table-cell office:value-type="float" office:value="13.4476" calcext:value-type="float">
            <text:p>13.4476</text:p>
          </table:table-cell>
          <table:table-cell office:value-type="float" office:value="12.6318" calcext:value-type="float">
            <text:p>12.6318</text:p>
          </table:table-cell>
          <table:table-cell office:value-type="float" office:value="12.1368" calcext:value-type="float">
            <text:p>12.1368</text:p>
          </table:table-cell>
          <table:table-cell office:value-type="float" office:value="12.1886" calcext:value-type="float">
            <text:p>12.1886</text:p>
          </table:table-cell>
          <table:table-cell office:value-type="float" office:value="13.5982" calcext:value-type="float">
            <text:p>13.5982</text:p>
          </table:table-cell>
          <table:table-cell office:value-type="float" office:value="14.9077" calcext:value-type="float">
            <text:p>14.9077</text:p>
          </table:table-cell>
          <table:table-cell office:value-type="float" office:value="13.5635" calcext:value-type="float">
            <text:p>13.5635</text:p>
          </table:table-cell>
          <table:table-cell office:value-type="float" office:value="15.27" calcext:value-type="float">
            <text:p>15.27</text:p>
          </table:table-cell>
        </table:table-row>
        <table:table-row table:style-name="ro1">
          <table:table-cell office:value-type="float" office:value="13.8675" calcext:value-type="float">
            <text:p>13.8675</text:p>
          </table:table-cell>
          <table:table-cell office:value-type="float" office:value="13.9096" calcext:value-type="float">
            <text:p>13.9096</text:p>
          </table:table-cell>
          <table:table-cell office:value-type="float" office:value="14.8422" calcext:value-type="float">
            <text:p>14.8422</text:p>
          </table:table-cell>
          <table:table-cell office:value-type="float" office:value="14.5198" calcext:value-type="float">
            <text:p>14.5198</text:p>
          </table:table-cell>
          <table:table-cell office:value-type="float" office:value="13.7785" calcext:value-type="float">
            <text:p>13.7785</text:p>
          </table:table-cell>
          <table:table-cell office:value-type="float" office:value="13.9616" calcext:value-type="float">
            <text:p>13.9616</text:p>
          </table:table-cell>
          <table:table-cell office:value-type="float" office:value="17.5642" calcext:value-type="float">
            <text:p>17.5642</text:p>
          </table:table-cell>
          <table:table-cell office:value-type="float" office:value="18.3114" calcext:value-type="float">
            <text:p>18.3114</text:p>
          </table:table-cell>
          <table:table-cell office:value-type="float" office:value="16.8726" calcext:value-type="float">
            <text:p>16.8726</text:p>
          </table:table-cell>
          <table:table-cell office:value-type="float" office:value="19.9254" calcext:value-type="float">
            <text:p>19.9254</text:p>
          </table:table-cell>
          <table:table-cell office:value-type="float" office:value="14.504" calcext:value-type="float">
            <text:p>14.504</text:p>
          </table:table-cell>
          <table:table-cell office:value-type="float" office:value="15.2483" calcext:value-type="float">
            <text:p>15.2483</text:p>
          </table:table-cell>
          <table:table-cell office:value-type="float" office:value="12.9945" calcext:value-type="float">
            <text:p>12.9945</text:p>
          </table:table-cell>
          <table:table-cell office:value-type="float" office:value="13.5907" calcext:value-type="float">
            <text:p>13.5907</text:p>
          </table:table-cell>
          <table:table-cell office:value-type="float" office:value="13.6217" calcext:value-type="float">
            <text:p>13.6217</text:p>
          </table:table-cell>
          <table:table-cell office:value-type="float" office:value="27.8744" calcext:value-type="float">
            <text:p>27.8744</text:p>
          </table:table-cell>
          <table:table-cell office:value-type="float" office:value="13.5019" calcext:value-type="float">
            <text:p>13.5019</text:p>
          </table:table-cell>
          <table:table-cell office:value-type="float" office:value="13.0932" calcext:value-type="float">
            <text:p>13.0932</text:p>
          </table:table-cell>
          <table:table-cell office:value-type="float" office:value="12.3469" calcext:value-type="float">
            <text:p>12.3469</text:p>
          </table:table-cell>
          <table:table-cell office:value-type="float" office:value="12.7186" calcext:value-type="float">
            <text:p>12.7186</text:p>
          </table:table-cell>
          <table:table-cell office:value-type="float" office:value="13.2095" calcext:value-type="float">
            <text:p>13.2095</text:p>
          </table:table-cell>
          <table:table-cell office:value-type="float" office:value="18.3567" calcext:value-type="float">
            <text:p>18.3567</text:p>
          </table:table-cell>
          <table:table-cell office:value-type="float" office:value="11.1136" calcext:value-type="float">
            <text:p>11.1136</text:p>
          </table:table-cell>
          <table:table-cell office:value-type="float" office:value="11.5626" calcext:value-type="float">
            <text:p>11.5626</text:p>
          </table:table-cell>
          <table:table-cell office:value-type="float" office:value="32.002" calcext:value-type="float">
            <text:p>32.002</text:p>
          </table:table-cell>
          <table:table-cell office:value-type="float" office:value="21.1449" calcext:value-type="float">
            <text:p>21.1449</text:p>
          </table:table-cell>
          <table:table-cell office:value-type="float" office:value="13.2703" calcext:value-type="float">
            <text:p>13.2703</text:p>
          </table:table-cell>
          <table:table-cell office:value-type="float" office:value="13.5266" calcext:value-type="float">
            <text:p>13.5266</text:p>
          </table:table-cell>
          <table:table-cell office:value-type="float" office:value="15.1537" calcext:value-type="float">
            <text:p>15.1537</text:p>
          </table:table-cell>
          <table:table-cell office:value-type="float" office:value="13.6733" calcext:value-type="float">
            <text:p>13.6733</text:p>
          </table:table-cell>
          <table:table-cell office:value-type="float" office:value="13.0553" calcext:value-type="float">
            <text:p>13.0553</text:p>
          </table:table-cell>
          <table:table-cell office:value-type="float" office:value="12.5587" calcext:value-type="float">
            <text:p>12.5587</text:p>
          </table:table-cell>
          <table:table-cell office:value-type="float" office:value="11.5723" calcext:value-type="float">
            <text:p>11.5723</text:p>
          </table:table-cell>
          <table:table-cell office:value-type="float" office:value="12.2414" calcext:value-type="float">
            <text:p>12.2414</text:p>
          </table:table-cell>
          <table:table-cell office:value-type="float" office:value="11.1137" calcext:value-type="float">
            <text:p>11.1137</text:p>
          </table:table-cell>
        </table:table-row>
        <table:table-row table:style-name="ro1">
          <table:table-cell office:value-type="float" office:value="15.3467" calcext:value-type="float">
            <text:p>15.3467</text:p>
          </table:table-cell>
          <table:table-cell office:value-type="float" office:value="15.9355" calcext:value-type="float">
            <text:p>15.9355</text:p>
          </table:table-cell>
          <table:table-cell office:value-type="float" office:value="16.1856" calcext:value-type="float">
            <text:p>16.1856</text:p>
          </table:table-cell>
          <table:table-cell office:value-type="float" office:value="15.4456" calcext:value-type="float">
            <text:p>15.4456</text:p>
          </table:table-cell>
          <table:table-cell office:value-type="float" office:value="15.6234" calcext:value-type="float">
            <text:p>15.6234</text:p>
          </table:table-cell>
          <table:table-cell office:value-type="float" office:value="15.7668" calcext:value-type="float">
            <text:p>15.7668</text:p>
          </table:table-cell>
          <table:table-cell office:value-type="float" office:value="15.5883" calcext:value-type="float">
            <text:p>15.5883</text:p>
          </table:table-cell>
          <table:table-cell office:value-type="float" office:value="17.1427" calcext:value-type="float">
            <text:p>17.1427</text:p>
          </table:table-cell>
          <table:table-cell office:value-type="float" office:value="15.5199" calcext:value-type="float">
            <text:p>15.5199</text:p>
          </table:table-cell>
          <table:table-cell office:value-type="float" office:value="18.2074" calcext:value-type="float">
            <text:p>18.2074</text:p>
          </table:table-cell>
          <table:table-cell office:value-type="float" office:value="13.9999" calcext:value-type="float">
            <text:p>13.9999</text:p>
          </table:table-cell>
          <table:table-cell office:value-type="float" office:value="14.2744" calcext:value-type="float">
            <text:p>14.2744</text:p>
          </table:table-cell>
          <table:table-cell office:value-type="float" office:value="12.2395" calcext:value-type="float">
            <text:p>12.2395</text:p>
          </table:table-cell>
          <table:table-cell office:value-type="float" office:value="13.6036" calcext:value-type="float">
            <text:p>13.6036</text:p>
          </table:table-cell>
          <table:table-cell table:number-columns-repeated="2" office:value-type="float" office:value="13.497" calcext:value-type="float">
            <text:p>13.497</text:p>
          </table:table-cell>
          <table:table-cell office:value-type="float" office:value="12.075" calcext:value-type="float">
            <text:p>12.075</text:p>
          </table:table-cell>
          <table:table-cell office:value-type="float" office:value="12.093" calcext:value-type="float">
            <text:p>12.093</text:p>
          </table:table-cell>
          <table:table-cell office:value-type="float" office:value="12.4713" calcext:value-type="float">
            <text:p>12.4713</text:p>
          </table:table-cell>
          <table:table-cell office:value-type="float" office:value="12.7282" calcext:value-type="float">
            <text:p>12.7282</text:p>
          </table:table-cell>
          <table:table-cell office:value-type="float" office:value="12.2695" calcext:value-type="float">
            <text:p>12.2695</text:p>
          </table:table-cell>
          <table:table-cell office:value-type="float" office:value="55.1976" calcext:value-type="float">
            <text:p>55.1976</text:p>
          </table:table-cell>
          <table:table-cell office:value-type="float" office:value="13.6966" calcext:value-type="float">
            <text:p>13.6966</text:p>
          </table:table-cell>
          <table:table-cell office:value-type="string" calcext:value-type="string">
            <text:p>-inf</text:p>
          </table:table-cell>
          <table:table-cell office:value-type="float" office:value="19504" calcext:value-type="float">
            <text:p>19504</text:p>
          </table:table-cell>
          <table:table-cell office:value-type="string" calcext:value-type="string">
            <text:p>-inf</text:p>
          </table:table-cell>
          <table:table-cell office:value-type="float" office:value="21.3557" calcext:value-type="float">
            <text:p>21.3557</text:p>
          </table:table-cell>
          <table:table-cell office:value-type="float" office:value="12.7172" calcext:value-type="float">
            <text:p>12.7172</text:p>
          </table:table-cell>
          <table:table-cell office:value-type="float" office:value="13.3509" calcext:value-type="float">
            <text:p>13.3509</text:p>
          </table:table-cell>
          <table:table-cell office:value-type="float" office:value="11.9941" calcext:value-type="float">
            <text:p>11.9941</text:p>
          </table:table-cell>
          <table:table-cell office:value-type="float" office:value="12.6612" calcext:value-type="float">
            <text:p>12.6612</text:p>
          </table:table-cell>
          <table:table-cell office:value-type="float" office:value="14.581" calcext:value-type="float">
            <text:p>14.581</text:p>
          </table:table-cell>
          <table:table-cell office:value-type="float" office:value="14.3811" calcext:value-type="float">
            <text:p>14.3811</text:p>
          </table:table-cell>
          <table:table-cell office:value-type="float" office:value="14.8171" calcext:value-type="float">
            <text:p>14.8171</text:p>
          </table:table-cell>
          <table:table-cell office:value-type="float" office:value="13.9085" calcext:value-type="float">
            <text:p>13.9085</text:p>
          </table:table-cell>
        </table:table-row>
        <table:table-row table:style-name="ro1">
          <table:table-cell office:value-type="float" office:value="14.1378" calcext:value-type="float">
            <text:p>14.1378</text:p>
          </table:table-cell>
          <table:table-cell office:value-type="float" office:value="14.4514" calcext:value-type="float">
            <text:p>14.4514</text:p>
          </table:table-cell>
          <table:table-cell office:value-type="float" office:value="13.992" calcext:value-type="float">
            <text:p>13.992</text:p>
          </table:table-cell>
          <table:table-cell office:value-type="float" office:value="13.6867" calcext:value-type="float">
            <text:p>13.6867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13.7661" calcext:value-type="float">
            <text:p>13.7661</text:p>
          </table:table-cell>
          <table:table-cell office:value-type="float" office:value="18.7451" calcext:value-type="float">
            <text:p>18.7451</text:p>
          </table:table-cell>
          <table:table-cell office:value-type="float" office:value="16.0991" calcext:value-type="float">
            <text:p>16.0991</text:p>
          </table:table-cell>
          <table:table-cell office:value-type="float" office:value="18.7996" calcext:value-type="float">
            <text:p>18.7996</text:p>
          </table:table-cell>
          <table:table-cell office:value-type="float" office:value="16.9607" calcext:value-type="float">
            <text:p>16.9607</text:p>
          </table:table-cell>
          <table:table-cell office:value-type="float" office:value="17.0295" calcext:value-type="float">
            <text:p>17.0295</text:p>
          </table:table-cell>
          <table:table-cell office:value-type="float" office:value="17.6204" calcext:value-type="float">
            <text:p>17.6204</text:p>
          </table:table-cell>
          <table:table-cell office:value-type="float" office:value="28.9604" calcext:value-type="float">
            <text:p>28.9604</text:p>
          </table:table-cell>
          <table:table-cell office:value-type="float" office:value="12.9162" calcext:value-type="float">
            <text:p>12.9162</text:p>
          </table:table-cell>
          <table:table-cell table:number-columns-repeated="2" office:value-type="float" office:value="17.6204" calcext:value-type="float">
            <text:p>17.6204</text:p>
          </table:table-cell>
          <table:table-cell office:value-type="float" office:value="12.0107" calcext:value-type="float">
            <text:p>12.0107</text:p>
          </table:table-cell>
          <table:table-cell office:value-type="float" office:value="11.4003" calcext:value-type="float">
            <text:p>11.4003</text:p>
          </table:table-cell>
          <table:table-cell office:value-type="float" office:value="11.5751" calcext:value-type="float">
            <text:p>11.5751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2.6027" calcext:value-type="float">
            <text:p>12.6027</text:p>
          </table:table-cell>
          <table:table-cell office:value-type="float" office:value="76.7595" calcext:value-type="float">
            <text:p>76.7595</text:p>
          </table:table-cell>
          <table:table-cell office:value-type="float" office:value="10.9433" calcext:value-type="float">
            <text:p>10.9433</text:p>
          </table:table-cell>
          <table:table-cell office:value-type="float" office:value="9.02151" calcext:value-type="float">
            <text:p>9.02151</text:p>
          </table:table-cell>
          <table:table-cell office:value-type="float" office:value="10.6652" calcext:value-type="float">
            <text:p>10.6652</text:p>
          </table:table-cell>
          <table:table-cell office:value-type="float" office:value="10.4477" calcext:value-type="float">
            <text:p>10.4477</text:p>
          </table:table-cell>
          <table:table-cell office:value-type="float" office:value="12.5199" calcext:value-type="float">
            <text:p>12.5199</text:p>
          </table:table-cell>
          <table:table-cell office:value-type="float" office:value="13.712" calcext:value-type="float">
            <text:p>13.712</text:p>
          </table:table-cell>
          <table:table-cell office:value-type="float" office:value="12.9348" calcext:value-type="float">
            <text:p>12.9348</text:p>
          </table:table-cell>
          <table:table-cell office:value-type="float" office:value="12.3913" calcext:value-type="float">
            <text:p>12.3913</text:p>
          </table:table-cell>
          <table:table-cell office:value-type="float" office:value="12.1376" calcext:value-type="float">
            <text:p>12.1376</text:p>
          </table:table-cell>
          <table:table-cell office:value-type="float" office:value="15.2576" calcext:value-type="float">
            <text:p>15.2576</text:p>
          </table:table-cell>
          <table:table-cell office:value-type="float" office:value="15.5623" calcext:value-type="float">
            <text:p>15.5623</text:p>
          </table:table-cell>
          <table:table-cell office:value-type="float" office:value="15.2346" calcext:value-type="float">
            <text:p>15.2346</text:p>
          </table:table-cell>
          <table:table-cell office:value-type="float" office:value="15.6297" calcext:value-type="float">
            <text:p>15.6297</text:p>
          </table:table-cell>
        </table:table-row>
        <table:table-row table:style-name="ro1">
          <table:table-cell office:value-type="float" office:value="13.8398" calcext:value-type="float">
            <text:p>13.8398</text:p>
          </table:table-cell>
          <table:table-cell office:value-type="float" office:value="13.5101" calcext:value-type="float">
            <text:p>13.5101</text:p>
          </table:table-cell>
          <table:table-cell office:value-type="float" office:value="13.9014" calcext:value-type="float">
            <text:p>13.9014</text:p>
          </table:table-cell>
          <table:table-cell office:value-type="float" office:value="13.1065" calcext:value-type="float">
            <text:p>13.1065</text:p>
          </table:table-cell>
          <table:table-cell office:value-type="float" office:value="13.4444" calcext:value-type="float">
            <text:p>13.4444</text:p>
          </table:table-cell>
          <table:table-cell office:value-type="float" office:value="14.0783" calcext:value-type="float">
            <text:p>14.0783</text:p>
          </table:table-cell>
          <table:table-cell office:value-type="float" office:value="15.4645" calcext:value-type="float">
            <text:p>15.4645</text:p>
          </table:table-cell>
          <table:table-cell office:value-type="float" office:value="14.801" calcext:value-type="float">
            <text:p>14.801</text:p>
          </table:table-cell>
          <table:table-cell office:value-type="float" office:value="14.9704" calcext:value-type="float">
            <text:p>14.9704</text:p>
          </table:table-cell>
          <table:table-cell office:value-type="float" office:value="14.5576" calcext:value-type="float">
            <text:p>14.5576</text:p>
          </table:table-cell>
          <table:table-cell office:value-type="float" office:value="17.8988" calcext:value-type="float">
            <text:p>17.8988</text:p>
          </table:table-cell>
          <table:table-cell office:value-type="float" office:value="3.30058" calcext:value-type="float">
            <text:p>3.30058</text:p>
          </table:table-cell>
          <table:table-cell office:value-type="string" calcext:value-type="string">
            <text:p>-inf</text:p>
          </table:table-cell>
          <table:table-cell office:value-type="float" office:value="10.2931" calcext:value-type="float">
            <text:p>10.2931</text:p>
          </table:table-cell>
          <table:table-cell office:value-type="string" calcext:value-type="string">
            <text:p>-inf</text:p>
          </table:table-cell>
          <table:table-cell office:value-type="float" office:value="3.93864" calcext:value-type="float">
            <text:p>3.93864</text:p>
          </table:table-cell>
          <table:table-cell office:value-type="float" office:value="12.3427" calcext:value-type="float">
            <text:p>12.3427</text:p>
          </table:table-cell>
          <table:table-cell office:value-type="float" office:value="11.9612" calcext:value-type="float">
            <text:p>11.9612</text:p>
          </table:table-cell>
          <table:table-cell office:value-type="float" office:value="12.3427" calcext:value-type="float">
            <text:p>12.3427</text:p>
          </table:table-cell>
          <table:table-cell office:value-type="float" office:value="11.8068" calcext:value-type="float">
            <text:p>11.8068</text:p>
          </table:table-cell>
          <table:table-cell office:value-type="float" office:value="12.1408" calcext:value-type="float">
            <text:p>12.1408</text:p>
          </table:table-cell>
          <table:table-cell office:value-type="float" office:value="70.7145" calcext:value-type="float">
            <text:p>70.7145</text:p>
          </table:table-cell>
          <table:table-cell office:value-type="float" office:value="13.1005" calcext:value-type="float">
            <text:p>13.1005</text:p>
          </table:table-cell>
          <table:table-cell office:value-type="float" office:value="13.3112" calcext:value-type="float">
            <text:p>13.3112</text:p>
          </table:table-cell>
          <table:table-cell office:value-type="float" office:value="141.212" calcext:value-type="float">
            <text:p>141.212</text:p>
          </table:table-cell>
          <table:table-cell office:value-type="float" office:value="15.1132" calcext:value-type="float">
            <text:p>15.1132</text:p>
          </table:table-cell>
          <table:table-cell office:value-type="float" office:value="11.6077" calcext:value-type="float">
            <text:p>11.6077</text:p>
          </table:table-cell>
          <table:table-cell office:value-type="float" office:value="11.5126" calcext:value-type="float">
            <text:p>11.5126</text:p>
          </table:table-cell>
          <table:table-cell office:value-type="float" office:value="12.1911" calcext:value-type="float">
            <text:p>12.1911</text:p>
          </table:table-cell>
          <table:table-cell office:value-type="float" office:value="11.3273" calcext:value-type="float">
            <text:p>11.3273</text:p>
          </table:table-cell>
          <table:table-cell office:value-type="float" office:value="11.9899" calcext:value-type="float">
            <text:p>11.9899</text:p>
          </table:table-cell>
          <table:table-cell office:value-type="float" office:value="13.0439" calcext:value-type="float">
            <text:p>13.0439</text:p>
          </table:table-cell>
          <table:table-cell office:value-type="float" office:value="13.0591" calcext:value-type="float">
            <text:p>13.0591</text:p>
          </table:table-cell>
          <table:table-cell office:value-type="float" office:value="14.3898" calcext:value-type="float">
            <text:p>14.3898</text:p>
          </table:table-cell>
          <table:table-cell office:value-type="float" office:value="15.0375" calcext:value-type="float">
            <text:p>15.0375</text:p>
          </table:table-cell>
        </table:table-row>
        <table:table-row table:style-name="ro1">
          <table:table-cell office:value-type="float" office:value="11.5483" calcext:value-type="float">
            <text:p>11.5483</text:p>
          </table:table-cell>
          <table:table-cell office:value-type="float" office:value="11.6673" calcext:value-type="float">
            <text:p>11.6673</text:p>
          </table:table-cell>
          <table:table-cell office:value-type="float" office:value="11.878" calcext:value-type="float">
            <text:p>11.878</text:p>
          </table:table-cell>
          <table:table-cell office:value-type="float" office:value="12.0414" calcext:value-type="float">
            <text:p>12.0414</text:p>
          </table:table-cell>
          <table:table-cell office:value-type="float" office:value="11.7537" calcext:value-type="float">
            <text:p>11.7537</text:p>
          </table:table-cell>
          <table:table-cell office:value-type="float" office:value="11.7502" calcext:value-type="float">
            <text:p>11.7502</text:p>
          </table:table-cell>
          <table:table-cell office:value-type="float" office:value="11.4853" calcext:value-type="float">
            <text:p>11.4853</text:p>
          </table:table-cell>
          <table:table-cell office:value-type="float" office:value="13.9297" calcext:value-type="float">
            <text:p>13.9297</text:p>
          </table:table-cell>
          <table:table-cell office:value-type="float" office:value="13.7438" calcext:value-type="float">
            <text:p>13.7438</text:p>
          </table:table-cell>
          <table:table-cell office:value-type="float" office:value="11.3267" calcext:value-type="float">
            <text:p>11.3267</text:p>
          </table:table-cell>
          <table:table-cell office:value-type="float" office:value="14.6452" calcext:value-type="float">
            <text:p>14.6452</text:p>
          </table:table-cell>
          <table:table-cell office:value-type="float" office:value="-13.4405" calcext:value-type="float">
            <text:p>-13.4405</text:p>
          </table:table-cell>
          <table:table-cell table:number-columns-repeated="2" office:value-type="float" office:value="11.7414" calcext:value-type="float">
            <text:p>11.7414</text:p>
          </table:table-cell>
          <table:table-cell office:value-type="float" office:value="11.4377" calcext:value-type="float">
            <text:p>11.4377</text:p>
          </table:table-cell>
          <table:table-cell office:value-type="float" office:value="-13.4405" calcext:value-type="float">
            <text:p>-13.4405</text:p>
          </table:table-cell>
          <table:table-cell office:value-type="float" office:value="12.5213" calcext:value-type="float">
            <text:p>12.5213</text:p>
          </table:table-cell>
          <table:table-cell office:value-type="float" office:value="13.5598" calcext:value-type="float">
            <text:p>13.5598</text:p>
          </table:table-cell>
          <table:table-cell office:value-type="float" office:value="13.3448" calcext:value-type="float">
            <text:p>13.3448</text:p>
          </table:table-cell>
          <table:table-cell office:value-type="float" office:value="13.5598" calcext:value-type="float">
            <text:p>13.5598</text:p>
          </table:table-cell>
          <table:table-cell office:value-type="float" office:value="13.8308" calcext:value-type="float">
            <text:p>13.8308</text:p>
          </table:table-cell>
          <table:table-cell office:value-type="float" office:value="16.2625" calcext:value-type="float">
            <text:p>16.2625</text:p>
          </table:table-cell>
          <table:table-cell office:value-type="float" office:value="19.472" calcext:value-type="float">
            <text:p>19.472</text:p>
          </table:table-cell>
          <table:table-cell office:value-type="float" office:value="-545.044" calcext:value-type="float">
            <text:p>-545.044</text:p>
          </table:table-cell>
          <table:table-cell office:value-type="float" office:value="16.9407" calcext:value-type="float">
            <text:p>16.9407</text:p>
          </table:table-cell>
          <table:table-cell office:value-type="float" office:value="11.1389" calcext:value-type="float">
            <text:p>11.1389</text:p>
          </table:table-cell>
          <table:table-cell office:value-type="float" office:value="13.6717" calcext:value-type="float">
            <text:p>13.6717</text:p>
          </table:table-cell>
          <table:table-cell office:value-type="float" office:value="13.456" calcext:value-type="float">
            <text:p>13.456</text:p>
          </table:table-cell>
          <table:table-cell office:value-type="float" office:value="13.199" calcext:value-type="float">
            <text:p>13.199</text:p>
          </table:table-cell>
          <table:table-cell office:value-type="float" office:value="13.6447" calcext:value-type="float">
            <text:p>13.6447</text:p>
          </table:table-cell>
          <table:table-cell office:value-type="float" office:value="13.5009" calcext:value-type="float">
            <text:p>13.5009</text:p>
          </table:table-cell>
          <table:table-cell office:value-type="float" office:value="10.3097" calcext:value-type="float">
            <text:p>10.3097</text:p>
          </table:table-cell>
          <table:table-cell office:value-type="float" office:value="10.8601" calcext:value-type="float">
            <text:p>10.8601</text:p>
          </table:table-cell>
          <table:table-cell office:value-type="float" office:value="11.5719" calcext:value-type="float">
            <text:p>11.5719</text:p>
          </table:table-cell>
          <table:table-cell office:value-type="float" office:value="10.5699" calcext:value-type="float">
            <text:p>10.5699</text:p>
          </table:table-cell>
        </table:table-row>
        <table:table-row table:style-name="ro1">
          <table:table-cell office:value-type="float" office:value="12.1341" calcext:value-type="float">
            <text:p>12.1341</text:p>
          </table:table-cell>
          <table:table-cell office:value-type="float" office:value="12.3566" calcext:value-type="float">
            <text:p>12.3566</text:p>
          </table:table-cell>
          <table:table-cell office:value-type="float" office:value="12.5052" calcext:value-type="float">
            <text:p>12.5052</text:p>
          </table:table-cell>
          <table:table-cell office:value-type="float" office:value="12.2112" calcext:value-type="float">
            <text:p>12.2112</text:p>
          </table:table-cell>
          <table:table-cell office:value-type="float" office:value="12.4121" calcext:value-type="float">
            <text:p>12.4121</text:p>
          </table:table-cell>
          <table:table-cell office:value-type="float" office:value="12.2176" calcext:value-type="float">
            <text:p>12.2176</text:p>
          </table:table-cell>
          <table:table-cell office:value-type="float" office:value="13.3676" calcext:value-type="float">
            <text:p>13.3676</text:p>
          </table:table-cell>
          <table:table-cell office:value-type="float" office:value="13.1359" calcext:value-type="float">
            <text:p>13.1359</text:p>
          </table:table-cell>
          <table:table-cell office:value-type="float" office:value="12.8798" calcext:value-type="float">
            <text:p>12.8798</text:p>
          </table:table-cell>
          <table:table-cell office:value-type="float" office:value="13.3173" calcext:value-type="float">
            <text:p>13.3173</text:p>
          </table:table-cell>
          <table:table-cell office:value-type="float" office:value="15.9857" calcext:value-type="float">
            <text:p>15.9857</text:p>
          </table:table-cell>
          <table:table-cell office:value-type="float" office:value="11.7414" calcext:value-type="float">
            <text:p>11.7414</text:p>
          </table:table-cell>
          <table:table-cell table:number-columns-repeated="3" office:value-type="float" office:value="11.6948" calcext:value-type="float">
            <text:p>11.6948</text:p>
          </table:table-cell>
          <table:table-cell office:value-type="float" office:value="11.4377" calcext:value-type="float">
            <text:p>11.4377</text:p>
          </table:table-cell>
          <table:table-cell office:value-type="float" office:value="14.2159" calcext:value-type="float">
            <text:p>14.2159</text:p>
          </table:table-cell>
          <table:table-cell office:value-type="float" office:value="13.1502" calcext:value-type="float">
            <text:p>13.1502</text:p>
          </table:table-cell>
          <table:table-cell office:value-type="float" office:value="12.9992" calcext:value-type="float">
            <text:p>12.9992</text:p>
          </table:table-cell>
          <table:table-cell office:value-type="float" office:value="13.7238" calcext:value-type="float">
            <text:p>13.7238</text:p>
          </table:table-cell>
          <table:table-cell office:value-type="float" office:value="14.3108" calcext:value-type="float">
            <text:p>14.3108</text:p>
          </table:table-cell>
          <table:table-cell office:value-type="float" office:value="17.4453" calcext:value-type="float">
            <text:p>17.4453</text:p>
          </table:table-cell>
          <table:table-cell office:value-type="float" office:value="8.34928" calcext:value-type="float">
            <text:p>8.34928</text:p>
          </table:table-cell>
          <table:table-cell office:value-type="float" office:value="7.95795" calcext:value-type="float">
            <text:p>7.95795</text:p>
          </table:table-cell>
          <table:table-cell office:value-type="float" office:value="9.15809" calcext:value-type="float">
            <text:p>9.15809</text:p>
          </table:table-cell>
          <table:table-cell office:value-type="float" office:value="10.1214" calcext:value-type="float">
            <text:p>10.1214</text:p>
          </table:table-cell>
          <table:table-cell office:value-type="float" office:value="11.7805" calcext:value-type="float">
            <text:p>11.7805</text:p>
          </table:table-cell>
          <table:table-cell office:value-type="float" office:value="11.9816" calcext:value-type="float">
            <text:p>11.9816</text:p>
          </table:table-cell>
          <table:table-cell office:value-type="float" office:value="11.3274" calcext:value-type="float">
            <text:p>11.3274</text:p>
          </table:table-cell>
          <table:table-cell office:value-type="float" office:value="11.3027" calcext:value-type="float">
            <text:p>11.3027</text:p>
          </table:table-cell>
          <table:table-cell office:value-type="float" office:value="12.1076" calcext:value-type="float">
            <text:p>12.1076</text:p>
          </table:table-cell>
          <table:table-cell office:value-type="float" office:value="13.0465" calcext:value-type="float">
            <text:p>13.0465</text:p>
          </table:table-cell>
          <table:table-cell office:value-type="float" office:value="13.2358" calcext:value-type="float">
            <text:p>13.2358</text:p>
          </table:table-cell>
          <table:table-cell office:value-type="float" office:value="12.0831" calcext:value-type="float">
            <text:p>12.0831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float" office:value="11.0555" calcext:value-type="float">
            <text:p>11.0555</text:p>
          </table:table-cell>
          <table:table-cell office:value-type="float" office:value="11.6794" calcext:value-type="float">
            <text:p>11.6794</text:p>
          </table:table-cell>
          <table:table-cell office:value-type="float" office:value="10.3737" calcext:value-type="float">
            <text:p>10.3737</text:p>
          </table:table-cell>
          <table:table-cell office:value-type="float" office:value="10.9924" calcext:value-type="float">
            <text:p>10.9924</text:p>
          </table:table-cell>
          <table:table-cell office:value-type="float" office:value="11.5441" calcext:value-type="float">
            <text:p>11.5441</text:p>
          </table:table-cell>
          <table:table-cell office:value-type="float" office:value="11.1699" calcext:value-type="float">
            <text:p>11.1699</text:p>
          </table:table-cell>
          <table:table-cell office:value-type="float" office:value="14.3096" calcext:value-type="float">
            <text:p>14.3096</text:p>
          </table:table-cell>
          <table:table-cell office:value-type="float" office:value="11.3409" calcext:value-type="float">
            <text:p>11.3409</text:p>
          </table:table-cell>
          <table:table-cell office:value-type="float" office:value="11.4537" calcext:value-type="float">
            <text:p>11.4537</text:p>
          </table:table-cell>
          <table:table-cell office:value-type="float" office:value="11.3844" calcext:value-type="float">
            <text:p>11.3844</text:p>
          </table:table-cell>
          <table:table-cell office:value-type="float" office:value="11.7122" calcext:value-type="float">
            <text:p>11.7122</text:p>
          </table:table-cell>
          <table:table-cell office:value-type="float" office:value="11.6948" calcext:value-type="float">
            <text:p>11.6948</text:p>
          </table:table-cell>
          <table:table-cell office:value-type="float" office:value="568.322" calcext:value-type="float">
            <text:p>568.322</text:p>
          </table:table-cell>
          <table:table-cell table:number-columns-repeated="2" office:value-type="float" office:value="13.4327" calcext:value-type="float">
            <text:p>13.4327</text:p>
          </table:table-cell>
          <table:table-cell office:value-type="float" office:value="11.6948" calcext:value-type="float">
            <text:p>11.6948</text:p>
          </table:table-cell>
          <table:table-cell office:value-type="float" office:value="11.0543" calcext:value-type="float">
            <text:p>11.0543</text:p>
          </table:table-cell>
          <table:table-cell office:value-type="float" office:value="12.2294" calcext:value-type="float">
            <text:p>12.2294</text:p>
          </table:table-cell>
          <table:table-cell office:value-type="float" office:value="11.6118" calcext:value-type="float">
            <text:p>11.6118</text:p>
          </table:table-cell>
          <table:table-cell office:value-type="float" office:value="11.4787" calcext:value-type="float">
            <text:p>11.4787</text:p>
          </table:table-cell>
          <table:table-cell office:value-type="float" office:value="11.803" calcext:value-type="float">
            <text:p>11.803</text:p>
          </table:table-cell>
          <table:table-cell office:value-type="float" office:value="14.1185" calcext:value-type="float">
            <text:p>14.1185</text:p>
          </table:table-cell>
          <table:table-cell office:value-type="string" calcext:value-type="string">
            <text:p>-inf</text:p>
          </table:table-cell>
          <table:table-cell office:value-type="float" office:value="40.8841" calcext:value-type="float">
            <text:p>40.8841</text:p>
          </table:table-cell>
          <table:table-cell office:value-type="float" office:value="26.0409" calcext:value-type="float">
            <text:p>26.0409</text:p>
          </table:table-cell>
          <table:table-cell office:value-type="string" calcext:value-type="string">
            <text:p>-inf</text:p>
          </table:table-cell>
          <table:table-cell office:value-type="float" office:value="11.7604" calcext:value-type="float">
            <text:p>11.7604</text:p>
          </table:table-cell>
          <table:table-cell office:value-type="float" office:value="11.8135" calcext:value-type="float">
            <text:p>11.8135</text:p>
          </table:table-cell>
          <table:table-cell office:value-type="float" office:value="12.2727" calcext:value-type="float">
            <text:p>12.2727</text:p>
          </table:table-cell>
          <table:table-cell office:value-type="float" office:value="11.3208" calcext:value-type="float">
            <text:p>11.3208</text:p>
          </table:table-cell>
          <table:table-cell office:value-type="float" office:value="11.8967" calcext:value-type="float">
            <text:p>11.8967</text:p>
          </table:table-cell>
          <table:table-cell office:value-type="float" office:value="9.87061" calcext:value-type="float">
            <text:p>9.87061</text:p>
          </table:table-cell>
          <table:table-cell office:value-type="float" office:value="10.2975" calcext:value-type="float">
            <text:p>10.2975</text:p>
          </table:table-cell>
          <table:table-cell office:value-type="float" office:value="10.093" calcext:value-type="float">
            <text:p>10.093</text:p>
          </table:table-cell>
          <table:table-cell office:value-type="float" office:value="11.6294" calcext:value-type="float">
            <text:p>11.6294</text:p>
          </table:table-cell>
        </table:table-row>
        <table:table-row table:style-name="ro1">
          <table:table-cell office:value-type="float" office:value="11.2852" calcext:value-type="float">
            <text:p>11.2852</text:p>
          </table:table-cell>
          <table:table-cell office:value-type="float" office:value="10.119" calcext:value-type="float">
            <text:p>10.119</text:p>
          </table:table-cell>
          <table:table-cell office:value-type="float" office:value="10.1488" calcext:value-type="float">
            <text:p>10.1488</text:p>
          </table:table-cell>
          <table:table-cell office:value-type="float" office:value="10.9714" calcext:value-type="float">
            <text:p>10.9714</text:p>
          </table:table-cell>
          <table:table-cell office:value-type="float" office:value="9.98404" calcext:value-type="float">
            <text:p>9.98404</text:p>
          </table:table-cell>
          <table:table-cell office:value-type="float" office:value="10.8611" calcext:value-type="float">
            <text:p>10.8611</text:p>
          </table:table-cell>
          <table:table-cell office:value-type="float" office:value="12.3266" calcext:value-type="float">
            <text:p>12.3266</text:p>
          </table:table-cell>
          <table:table-cell office:value-type="float" office:value="11.8565" calcext:value-type="float">
            <text:p>11.8565</text:p>
          </table:table-cell>
          <table:table-cell office:value-type="float" office:value="11.4422" calcext:value-type="float">
            <text:p>11.4422</text:p>
          </table:table-cell>
          <table:table-cell office:value-type="float" office:value="11.8035" calcext:value-type="float">
            <text:p>11.8035</text:p>
          </table:table-cell>
          <table:table-cell office:value-type="float" office:value="13.3127" calcext:value-type="float">
            <text:p>13.3127</text:p>
          </table:table-cell>
          <table:table-cell office:value-type="float" office:value="284.161" calcext:value-type="float">
            <text:p>284.161</text:p>
          </table:table-cell>
          <table:table-cell office:value-type="float" office:value="7.72144" calcext:value-type="float">
            <text:p>7.72144</text:p>
          </table:table-cell>
          <table:table-cell office:value-type="float" office:value="12.288" calcext:value-type="float">
            <text:p>12.288</text:p>
          </table:table-cell>
          <table:table-cell office:value-type="float" office:value="5.85828" calcext:value-type="float">
            <text:p>5.85828</text:p>
          </table:table-cell>
          <table:table-cell office:value-type="float" office:value="13.4327" calcext:value-type="float">
            <text:p>13.4327</text:p>
          </table:table-cell>
          <table:table-cell office:value-type="float" office:value="12.0599" calcext:value-type="float">
            <text:p>12.0599</text:p>
          </table:table-cell>
          <table:table-cell office:value-type="float" office:value="11.9837" calcext:value-type="float">
            <text:p>11.9837</text:p>
          </table:table-cell>
          <table:table-cell office:value-type="float" office:value="11.8227" calcext:value-type="float">
            <text:p>11.8227</text:p>
          </table:table-cell>
          <table:table-cell office:value-type="float" office:value="12.511" calcext:value-type="float">
            <text:p>12.511</text:p>
          </table:table-cell>
          <table:table-cell office:value-type="float" office:value="12.5265" calcext:value-type="float">
            <text:p>12.5265</text:p>
          </table:table-cell>
          <table:table-cell office:value-type="float" office:value="13.301" calcext:value-type="float">
            <text:p>13.301</text:p>
          </table:table-cell>
          <table:table-cell office:value-type="float" office:value="8.22394" calcext:value-type="float">
            <text:p>8.22394</text:p>
          </table:table-cell>
          <table:table-cell office:value-type="float" office:value="6.57691" calcext:value-type="float">
            <text:p>6.57691</text:p>
          </table:table-cell>
          <table:table-cell office:value-type="float" office:value="9.46076" calcext:value-type="float">
            <text:p>9.46076</text:p>
          </table:table-cell>
          <table:table-cell office:value-type="float" office:value="7.94456" calcext:value-type="float">
            <text:p>7.94456</text:p>
          </table:table-cell>
          <table:table-cell office:value-type="float" office:value="11.7545" calcext:value-type="float">
            <text:p>11.7545</text:p>
          </table:table-cell>
          <table:table-cell office:value-type="float" office:value="12.0367" calcext:value-type="float">
            <text:p>12.0367</text:p>
          </table:table-cell>
          <table:table-cell office:value-type="float" office:value="12.6681" calcext:value-type="float">
            <text:p>12.6681</text:p>
          </table:table-cell>
          <table:table-cell office:value-type="float" office:value="12.3765" calcext:value-type="float">
            <text:p>12.3765</text:p>
          </table:table-cell>
          <table:table-cell office:value-type="float" office:value="11.6227" calcext:value-type="float">
            <text:p>11.6227</text:p>
          </table:table-cell>
          <table:table-cell office:value-type="float" office:value="10.1282" calcext:value-type="float">
            <text:p>10.1282</text:p>
          </table:table-cell>
          <table:table-cell office:value-type="float" office:value="9.98871" calcext:value-type="float">
            <text:p>9.98871</text:p>
          </table:table-cell>
          <table:table-cell office:value-type="float" office:value="10.2522" calcext:value-type="float">
            <text:p>10.2522</text:p>
          </table:table-cell>
          <table:table-cell office:value-type="float" office:value="9.24576" calcext:value-type="float">
            <text:p>9.24576</text:p>
          </table:table-cell>
        </table:table-row>
        <table:table-row table:style-name="ro1">
          <table:table-cell office:value-type="float" office:value="10.5842" calcext:value-type="float">
            <text:p>10.5842</text:p>
          </table:table-cell>
          <table:table-cell office:value-type="float" office:value="9.85941" calcext:value-type="float">
            <text:p>9.85941</text:p>
          </table:table-cell>
          <table:table-cell office:value-type="float" office:value="10.0383" calcext:value-type="float">
            <text:p>10.0383</text:p>
          </table:table-cell>
          <table:table-cell office:value-type="float" office:value="10" calcext:value-type="float">
            <text:p>10</text:p>
          </table:table-cell>
          <table:table-cell office:value-type="float" office:value="10.4168" calcext:value-type="float">
            <text:p>10.4168</text:p>
          </table:table-cell>
          <table:table-cell office:value-type="float" office:value="10.4738" calcext:value-type="float">
            <text:p>10.4738</text:p>
          </table:table-cell>
          <table:table-cell office:value-type="float" office:value="10.9457" calcext:value-type="float">
            <text:p>10.9457</text:p>
          </table:table-cell>
          <table:table-cell office:value-type="float" office:value="12.4013" calcext:value-type="float">
            <text:p>12.4013</text:p>
          </table:table-cell>
          <table:table-cell office:value-type="float" office:value="11.2969" calcext:value-type="float">
            <text:p>11.2969</text:p>
          </table:table-cell>
          <table:table-cell office:value-type="float" office:value="12.7655" calcext:value-type="float">
            <text:p>12.7655</text:p>
          </table:table-cell>
          <table:table-cell office:value-type="float" office:value="10.5612" calcext:value-type="float">
            <text:p>10.5612</text:p>
          </table:table-cell>
          <table:table-cell office:value-type="float" office:value="5.6061" calcext:value-type="float">
            <text:p>5.6061</text:p>
          </table:table-cell>
          <table:table-cell office:value-type="float" office:value="-12.639" calcext:value-type="float">
            <text:p>-12.639</text:p>
          </table:table-cell>
          <table:table-cell office:value-type="float" office:value="-25.2781" calcext:value-type="float">
            <text:p>-25.2781</text:p>
          </table:table-cell>
          <table:table-cell office:value-type="float" office:value="-13.6263" calcext:value-type="float">
            <text:p>-13.6263</text:p>
          </table:table-cell>
          <table:table-cell office:value-type="float" office:value="5.66097" calcext:value-type="float">
            <text:p>5.66097</text:p>
          </table:table-cell>
          <table:table-cell office:value-type="float" office:value="11.7063" calcext:value-type="float">
            <text:p>11.7063</text:p>
          </table:table-cell>
          <table:table-cell office:value-type="float" office:value="11.6152" calcext:value-type="float">
            <text:p>11.6152</text:p>
          </table:table-cell>
          <table:table-cell office:value-type="float" office:value="11.3502" calcext:value-type="float">
            <text:p>11.3502</text:p>
          </table:table-cell>
          <table:table-cell office:value-type="float" office:value="11.2847" calcext:value-type="float">
            <text:p>11.2847</text:p>
          </table:table-cell>
          <table:table-cell office:value-type="float" office:value="11.5341" calcext:value-type="float">
            <text:p>11.5341</text:p>
          </table:table-cell>
          <table:table-cell office:value-type="float" office:value="9.71308" calcext:value-type="float">
            <text:p>9.71308</text:p>
          </table:table-cell>
          <table:table-cell office:value-type="float" office:value="9.47411" calcext:value-type="float">
            <text:p>9.47411</text:p>
          </table:table-cell>
          <table:table-cell office:value-type="float" office:value="60.2671" calcext:value-type="float">
            <text:p>60.2671</text:p>
          </table:table-cell>
          <table:table-cell office:value-type="float" office:value="9.63066" calcext:value-type="float">
            <text:p>9.63066</text:p>
          </table:table-cell>
          <table:table-cell office:value-type="float" office:value="18.6477" calcext:value-type="float">
            <text:p>18.6477</text:p>
          </table:table-cell>
          <table:table-cell office:value-type="float" office:value="11.6524" calcext:value-type="float">
            <text:p>11.6524</text:p>
          </table:table-cell>
          <table:table-cell office:value-type="float" office:value="11.342" calcext:value-type="float">
            <text:p>11.342</text:p>
          </table:table-cell>
          <table:table-cell office:value-type="float" office:value="11.5384" calcext:value-type="float">
            <text:p>11.5384</text:p>
          </table:table-cell>
          <table:table-cell office:value-type="float" office:value="11.5476" calcext:value-type="float">
            <text:p>11.5476</text:p>
          </table:table-cell>
          <table:table-cell office:value-type="float" office:value="10.9335" calcext:value-type="float">
            <text:p>10.9335</text:p>
          </table:table-cell>
          <table:table-cell office:value-type="float" office:value="9.26794" calcext:value-type="float">
            <text:p>9.26794</text:p>
          </table:table-cell>
          <table:table-cell office:value-type="float" office:value="9.55257" calcext:value-type="float">
            <text:p>9.55257</text:p>
          </table:table-cell>
          <table:table-cell office:value-type="float" office:value="9.89583" calcext:value-type="float">
            <text:p>9.89583</text:p>
          </table:table-cell>
          <table:table-cell office:value-type="float" office:value="10.6436" calcext:value-type="float">
            <text:p>10.6436</text:p>
          </table:table-cell>
        </table:table-row>
        <table:table-row table:style-name="ro1">
          <table:table-cell office:value-type="float" office:value="10.1989" calcext:value-type="float">
            <text:p>10.1989</text:p>
          </table:table-cell>
          <table:table-cell office:value-type="float" office:value="9.48744" calcext:value-type="float">
            <text:p>9.48744</text:p>
          </table:table-cell>
          <table:table-cell office:value-type="float" office:value="10.1702" calcext:value-type="float">
            <text:p>10.1702</text:p>
          </table:table-cell>
          <table:table-cell office:value-type="float" office:value="9.86979" calcext:value-type="float">
            <text:p>9.86979</text:p>
          </table:table-cell>
          <table:table-cell office:value-type="float" office:value="10.5321" calcext:value-type="float">
            <text:p>10.5321</text:p>
          </table:table-cell>
          <table:table-cell office:value-type="float" office:value="9.94153" calcext:value-type="float">
            <text:p>9.94153</text:p>
          </table:table-cell>
          <table:table-cell office:value-type="float" office:value="11.6294" calcext:value-type="float">
            <text:p>11.6294</text:p>
          </table:table-cell>
          <table:table-cell office:value-type="float" office:value="12.7089" calcext:value-type="float">
            <text:p>12.7089</text:p>
          </table:table-cell>
          <table:table-cell office:value-type="float" office:value="13.3442" calcext:value-type="float">
            <text:p>13.3442</text:p>
          </table:table-cell>
          <table:table-cell office:value-type="float" office:value="11.2164" calcext:value-type="float">
            <text:p>11.2164</text:p>
          </table:table-cell>
          <table:table-cell office:value-type="float" office:value="14.2108" calcext:value-type="float">
            <text:p>14.2108</text:p>
          </table:table-cell>
          <table:table-cell office:value-type="float" office:value="-13.6263" calcext:value-type="float">
            <text:p>-13.6263</text:p>
          </table:table-cell>
          <table:table-cell office:value-type="float" office:value="6.33929" calcext:value-type="float">
            <text:p>6.33929</text:p>
          </table:table-cell>
          <table:table-cell office:value-type="float" office:value="6.64741" calcext:value-type="float">
            <text:p>6.64741</text:p>
          </table:table-cell>
          <table:table-cell office:value-type="float" office:value="6.71705" calcext:value-type="float">
            <text:p>6.71705</text:p>
          </table:table-cell>
          <table:table-cell office:value-type="string" calcext:value-type="string">
            <text:p>-inf</text:p>
          </table:table-cell>
          <table:table-cell office:value-type="float" office:value="11.5866" calcext:value-type="float">
            <text:p>11.5866</text:p>
          </table:table-cell>
          <table:table-cell office:value-type="float" office:value="11.7805" calcext:value-type="float">
            <text:p>11.7805</text:p>
          </table:table-cell>
          <table:table-cell office:value-type="float" office:value="11.1267" calcext:value-type="float">
            <text:p>11.1267</text:p>
          </table:table-cell>
          <table:table-cell office:value-type="float" office:value="10.5244" calcext:value-type="float">
            <text:p>10.5244</text:p>
          </table:table-cell>
          <table:table-cell office:value-type="float" office:value="11.4113" calcext:value-type="float">
            <text:p>11.4113</text:p>
          </table:table-cell>
          <table:table-cell office:value-type="float" office:value="8.816" calcext:value-type="float">
            <text:p>8.816</text:p>
          </table:table-cell>
          <table:table-cell office:value-type="float" office:value="8.69652" calcext:value-type="float">
            <text:p>8.69652</text:p>
          </table:table-cell>
          <table:table-cell office:value-type="float" office:value="8.60003" calcext:value-type="float">
            <text:p>8.60003</text:p>
          </table:table-cell>
          <table:table-cell office:value-type="float" office:value="12.9444" calcext:value-type="float">
            <text:p>12.9444</text:p>
          </table:table-cell>
          <table:table-cell office:value-type="float" office:value="13.6989" calcext:value-type="float">
            <text:p>13.6989</text:p>
          </table:table-cell>
          <table:table-cell office:value-type="float" office:value="11.2953" calcext:value-type="float">
            <text:p>11.2953</text:p>
          </table:table-cell>
          <table:table-cell office:value-type="float" office:value="9.07784" calcext:value-type="float">
            <text:p>9.07784</text:p>
          </table:table-cell>
          <table:table-cell office:value-type="float" office:value="10.2513" calcext:value-type="float">
            <text:p>10.2513</text:p>
          </table:table-cell>
          <table:table-cell office:value-type="float" office:value="10.4388" calcext:value-type="float">
            <text:p>10.4388</text:p>
          </table:table-cell>
          <table:table-cell office:value-type="float" office:value="12.5287" calcext:value-type="float">
            <text:p>12.5287</text:p>
          </table:table-cell>
          <table:table-cell office:value-type="float" office:value="9.99639" calcext:value-type="float">
            <text:p>9.99639</text:p>
          </table:table-cell>
          <table:table-cell office:value-type="float" office:value="9.46445" calcext:value-type="float">
            <text:p>9.46445</text:p>
          </table:table-cell>
          <table:table-cell office:value-type="float" office:value="9.19704" calcext:value-type="float">
            <text:p>9.19704</text:p>
          </table:table-cell>
          <table:table-cell office:value-type="float" office:value="10.4387" calcext:value-type="float">
            <text:p>10.4387</text:p>
          </table:table-cell>
        </table:table-row>
        <table:table-row table:style-name="ro1">
          <table:table-cell office:value-type="float" office:value="9.8136" calcext:value-type="float">
            <text:p>9.8136</text:p>
          </table:table-cell>
          <table:table-cell office:value-type="float" office:value="9.69983" calcext:value-type="float">
            <text:p>9.69983</text:p>
          </table:table-cell>
          <table:table-cell office:value-type="float" office:value="10.3833" calcext:value-type="float">
            <text:p>10.3833</text:p>
          </table:table-cell>
          <table:table-cell office:value-type="float" office:value="10.3531" calcext:value-type="float">
            <text:p>10.3531</text:p>
          </table:table-cell>
          <table:table-cell office:value-type="float" office:value="9.69853" calcext:value-type="float">
            <text:p>9.69853</text:p>
          </table:table-cell>
          <table:table-cell office:value-type="float" office:value="10.1281" calcext:value-type="float">
            <text:p>10.1281</text:p>
          </table:table-cell>
          <table:table-cell office:value-type="float" office:value="12.1739" calcext:value-type="float">
            <text:p>12.1739</text:p>
          </table:table-cell>
          <table:table-cell office:value-type="float" office:value="11.503" calcext:value-type="float">
            <text:p>11.503</text:p>
          </table:table-cell>
          <table:table-cell office:value-type="float" office:value="10.3718" calcext:value-type="float">
            <text:p>10.3718</text:p>
          </table:table-cell>
          <table:table-cell office:value-type="float" office:value="11.556" calcext:value-type="float">
            <text:p>11.556</text:p>
          </table:table-cell>
          <table:table-cell office:value-type="float" office:value="11.0452" calcext:value-type="float">
            <text:p>11.0452</text:p>
          </table:table-cell>
          <table:table-cell office:value-type="float" office:value="6.7641" calcext:value-type="float">
            <text:p>6.7641</text:p>
          </table:table-cell>
          <table:table-cell office:value-type="float" office:value="12.5848" calcext:value-type="float">
            <text:p>12.5848</text:p>
          </table:table-cell>
          <table:table-cell office:value-type="float" office:value="11.2009" calcext:value-type="float">
            <text:p>11.2009</text:p>
          </table:table-cell>
          <table:table-cell office:value-type="float" office:value="12.5848" calcext:value-type="float">
            <text:p>12.5848</text:p>
          </table:table-cell>
          <table:table-cell office:value-type="float" office:value="7.29175" calcext:value-type="float">
            <text:p>7.29175</text:p>
          </table:table-cell>
          <table:table-cell office:value-type="float" office:value="11.7158" calcext:value-type="float">
            <text:p>11.7158</text:p>
          </table:table-cell>
          <table:table-cell office:value-type="float" office:value="12.6953" calcext:value-type="float">
            <text:p>12.6953</text:p>
          </table:table-cell>
          <table:table-cell office:value-type="float" office:value="12.2695" calcext:value-type="float">
            <text:p>12.2695</text:p>
          </table:table-cell>
          <table:table-cell office:value-type="float" office:value="11.7538" calcext:value-type="float">
            <text:p>11.7538</text:p>
          </table:table-cell>
          <table:table-cell office:value-type="float" office:value="11.2503" calcext:value-type="float">
            <text:p>11.2503</text:p>
          </table:table-cell>
          <table:table-cell office:value-type="float" office:value="10.9804" calcext:value-type="float">
            <text:p>10.9804</text:p>
          </table:table-cell>
          <table:table-cell office:value-type="float" office:value="13.2765" calcext:value-type="float">
            <text:p>13.2765</text:p>
          </table:table-cell>
          <table:table-cell office:value-type="float" office:value="9.3402" calcext:value-type="float">
            <text:p>9.3402</text:p>
          </table:table-cell>
          <table:table-cell office:value-type="float" office:value="10.5063" calcext:value-type="float">
            <text:p>10.5063</text:p>
          </table:table-cell>
          <table:table-cell office:value-type="float" office:value="9.56045" calcext:value-type="float">
            <text:p>9.56045</text:p>
          </table:table-cell>
          <table:table-cell office:value-type="float" office:value="11.5174" calcext:value-type="float">
            <text:p>11.5174</text:p>
          </table:table-cell>
          <table:table-cell office:value-type="float" office:value="10.4612" calcext:value-type="float">
            <text:p>10.4612</text:p>
          </table:table-cell>
          <table:table-cell office:value-type="float" office:value="11.3153" calcext:value-type="float">
            <text:p>11.3153</text:p>
          </table:table-cell>
          <table:table-cell office:value-type="float" office:value="11.6681" calcext:value-type="float">
            <text:p>11.6681</text:p>
          </table:table-cell>
          <table:table-cell office:value-type="float" office:value="10.68" calcext:value-type="float">
            <text:p>10.68</text:p>
          </table:table-cell>
          <table:table-cell office:value-type="float" office:value="9.06852" calcext:value-type="float">
            <text:p>9.06852</text:p>
          </table:table-cell>
          <table:table-cell office:value-type="float" office:value="8.76949" calcext:value-type="float">
            <text:p>8.76949</text:p>
          </table:table-cell>
          <table:table-cell office:value-type="float" office:value="9.50368" calcext:value-type="float">
            <text:p>9.50368</text:p>
          </table:table-cell>
          <table:table-cell office:value-type="float" office:value="9.57951" calcext:value-type="float">
            <text:p>9.57951</text:p>
          </table:table-cell>
        </table:table-row>
        <table:table-row table:style-name="ro1">
          <table:table-cell office:value-type="float" office:value="9.06452" calcext:value-type="float">
            <text:p>9.06452</text:p>
          </table:table-cell>
          <table:table-cell office:value-type="float" office:value="9.50336" calcext:value-type="float">
            <text:p>9.50336</text:p>
          </table:table-cell>
          <table:table-cell office:value-type="float" office:value="9.63699" calcext:value-type="float">
            <text:p>9.63699</text:p>
          </table:table-cell>
          <table:table-cell office:value-type="float" office:value="9.10004" calcext:value-type="float">
            <text:p>9.10004</text:p>
          </table:table-cell>
          <table:table-cell office:value-type="float" office:value="8.97547" calcext:value-type="float">
            <text:p>8.97547</text:p>
          </table:table-cell>
          <table:table-cell office:value-type="float" office:value="9.02048" calcext:value-type="float">
            <text:p>9.02048</text:p>
          </table:table-cell>
          <table:table-cell office:value-type="float" office:value="11.3792" calcext:value-type="float">
            <text:p>11.3792</text:p>
          </table:table-cell>
          <table:table-cell office:value-type="float" office:value="9.29379" calcext:value-type="float">
            <text:p>9.29379</text:p>
          </table:table-cell>
          <table:table-cell office:value-type="float" office:value="9.33041" calcext:value-type="float">
            <text:p>9.33041</text:p>
          </table:table-cell>
          <table:table-cell office:value-type="float" office:value="10.2454" calcext:value-type="float">
            <text:p>10.2454</text:p>
          </table:table-cell>
          <table:table-cell office:value-type="float" office:value="10.1474" calcext:value-type="float">
            <text:p>10.1474</text:p>
          </table:table-cell>
          <table:table-cell office:value-type="float" office:value="12.5848" calcext:value-type="float">
            <text:p>12.5848</text:p>
          </table:table-cell>
          <table:table-cell office:value-type="string" calcext:value-type="string">
            <text:p>-inf</text:p>
          </table:table-cell>
          <table:table-cell office:value-type="float" office:value="13.0617" calcext:value-type="float">
            <text:p>13.0617</text:p>
          </table:table-cell>
          <table:table-cell office:value-type="string" calcext:value-type="string">
            <text:p>-inf</text:p>
          </table:table-cell>
          <table:table-cell office:value-type="float" office:value="12.5848" calcext:value-type="float">
            <text:p>12.5848</text:p>
          </table:table-cell>
          <table:table-cell office:value-type="float" office:value="7.56242" calcext:value-type="float">
            <text:p>7.56242</text:p>
          </table:table-cell>
          <table:table-cell office:value-type="float" office:value="8.69919" calcext:value-type="float">
            <text:p>8.69919</text:p>
          </table:table-cell>
          <table:table-cell office:value-type="float" office:value="8.52557" calcext:value-type="float">
            <text:p>8.52557</text:p>
          </table:table-cell>
          <table:table-cell office:value-type="float" office:value="9.8071" calcext:value-type="float">
            <text:p>9.8071</text:p>
          </table:table-cell>
          <table:table-cell office:value-type="float" office:value="7.50634" calcext:value-type="float">
            <text:p>7.50634</text:p>
          </table:table-cell>
          <table:table-cell office:value-type="float" office:value="13.442" calcext:value-type="float">
            <text:p>13.442</text:p>
          </table:table-cell>
          <table:table-cell office:value-type="float" office:value="12.372" calcext:value-type="float">
            <text:p>12.372</text:p>
          </table:table-cell>
          <table:table-cell office:value-type="float" office:value="11.3219" calcext:value-type="float">
            <text:p>11.3219</text:p>
          </table:table-cell>
          <table:table-cell office:value-type="float" office:value="16.6667" calcext:value-type="float">
            <text:p>16.6667</text:p>
          </table:table-cell>
          <table:table-cell office:value-type="float" office:value="18.3228" calcext:value-type="float">
            <text:p>18.3228</text:p>
          </table:table-cell>
          <table:table-cell office:value-type="float" office:value="11.1869" calcext:value-type="float">
            <text:p>11.1869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10.9094" calcext:value-type="float">
            <text:p>10.9094</text:p>
          </table:table-cell>
          <table:table-cell office:value-type="float" office:value="9.69202" calcext:value-type="float">
            <text:p>9.69202</text:p>
          </table:table-cell>
          <table:table-cell office:value-type="float" office:value="10.7884" calcext:value-type="float">
            <text:p>10.7884</text:p>
          </table:table-cell>
          <table:table-cell office:value-type="float" office:value="8.86364" calcext:value-type="float">
            <text:p>8.86364</text:p>
          </table:table-cell>
          <table:table-cell office:value-type="float" office:value="9.51651" calcext:value-type="float">
            <text:p>9.51651</text:p>
          </table:table-cell>
          <table:table-cell office:value-type="float" office:value="9.1511" calcext:value-type="float">
            <text:p>9.1511</text:p>
          </table:table-cell>
          <table:table-cell office:value-type="float" office:value="8.87894" calcext:value-type="float">
            <text:p>8.87894</text:p>
          </table:table-cell>
        </table:table-row>
        <table:table-row table:style-name="ro1">
          <table:table-cell office:value-type="float" office:value="8.974" calcext:value-type="float">
            <text:p>8.974</text:p>
          </table:table-cell>
          <table:table-cell office:value-type="float" office:value="9.12938" calcext:value-type="float">
            <text:p>9.12938</text:p>
          </table:table-cell>
          <table:table-cell office:value-type="float" office:value="9.06564" calcext:value-type="float">
            <text:p>9.06564</text:p>
          </table:table-cell>
          <table:table-cell office:value-type="float" office:value="8.65041" calcext:value-type="float">
            <text:p>8.65041</text:p>
          </table:table-cell>
          <table:table-cell office:value-type="float" office:value="9.14277" calcext:value-type="float">
            <text:p>9.14277</text:p>
          </table:table-cell>
          <table:table-cell office:value-type="float" office:value="8.9967" calcext:value-type="float">
            <text:p>8.9967</text:p>
          </table:table-cell>
          <table:table-cell office:value-type="float" office:value="10.7022" calcext:value-type="float">
            <text:p>10.7022</text:p>
          </table:table-cell>
          <table:table-cell office:value-type="float" office:value="10.7753" calcext:value-type="float">
            <text:p>10.7753</text:p>
          </table:table-cell>
          <table:table-cell office:value-type="float" office:value="10.9372" calcext:value-type="float">
            <text:p>10.9372</text:p>
          </table:table-cell>
          <table:table-cell office:value-type="float" office:value="11.2957" calcext:value-type="float">
            <text:p>11.2957</text:p>
          </table:table-cell>
          <table:table-cell office:value-type="float" office:value="12.3189" calcext:value-type="float">
            <text:p>12.3189</text:p>
          </table:table-cell>
          <table:table-cell office:value-type="string" calcext:value-type="string">
            <text:p>-inf</text:p>
          </table:table-cell>
          <table:table-cell office:value-type="float" office:value="11.1415" calcext:value-type="float">
            <text:p>11.1415</text:p>
          </table:table-cell>
          <table:table-cell office:value-type="float" office:value="11.7794" calcext:value-type="float">
            <text:p>11.7794</text:p>
          </table:table-cell>
          <table:table-cell office:value-type="float" office:value="11.3056" calcext:value-type="float">
            <text:p>11.3056</text:p>
          </table:table-cell>
          <table:table-cell office:value-type="string" calcext:value-type="string">
            <text:p>-inf</text:p>
          </table:table-cell>
          <table:table-cell office:value-type="float" office:value="11.0839" calcext:value-type="float">
            <text:p>11.0839</text:p>
          </table:table-cell>
          <table:table-cell office:value-type="float" office:value="11.9006" calcext:value-type="float">
            <text:p>11.9006</text:p>
          </table:table-cell>
          <table:table-cell office:value-type="float" office:value="12.1298" calcext:value-type="float">
            <text:p>12.1298</text:p>
          </table:table-cell>
          <table:table-cell office:value-type="float" office:value="11.7502" calcext:value-type="float">
            <text:p>11.7502</text:p>
          </table:table-cell>
          <table:table-cell office:value-type="float" office:value="10.822" calcext:value-type="float">
            <text:p>10.822</text:p>
          </table:table-cell>
          <table:table-cell office:value-type="float" office:value="19.0665" calcext:value-type="float">
            <text:p>19.0665</text:p>
          </table:table-cell>
          <table:table-cell office:value-type="float" office:value="25.9992" calcext:value-type="float">
            <text:p>25.9992</text:p>
          </table:table-cell>
          <table:table-cell office:value-type="float" office:value="16.8655" calcext:value-type="float">
            <text:p>16.8655</text:p>
          </table:table-cell>
          <table:table-cell office:value-type="float" office:value="31.3538" calcext:value-type="float">
            <text:p>31.3538</text:p>
          </table:table-cell>
          <table:table-cell office:value-type="float" office:value="10.7852" calcext:value-type="float">
            <text:p>10.7852</text:p>
          </table:table-cell>
          <table:table-cell office:value-type="float" office:value="7.96939" calcext:value-type="float">
            <text:p>7.96939</text:p>
          </table:table-cell>
          <table:table-cell office:value-type="float" office:value="9.73863" calcext:value-type="float">
            <text:p>9.73863</text:p>
          </table:table-cell>
          <table:table-cell office:value-type="float" office:value="7.87897" calcext:value-type="float">
            <text:p>7.87897</text:p>
          </table:table-cell>
          <table:table-cell office:value-type="float" office:value="7.60063" calcext:value-type="float">
            <text:p>7.60063</text:p>
          </table:table-cell>
          <table:table-cell office:value-type="float" office:value="9.52513" calcext:value-type="float">
            <text:p>9.52513</text:p>
          </table:table-cell>
          <table:table-cell office:value-type="float" office:value="9.23255" calcext:value-type="float">
            <text:p>9.23255</text:p>
          </table:table-cell>
          <table:table-cell office:value-type="float" office:value="8.92356" calcext:value-type="float">
            <text:p>8.92356</text:p>
          </table:table-cell>
          <table:table-cell office:value-type="float" office:value="9.9319" calcext:value-type="float">
            <text:p>9.9319</text:p>
          </table:table-cell>
          <table:table-cell office:value-type="float" office:value="9.00472" calcext:value-type="float">
            <text:p>9.00472</text:p>
          </table:table-cell>
        </table:table-row>
        <table:table-row table:style-name="ro1">
          <table:table-cell office:value-type="float" office:value="9.59456" calcext:value-type="float">
            <text:p>9.59456</text:p>
          </table:table-cell>
          <table:table-cell office:value-type="float" office:value="9.64059" calcext:value-type="float">
            <text:p>9.64059</text:p>
          </table:table-cell>
          <table:table-cell office:value-type="float" office:value="9.55485" calcext:value-type="float">
            <text:p>9.55485</text:p>
          </table:table-cell>
          <table:table-cell office:value-type="float" office:value="9.64576" calcext:value-type="float">
            <text:p>9.64576</text:p>
          </table:table-cell>
          <table:table-cell office:value-type="float" office:value="9.75201" calcext:value-type="float">
            <text:p>9.75201</text:p>
          </table:table-cell>
          <table:table-cell office:value-type="float" office:value="9.63606" calcext:value-type="float">
            <text:p>9.63606</text:p>
          </table:table-cell>
          <table:table-cell office:value-type="float" office:value="11.3821" calcext:value-type="float">
            <text:p>11.3821</text:p>
          </table:table-cell>
          <table:table-cell office:value-type="float" office:value="10.2609" calcext:value-type="float">
            <text:p>10.2609</text:p>
          </table:table-cell>
          <table:table-cell office:value-type="float" office:value="10.3285" calcext:value-type="float">
            <text:p>10.3285</text:p>
          </table:table-cell>
          <table:table-cell office:value-type="float" office:value="10.2359" calcext:value-type="float">
            <text:p>10.2359</text:p>
          </table:table-cell>
          <table:table-cell office:value-type="float" office:value="10.7251" calcext:value-type="float">
            <text:p>10.7251</text:p>
          </table:table-cell>
          <table:table-cell office:value-type="float" office:value="11.2009" calcext:value-type="float">
            <text:p>11.2009</text:p>
          </table:table-cell>
          <table:table-cell office:value-type="float" office:value="11.7538" calcext:value-type="float">
            <text:p>11.7538</text:p>
          </table:table-cell>
          <table:table-cell office:value-type="float" office:value="13.5362" calcext:value-type="float">
            <text:p>13.5362</text:p>
          </table:table-cell>
          <table:table-cell office:value-type="float" office:value="11.7538" calcext:value-type="float">
            <text:p>11.7538</text:p>
          </table:table-cell>
          <table:table-cell office:value-type="float" office:value="11.1415" calcext:value-type="float">
            <text:p>11.1415</text:p>
          </table:table-cell>
          <table:table-cell office:value-type="float" office:value="10.4244" calcext:value-type="float">
            <text:p>10.4244</text:p>
          </table:table-cell>
          <table:table-cell office:value-type="float" office:value="11.5046" calcext:value-type="float">
            <text:p>11.5046</text:p>
          </table:table-cell>
          <table:table-cell office:value-type="float" office:value="11.8469" calcext:value-type="float">
            <text:p>11.8469</text:p>
          </table:table-cell>
          <table:table-cell office:value-type="float" office:value="10.2156" calcext:value-type="float">
            <text:p>10.2156</text:p>
          </table:table-cell>
          <table:table-cell office:value-type="float" office:value="11.1709" calcext:value-type="float">
            <text:p>11.1709</text:p>
          </table:table-cell>
          <table:table-cell office:value-type="float" office:value="11.1178" calcext:value-type="float">
            <text:p>11.1178</text:p>
          </table:table-cell>
          <table:table-cell office:value-type="float" office:value="7.75579" calcext:value-type="float">
            <text:p>7.75579</text:p>
          </table:table-cell>
          <table:table-cell office:value-type="string" calcext:value-type="string">
            <text:p>-inf</text:p>
          </table:table-cell>
          <table:table-cell office:value-type="float" office:value="8.65172" calcext:value-type="float">
            <text:p>8.65172</text:p>
          </table:table-cell>
          <table:table-cell office:value-type="float" office:value="8.56276" calcext:value-type="float">
            <text:p>8.56276</text:p>
          </table:table-cell>
          <table:table-cell office:value-type="float" office:value="11.6837" calcext:value-type="float">
            <text:p>11.6837</text:p>
          </table:table-cell>
          <table:table-cell office:value-type="float" office:value="11.4727" calcext:value-type="float">
            <text:p>11.4727</text:p>
          </table:table-cell>
          <table:table-cell office:value-type="float" office:value="12.1304" calcext:value-type="float">
            <text:p>12.1304</text:p>
          </table:table-cell>
          <table:table-cell office:value-type="float" office:value="12.1296" calcext:value-type="float">
            <text:p>12.1296</text:p>
          </table:table-cell>
          <table:table-cell office:value-type="float" office:value="11.6726" calcext:value-type="float">
            <text:p>11.6726</text:p>
          </table:table-cell>
          <table:table-cell office:value-type="float" office:value="8.75849" calcext:value-type="float">
            <text:p>8.75849</text:p>
          </table:table-cell>
          <table:table-cell office:value-type="float" office:value="8.52597" calcext:value-type="float">
            <text:p>8.52597</text:p>
          </table:table-cell>
          <table:table-cell office:value-type="float" office:value="9.39832" calcext:value-type="float">
            <text:p>9.39832</text:p>
          </table:table-cell>
          <table:table-cell office:value-type="float" office:value="8.15973" calcext:value-type="float">
            <text:p>8.15973</text:p>
          </table:table-cell>
        </table:table-row>
        <table:table-row table:style-name="ro1">
          <table:table-cell office:value-type="float" office:value="8.7656" calcext:value-type="float">
            <text:p>8.7656</text:p>
          </table:table-cell>
          <table:table-cell office:value-type="float" office:value="8.5496" calcext:value-type="float">
            <text:p>8.5496</text:p>
          </table:table-cell>
          <table:table-cell table:number-columns-repeated="2" office:value-type="float" office:value="9.02873" calcext:value-type="float">
            <text:p>9.02873</text:p>
          </table:table-cell>
          <table:table-cell office:value-type="float" office:value="8.68897" calcext:value-type="float">
            <text:p>8.68897</text:p>
          </table:table-cell>
          <table:table-cell office:value-type="float" office:value="8.93316" calcext:value-type="float">
            <text:p>8.93316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6889" calcext:value-type="float">
            <text:p>10.6889</text:p>
          </table:table-cell>
          <table:table-cell office:value-type="float" office:value="11.259" calcext:value-type="float">
            <text:p>11.259</text:p>
          </table:table-cell>
          <table:table-cell office:value-type="float" office:value="11.7688" calcext:value-type="float">
            <text:p>11.7688</text:p>
          </table:table-cell>
          <table:table-cell office:value-type="float" office:value="11.611" calcext:value-type="float">
            <text:p>11.611</text:p>
          </table:table-cell>
          <table:table-cell office:value-type="float" office:value="12.8729" calcext:value-type="float">
            <text:p>12.8729</text:p>
          </table:table-cell>
          <table:table-cell office:value-type="float" office:value="11.7794" calcext:value-type="float">
            <text:p>11.7794</text:p>
          </table:table-cell>
          <table:table-cell office:value-type="float" office:value="12.4201" calcext:value-type="float">
            <text:p>12.4201</text:p>
          </table:table-cell>
          <table:table-cell office:value-type="float" office:value="11.5076" calcext:value-type="float">
            <text:p>11.5076</text:p>
          </table:table-cell>
          <table:table-cell office:value-type="float" office:value="15.1605" calcext:value-type="float">
            <text:p>15.1605</text:p>
          </table:table-cell>
          <table:table-cell office:value-type="float" office:value="11.4616" calcext:value-type="float">
            <text:p>11.4616</text:p>
          </table:table-cell>
          <table:table-cell office:value-type="float" office:value="12.0004" calcext:value-type="float">
            <text:p>12.0004</text:p>
          </table:table-cell>
          <table:table-cell office:value-type="float" office:value="11.6077" calcext:value-type="float">
            <text:p>11.6077</text:p>
          </table:table-cell>
          <table:table-cell office:value-type="float" office:value="11.2465" calcext:value-type="float">
            <text:p>11.2465</text:p>
          </table:table-cell>
          <table:table-cell office:value-type="float" office:value="10.6473" calcext:value-type="float">
            <text:p>10.6473</text:p>
          </table:table-cell>
          <table:table-cell office:value-type="float" office:value="10.538" calcext:value-type="float">
            <text:p>10.538</text:p>
          </table:table-cell>
          <table:table-cell office:value-type="float" office:value="8.91919" calcext:value-type="float">
            <text:p>8.91919</text:p>
          </table:table-cell>
          <table:table-cell office:value-type="string" calcext:value-type="string">
            <text:p>-inf</text:p>
          </table:table-cell>
          <table:table-cell office:value-type="float" office:value="9.58486" calcext:value-type="float">
            <text:p>9.58486</text:p>
          </table:table-cell>
          <table:table-cell office:value-type="float" office:value="9.57657" calcext:value-type="float">
            <text:p>9.57657</text:p>
          </table:table-cell>
          <table:table-cell office:value-type="float" office:value="9.15027" calcext:value-type="float">
            <text:p>9.15027</text:p>
          </table:table-cell>
          <table:table-cell office:value-type="float" office:value="8.74509" calcext:value-type="float">
            <text:p>8.74509</text:p>
          </table:table-cell>
          <table:table-cell office:value-type="float" office:value="8.44219" calcext:value-type="float">
            <text:p>8.44219</text:p>
          </table:table-cell>
          <table:table-cell office:value-type="float" office:value="10.615" calcext:value-type="float">
            <text:p>10.615</text:p>
          </table:table-cell>
          <table:table-cell office:value-type="float" office:value="9.774" calcext:value-type="float">
            <text:p>9.774</text:p>
          </table:table-cell>
          <table:table-cell office:value-type="float" office:value="8.17306" calcext:value-type="float">
            <text:p>8.17306</text:p>
          </table:table-cell>
          <table:table-cell office:value-type="float" office:value="8.2926" calcext:value-type="float">
            <text:p>8.2926</text:p>
          </table:table-cell>
          <table:table-cell office:value-type="float" office:value="8.31132" calcext:value-type="float">
            <text:p>8.31132</text:p>
          </table:table-cell>
          <table:table-cell office:value-type="float" office:value="8.5399" calcext:value-type="float">
            <text:p>8.5399</text:p>
          </table:table-cell>
        </table:table-row>
        <table:table-row table:style-name="ro1">
          <table:table-cell office:value-type="float" office:value="8.4374" calcext:value-type="float">
            <text:p>8.4374</text:p>
          </table:table-cell>
          <table:table-cell office:value-type="float" office:value="8.70298" calcext:value-type="float">
            <text:p>8.70298</text:p>
          </table:table-cell>
          <table:table-cell office:value-type="float" office:value="8.82857" calcext:value-type="float">
            <text:p>8.82857</text:p>
          </table:table-cell>
          <table:table-cell office:value-type="float" office:value="9.02937" calcext:value-type="float">
            <text:p>9.02937</text:p>
          </table:table-cell>
          <table:table-cell office:value-type="float" office:value="9.16964" calcext:value-type="float">
            <text:p>9.16964</text:p>
          </table:table-cell>
          <table:table-cell office:value-type="float" office:value="8.71459" calcext:value-type="float">
            <text:p>8.71459</text:p>
          </table:table-cell>
          <table:table-cell office:value-type="float" office:value="8.96816" calcext:value-type="float">
            <text:p>8.96816</text:p>
          </table:table-cell>
          <table:table-cell office:value-type="float" office:value="9.75274" calcext:value-type="float">
            <text:p>9.75274</text:p>
          </table:table-cell>
          <table:table-cell office:value-type="float" office:value="10.8523" calcext:value-type="float">
            <text:p>10.8523</text:p>
          </table:table-cell>
          <table:table-cell office:value-type="float" office:value="9.54255" calcext:value-type="float">
            <text:p>9.54255</text:p>
          </table:table-cell>
          <table:table-cell office:value-type="float" office:value="9.97827" calcext:value-type="float">
            <text:p>9.97827</text:p>
          </table:table-cell>
          <table:table-cell office:value-type="float" office:value="11.3035" calcext:value-type="float">
            <text:p>11.3035</text:p>
          </table:table-cell>
          <table:table-cell office:value-type="float" office:value="13.5362" calcext:value-type="float">
            <text:p>13.5362</text:p>
          </table:table-cell>
          <table:table-cell office:value-type="float" office:value="6.2141" calcext:value-type="float">
            <text:p>6.2141</text:p>
          </table:table-cell>
          <table:table-cell office:value-type="float" office:value="9.63952" calcext:value-type="float">
            <text:p>9.63952</text:p>
          </table:table-cell>
          <table:table-cell office:value-type="float" office:value="12.1206" calcext:value-type="float">
            <text:p>12.1206</text:p>
          </table:table-cell>
          <table:table-cell office:value-type="float" office:value="9.47259" calcext:value-type="float">
            <text:p>9.47259</text:p>
          </table:table-cell>
          <table:table-cell office:value-type="float" office:value="11.4729" calcext:value-type="float">
            <text:p>11.4729</text:p>
          </table:table-cell>
          <table:table-cell office:value-type="float" office:value="10.5808" calcext:value-type="float">
            <text:p>10.5808</text:p>
          </table:table-cell>
          <table:table-cell office:value-type="float" office:value="9.73478" calcext:value-type="float">
            <text:p>9.73478</text:p>
          </table:table-cell>
          <table:table-cell office:value-type="float" office:value="10.5527" calcext:value-type="float">
            <text:p>10.5527</text:p>
          </table:table-cell>
          <table:table-cell office:value-type="float" office:value="10.4043" calcext:value-type="float">
            <text:p>10.4043</text:p>
          </table:table-cell>
          <table:table-cell office:value-type="float" office:value="11.0957" calcext:value-type="float">
            <text:p>11.0957</text:p>
          </table:table-cell>
          <table:table-cell office:value-type="float" office:value="71.2152" calcext:value-type="float">
            <text:p>71.2152</text:p>
          </table:table-cell>
          <table:table-cell office:value-type="float" office:value="15.3402" calcext:value-type="float">
            <text:p>15.3402</text:p>
          </table:table-cell>
          <table:table-cell office:value-type="float" office:value="7.18521" calcext:value-type="float">
            <text:p>7.18521</text:p>
          </table:table-cell>
          <table:table-cell office:value-type="float" office:value="10.0812" calcext:value-type="float">
            <text:p>10.0812</text:p>
          </table:table-cell>
          <table:table-cell office:value-type="float" office:value="7.94815" calcext:value-type="float">
            <text:p>7.94815</text:p>
          </table:table-cell>
          <table:table-cell office:value-type="float" office:value="9.35648" calcext:value-type="float">
            <text:p>9.35648</text:p>
          </table:table-cell>
          <table:table-cell office:value-type="float" office:value="7.6211" calcext:value-type="float">
            <text:p>7.6211</text:p>
          </table:table-cell>
          <table:table-cell office:value-type="float" office:value="9.44531" calcext:value-type="float">
            <text:p>9.44531</text:p>
          </table:table-cell>
          <table:table-cell office:value-type="float" office:value="10.5496" calcext:value-type="float">
            <text:p>10.5496</text:p>
          </table:table-cell>
          <table:table-cell office:value-type="float" office:value="8.82861" calcext:value-type="float">
            <text:p>8.82861</text:p>
          </table:table-cell>
          <table:table-cell office:value-type="float" office:value="8.31364" calcext:value-type="float">
            <text:p>8.31364</text:p>
          </table:table-cell>
          <table:table-cell office:value-type="float" office:value="8.78983" calcext:value-type="float">
            <text:p>8.78983</text:p>
          </table:table-cell>
        </table:table-row>
        <table:table-row table:style-name="ro1">
          <table:table-cell office:value-type="float" office:value="8.16306" calcext:value-type="float">
            <text:p>8.16306</text:p>
          </table:table-cell>
          <table:table-cell office:value-type="float" office:value="7.89672" calcext:value-type="float">
            <text:p>7.89672</text:p>
          </table:table-cell>
          <table:table-cell office:value-type="float" office:value="8.00464" calcext:value-type="float">
            <text:p>8.00464</text:p>
          </table:table-cell>
          <table:table-cell office:value-type="float" office:value="7.97609" calcext:value-type="float">
            <text:p>7.97609</text:p>
          </table:table-cell>
          <table:table-cell office:value-type="float" office:value="7.83544" calcext:value-type="float">
            <text:p>7.83544</text:p>
          </table:table-cell>
          <table:table-cell office:value-type="float" office:value="7.86739" calcext:value-type="float">
            <text:p>7.86739</text:p>
          </table:table-cell>
          <table:table-cell office:value-type="float" office:value="10.516" calcext:value-type="float">
            <text:p>10.516</text:p>
          </table:table-cell>
          <table:table-cell office:value-type="float" office:value="10.3063" calcext:value-type="float">
            <text:p>10.3063</text:p>
          </table:table-cell>
          <table:table-cell office:value-type="float" office:value="10.1422" calcext:value-type="float">
            <text:p>10.1422</text:p>
          </table:table-cell>
          <table:table-cell office:value-type="float" office:value="11.0072" calcext:value-type="float">
            <text:p>11.0072</text:p>
          </table:table-cell>
          <table:table-cell office:value-type="float" office:value="10.771" calcext:value-type="float">
            <text:p>10.771</text:p>
          </table:table-cell>
          <table:table-cell office:value-type="float" office:value="39.663" calcext:value-type="float">
            <text:p>39.663</text:p>
          </table:table-cell>
          <table:table-cell office:value-type="float" office:value="12.2478" calcext:value-type="float">
            <text:p>12.2478</text:p>
          </table:table-cell>
          <table:table-cell office:value-type="float" office:value="14.4226" calcext:value-type="float">
            <text:p>14.4226</text:p>
          </table:table-cell>
          <table:table-cell office:value-type="float" office:value="12.4201" calcext:value-type="float">
            <text:p>12.4201</text:p>
          </table:table-cell>
          <table:table-cell office:value-type="string" calcext:value-type="string">
            <text:p>-inf</text:p>
          </table:table-cell>
          <table:table-cell office:value-type="float" office:value="11.3018" calcext:value-type="float">
            <text:p>11.3018</text:p>
          </table:table-cell>
          <table:table-cell office:value-type="float" office:value="11.777" calcext:value-type="float">
            <text:p>11.777</text:p>
          </table:table-cell>
          <table:table-cell office:value-type="float" office:value="11.1574" calcext:value-type="float">
            <text:p>11.1574</text:p>
          </table:table-cell>
          <table:table-cell office:value-type="float" office:value="10.2571" calcext:value-type="float">
            <text:p>10.2571</text:p>
          </table:table-cell>
          <table:table-cell office:value-type="float" office:value="12.4912" calcext:value-type="float">
            <text:p>12.4912</text:p>
          </table:table-cell>
          <table:table-cell office:value-type="float" office:value="13.5663" calcext:value-type="float">
            <text:p>13.5663</text:p>
          </table:table-cell>
          <table:table-cell office:value-type="float" office:value="9.15732" calcext:value-type="float">
            <text:p>9.15732</text:p>
          </table:table-cell>
          <table:table-cell office:value-type="float" office:value="9.49201" calcext:value-type="float">
            <text:p>9.49201</text:p>
          </table:table-cell>
          <table:table-cell office:value-type="float" office:value="8.93995" calcext:value-type="float">
            <text:p>8.93995</text:p>
          </table:table-cell>
          <table:table-cell office:value-type="float" office:value="9.00537" calcext:value-type="float">
            <text:p>9.00537</text:p>
          </table:table-cell>
          <table:table-cell office:value-type="float" office:value="10.8555" calcext:value-type="float">
            <text:p>10.8555</text:p>
          </table:table-cell>
          <table:table-cell office:value-type="float" office:value="10.0482" calcext:value-type="float">
            <text:p>10.0482</text:p>
          </table:table-cell>
          <table:table-cell office:value-type="float" office:value="10.1523" calcext:value-type="float">
            <text:p>10.1523</text:p>
          </table:table-cell>
          <table:table-cell office:value-type="float" office:value="10.9115" calcext:value-type="float">
            <text:p>10.9115</text:p>
          </table:table-cell>
          <table:table-cell office:value-type="float" office:value="11.2002" calcext:value-type="float">
            <text:p>11.2002</text:p>
          </table:table-cell>
          <table:table-cell office:value-type="float" office:value="9.95635" calcext:value-type="float">
            <text:p>9.95635</text:p>
          </table:table-cell>
          <table:table-cell office:value-type="float" office:value="8.84092" calcext:value-type="float">
            <text:p>8.84092</text:p>
          </table:table-cell>
          <table:table-cell office:value-type="float" office:value="8.75357" calcext:value-type="float">
            <text:p>8.75357</text:p>
          </table:table-cell>
          <table:table-cell office:value-type="float" office:value="8.47807" calcext:value-type="float">
            <text:p>8.47807</text:p>
          </table:table-cell>
        </table:table-row>
        <table:table-row table:style-name="ro1">
          <table:table-cell office:value-type="float" office:value="9.02252" calcext:value-type="float">
            <text:p>9.02252</text:p>
          </table:table-cell>
          <table:table-cell office:value-type="float" office:value="9.128" calcext:value-type="float">
            <text:p>9.128</text:p>
          </table:table-cell>
          <table:table-cell office:value-type="float" office:value="9.21474" calcext:value-type="float">
            <text:p>9.21474</text:p>
          </table:table-cell>
          <table:table-cell office:value-type="float" office:value="8.62224" calcext:value-type="float">
            <text:p>8.62224</text:p>
          </table:table-cell>
          <table:table-cell office:value-type="float" office:value="9.14254" calcext:value-type="float">
            <text:p>9.14254</text:p>
          </table:table-cell>
          <table:table-cell office:value-type="float" office:value="8.8036" calcext:value-type="float">
            <text:p>8.8036</text:p>
          </table:table-cell>
          <table:table-cell office:value-type="float" office:value="10.4969" calcext:value-type="float">
            <text:p>10.4969</text:p>
          </table:table-cell>
          <table:table-cell office:value-type="float" office:value="11.1494" calcext:value-type="float">
            <text:p>11.1494</text:p>
          </table:table-cell>
          <table:table-cell office:value-type="float" office:value="10.4869" calcext:value-type="float">
            <text:p>10.4869</text:p>
          </table:table-cell>
          <table:table-cell office:value-type="float" office:value="11.1055" calcext:value-type="float">
            <text:p>11.1055</text:p>
          </table:table-cell>
          <table:table-cell office:value-type="float" office:value="11.2425" calcext:value-type="float">
            <text:p>11.2425</text:p>
          </table:table-cell>
          <table:table-cell office:value-type="float" office:value="12.1132" calcext:value-type="float">
            <text:p>12.1132</text:p>
          </table:table-cell>
          <table:table-cell office:value-type="float" office:value="5.87211" calcext:value-type="float">
            <text:p>5.87211</text:p>
          </table:table-cell>
          <table:table-cell office:value-type="float" office:value="12.9428" calcext:value-type="float">
            <text:p>12.9428</text:p>
          </table:table-cell>
          <table:table-cell office:value-type="float" office:value="5.62273" calcext:value-type="float">
            <text:p>5.62273</text:p>
          </table:table-cell>
          <table:table-cell office:value-type="float" office:value="11.7306" calcext:value-type="float">
            <text:p>11.7306</text:p>
          </table:table-cell>
          <table:table-cell office:value-type="float" office:value="8.67569" calcext:value-type="float">
            <text:p>8.67569</text:p>
          </table:table-cell>
          <table:table-cell office:value-type="float" office:value="10.4195" calcext:value-type="float">
            <text:p>10.4195</text:p>
          </table:table-cell>
          <table:table-cell office:value-type="float" office:value="9.21943" calcext:value-type="float">
            <text:p>9.21943</text:p>
          </table:table-cell>
          <table:table-cell office:value-type="float" office:value="9.2762" calcext:value-type="float">
            <text:p>9.2762</text:p>
          </table:table-cell>
          <table:table-cell office:value-type="float" office:value="8.45794" calcext:value-type="float">
            <text:p>8.45794</text:p>
          </table:table-cell>
          <table:table-cell office:value-type="float" office:value="11.2687" calcext:value-type="float">
            <text:p>11.2687</text:p>
          </table:table-cell>
          <table:table-cell office:value-type="float" office:value="9.16963" calcext:value-type="float">
            <text:p>9.16963</text:p>
          </table:table-cell>
          <table:table-cell office:value-type="float" office:value="12.2533" calcext:value-type="float">
            <text:p>12.2533</text:p>
          </table:table-cell>
          <table:table-cell office:value-type="float" office:value="10.1851" calcext:value-type="float">
            <text:p>10.1851</text:p>
          </table:table-cell>
          <table:table-cell office:value-type="float" office:value="11.792" calcext:value-type="float">
            <text:p>11.792</text:p>
          </table:table-cell>
          <table:table-cell office:value-type="float" office:value="8.56739" calcext:value-type="float">
            <text:p>8.56739</text:p>
          </table:table-cell>
          <table:table-cell office:value-type="float" office:value="9.26055" calcext:value-type="float">
            <text:p>9.26055</text:p>
          </table:table-cell>
          <table:table-cell office:value-type="float" office:value="10.0358" calcext:value-type="float">
            <text:p>10.0358</text:p>
          </table:table-cell>
          <table:table-cell office:value-type="float" office:value="8.19463" calcext:value-type="float">
            <text:p>8.19463</text:p>
          </table:table-cell>
          <table:table-cell office:value-type="float" office:value="8.70378" calcext:value-type="float">
            <text:p>8.70378</text:p>
          </table:table-cell>
          <table:table-cell office:value-type="float" office:value="10.2121" calcext:value-type="float">
            <text:p>10.2121</text:p>
          </table:table-cell>
          <table:table-cell office:value-type="float" office:value="9.12452" calcext:value-type="float">
            <text:p>9.12452</text:p>
          </table:table-cell>
          <table:table-cell office:value-type="float" office:value="9.45555" calcext:value-type="float">
            <text:p>9.45555</text:p>
          </table:table-cell>
          <table:table-cell office:value-type="float" office:value="8.732" calcext:value-type="float">
            <text:p>8.732</text:p>
          </table:table-cell>
        </table:table-row>
        <table:table-row table:style-name="ro1">
          <table:table-cell office:value-type="float" office:value="8.61119" calcext:value-type="float">
            <text:p>8.61119</text:p>
          </table:table-cell>
          <table:table-cell office:value-type="float" office:value="8.28336" calcext:value-type="float">
            <text:p>8.28336</text:p>
          </table:table-cell>
          <table:table-cell office:value-type="float" office:value="9.04946" calcext:value-type="float">
            <text:p>9.04946</text:p>
          </table:table-cell>
          <table:table-cell office:value-type="float" office:value="8.66701" calcext:value-type="float">
            <text:p>8.66701</text:p>
          </table:table-cell>
          <table:table-cell office:value-type="float" office:value="8.47902" calcext:value-type="float">
            <text:p>8.47902</text:p>
          </table:table-cell>
          <table:table-cell office:value-type="float" office:value="8.6111" calcext:value-type="float">
            <text:p>8.6111</text:p>
          </table:table-cell>
          <table:table-cell office:value-type="float" office:value="10.2569" calcext:value-type="float">
            <text:p>10.2569</text:p>
          </table:table-cell>
          <table:table-cell office:value-type="float" office:value="9.82477" calcext:value-type="float">
            <text:p>9.82477</text:p>
          </table:table-cell>
          <table:table-cell office:value-type="float" office:value="11.9974" calcext:value-type="float">
            <text:p>11.9974</text:p>
          </table:table-cell>
          <table:table-cell office:value-type="float" office:value="9.73502" calcext:value-type="float">
            <text:p>9.73502</text:p>
          </table:table-cell>
          <table:table-cell office:value-type="float" office:value="11.2144" calcext:value-type="float">
            <text:p>11.2144</text:p>
          </table:table-cell>
          <table:table-cell office:value-type="float" office:value="5.62273" calcext:value-type="float">
            <text:p>5.62273</text:p>
          </table:table-cell>
          <table:table-cell office:value-type="float" office:value="11.2876" calcext:value-type="float">
            <text:p>11.2876</text:p>
          </table:table-cell>
          <table:table-cell office:value-type="float" office:value="11.4559" calcext:value-type="float">
            <text:p>11.4559</text:p>
          </table:table-cell>
          <table:table-cell office:value-type="float" office:value="11.2876" calcext:value-type="float">
            <text:p>11.2876</text:p>
          </table:table-cell>
          <table:table-cell office:value-type="float" office:value="5.62273" calcext:value-type="float">
            <text:p>5.62273</text:p>
          </table:table-cell>
          <table:table-cell office:value-type="float" office:value="9.037" calcext:value-type="float">
            <text:p>9.037</text:p>
          </table:table-cell>
          <table:table-cell office:value-type="float" office:value="8.49586" calcext:value-type="float">
            <text:p>8.49586</text:p>
          </table:table-cell>
          <table:table-cell office:value-type="float" office:value="9.35284" calcext:value-type="float">
            <text:p>9.35284</text:p>
          </table:table-cell>
          <table:table-cell office:value-type="float" office:value="8.73181" calcext:value-type="float">
            <text:p>8.73181</text:p>
          </table:table-cell>
          <table:table-cell office:value-type="float" office:value="9.91608" calcext:value-type="float">
            <text:p>9.91608</text:p>
          </table:table-cell>
          <table:table-cell office:value-type="float" office:value="10.0837" calcext:value-type="float">
            <text:p>10.0837</text:p>
          </table:table-cell>
          <table:table-cell office:value-type="float" office:value="11.1126" calcext:value-type="float">
            <text:p>11.1126</text:p>
          </table:table-cell>
          <table:table-cell office:value-type="float" office:value="13.5106" calcext:value-type="float">
            <text:p>13.5106</text:p>
          </table:table-cell>
          <table:table-cell office:value-type="float" office:value="10.8786" calcext:value-type="float">
            <text:p>10.8786</text:p>
          </table:table-cell>
          <table:table-cell office:value-type="float" office:value="11.578" calcext:value-type="float">
            <text:p>11.578</text:p>
          </table:table-cell>
          <table:table-cell office:value-type="float" office:value="10.4322" calcext:value-type="float">
            <text:p>10.4322</text:p>
          </table:table-cell>
          <table:table-cell office:value-type="float" office:value="9.93957" calcext:value-type="float">
            <text:p>9.93957</text:p>
          </table:table-cell>
          <table:table-cell office:value-type="float" office:value="8.49192" calcext:value-type="float">
            <text:p>8.49192</text:p>
          </table:table-cell>
          <table:table-cell office:value-type="float" office:value="10.5164" calcext:value-type="float">
            <text:p>10.5164</text:p>
          </table:table-cell>
          <table:table-cell office:value-type="float" office:value="10.3507" calcext:value-type="float">
            <text:p>10.3507</text:p>
          </table:table-cell>
          <table:table-cell office:value-type="float" office:value="8.36588" calcext:value-type="float">
            <text:p>8.36588</text:p>
          </table:table-cell>
          <table:table-cell office:value-type="float" office:value="8.34413" calcext:value-type="float">
            <text:p>8.34413</text:p>
          </table:table-cell>
          <table:table-cell office:value-type="float" office:value="8.80277" calcext:value-type="float">
            <text:p>8.80277</text:p>
          </table:table-cell>
          <table:table-cell office:value-type="float" office:value="9.07154" calcext:value-type="float">
            <text:p>9.07154</text:p>
          </table:table-cell>
        </table:table-row>
        <table:table-row table:style-name="ro1">
          <table:table-cell office:value-type="float" office:value="8.93087" calcext:value-type="float">
            <text:p>8.93087</text:p>
          </table:table-cell>
          <table:table-cell office:value-type="float" office:value="9.85046" calcext:value-type="float">
            <text:p>9.85046</text:p>
          </table:table-cell>
          <table:table-cell office:value-type="float" office:value="9.01568" calcext:value-type="float">
            <text:p>9.01568</text:p>
          </table:table-cell>
          <table:table-cell office:value-type="float" office:value="8.80614" calcext:value-type="float">
            <text:p>8.80614</text:p>
          </table:table-cell>
          <table:table-cell office:value-type="float" office:value="9.40854" calcext:value-type="float">
            <text:p>9.40854</text:p>
          </table:table-cell>
          <table:table-cell office:value-type="float" office:value="9.51247" calcext:value-type="float">
            <text:p>9.51247</text:p>
          </table:table-cell>
          <table:table-cell office:value-type="float" office:value="10.1797" calcext:value-type="float">
            <text:p>10.1797</text:p>
          </table:table-cell>
          <table:table-cell office:value-type="float" office:value="9.6953" calcext:value-type="float">
            <text:p>9.6953</text:p>
          </table:table-cell>
          <table:table-cell office:value-type="float" office:value="12.51" calcext:value-type="float">
            <text:p>12.51</text:p>
          </table:table-cell>
          <table:table-cell office:value-type="float" office:value="11.4416" calcext:value-type="float">
            <text:p>11.4416</text:p>
          </table:table-cell>
          <table:table-cell office:value-type="float" office:value="10.3215" calcext:value-type="float">
            <text:p>10.3215</text:p>
          </table:table-cell>
          <table:table-cell office:value-type="float" office:value="11.2876" calcext:value-type="float">
            <text:p>11.2876</text:p>
          </table:table-cell>
          <table:table-cell office:value-type="float" office:value="12.5291" calcext:value-type="float">
            <text:p>12.5291</text:p>
          </table:table-cell>
          <table:table-cell office:value-type="float" office:value="16.487" calcext:value-type="float">
            <text:p>16.487</text:p>
          </table:table-cell>
          <table:table-cell office:value-type="float" office:value="12.5291" calcext:value-type="float">
            <text:p>12.5291</text:p>
          </table:table-cell>
          <table:table-cell office:value-type="float" office:value="12.8498" calcext:value-type="float">
            <text:p>12.8498</text:p>
          </table:table-cell>
          <table:table-cell office:value-type="float" office:value="10.8803" calcext:value-type="float">
            <text:p>10.8803</text:p>
          </table:table-cell>
          <table:table-cell office:value-type="float" office:value="10.5486" calcext:value-type="float">
            <text:p>10.5486</text:p>
          </table:table-cell>
          <table:table-cell office:value-type="float" office:value="10.784" calcext:value-type="float">
            <text:p>10.784</text:p>
          </table:table-cell>
          <table:table-cell office:value-type="float" office:value="10.9262" calcext:value-type="float">
            <text:p>10.9262</text:p>
          </table:table-cell>
          <table:table-cell office:value-type="float" office:value="10.9325" calcext:value-type="float">
            <text:p>10.9325</text:p>
          </table:table-cell>
          <table:table-cell office:value-type="float" office:value="42.3066" calcext:value-type="float">
            <text:p>42.3066</text:p>
          </table:table-cell>
          <table:table-cell office:value-type="float" office:value="11.486" calcext:value-type="float">
            <text:p>11.486</text:p>
          </table:table-cell>
          <table:table-cell office:value-type="float" office:value="-14.1959" calcext:value-type="float">
            <text:p>-14.1959</text:p>
          </table:table-cell>
          <table:table-cell office:value-type="float" office:value="998.733" calcext:value-type="float">
            <text:p>998.733</text:p>
          </table:table-cell>
          <table:table-cell office:value-type="float" office:value="12.5588" calcext:value-type="float">
            <text:p>12.5588</text:p>
          </table:table-cell>
          <table:table-cell office:value-type="float" office:value="8.85816" calcext:value-type="float">
            <text:p>8.85816</text:p>
          </table:table-cell>
          <table:table-cell office:value-type="float" office:value="9.12792" calcext:value-type="float">
            <text:p>9.12792</text:p>
          </table:table-cell>
          <table:table-cell office:value-type="float" office:value="9.25563" calcext:value-type="float">
            <text:p>9.25563</text:p>
          </table:table-cell>
          <table:table-cell office:value-type="float" office:value="9.54206" calcext:value-type="float">
            <text:p>9.54206</text:p>
          </table:table-cell>
          <table:table-cell office:value-type="float" office:value="10.3522" calcext:value-type="float">
            <text:p>10.3522</text:p>
          </table:table-cell>
          <table:table-cell office:value-type="float" office:value="10.183" calcext:value-type="float">
            <text:p>10.183</text:p>
          </table:table-cell>
          <table:table-cell office:value-type="float" office:value="9.73116" calcext:value-type="float">
            <text:p>9.73116</text:p>
          </table:table-cell>
          <table:table-cell office:value-type="float" office:value="9.74768" calcext:value-type="float">
            <text:p>9.74768</text:p>
          </table:table-cell>
          <table:table-cell office:value-type="float" office:value="10.7651" calcext:value-type="float">
            <text:p>10.7651</text:p>
          </table:table-cell>
        </table:table-row>
        <table:table-row table:style-name="ro1">
          <table:table-cell office:value-type="float" office:value="10.7059" calcext:value-type="float">
            <text:p>10.7059</text:p>
          </table:table-cell>
          <table:table-cell office:value-type="float" office:value="10.7528" calcext:value-type="float">
            <text:p>10.7528</text:p>
          </table:table-cell>
          <table:table-cell office:value-type="float" office:value="9.45479" calcext:value-type="float">
            <text:p>9.45479</text:p>
          </table:table-cell>
          <table:table-cell office:value-type="float" office:value="10.2973" calcext:value-type="float">
            <text:p>10.2973</text:p>
          </table:table-cell>
          <table:table-cell office:value-type="float" office:value="10.6156" calcext:value-type="float">
            <text:p>10.6156</text:p>
          </table:table-cell>
          <table:table-cell office:value-type="float" office:value="10.469" calcext:value-type="float">
            <text:p>10.469</text:p>
          </table:table-cell>
          <table:table-cell office:value-type="float" office:value="10.4046" calcext:value-type="float">
            <text:p>10.4046</text:p>
          </table:table-cell>
          <table:table-cell office:value-type="float" office:value="11.3187" calcext:value-type="float">
            <text:p>11.3187</text:p>
          </table:table-cell>
          <table:table-cell office:value-type="float" office:value="11.4033" calcext:value-type="float">
            <text:p>11.4033</text:p>
          </table:table-cell>
          <table:table-cell office:value-type="float" office:value="13.5481" calcext:value-type="float">
            <text:p>13.5481</text:p>
          </table:table-cell>
          <table:table-cell office:value-type="float" office:value="12.9527" calcext:value-type="float">
            <text:p>12.9527</text:p>
          </table:table-cell>
          <table:table-cell office:value-type="float" office:value="11.4569" calcext:value-type="float">
            <text:p>11.4569</text:p>
          </table:table-cell>
          <table:table-cell office:value-type="float" office:value="11.4428" calcext:value-type="float">
            <text:p>11.4428</text:p>
          </table:table-cell>
          <table:table-cell office:value-type="float" office:value="14.3546" calcext:value-type="float">
            <text:p>14.3546</text:p>
          </table:table-cell>
          <table:table-cell office:value-type="float" office:value="11.7948" calcext:value-type="float">
            <text:p>11.7948</text:p>
          </table:table-cell>
          <table:table-cell office:value-type="float" office:value="11.4569" calcext:value-type="float">
            <text:p>11.4569</text:p>
          </table:table-cell>
          <table:table-cell office:value-type="float" office:value="9.86324" calcext:value-type="float">
            <text:p>9.86324</text:p>
          </table:table-cell>
          <table:table-cell office:value-type="float" office:value="11.6137" calcext:value-type="float">
            <text:p>11.6137</text:p>
          </table:table-cell>
          <table:table-cell office:value-type="float" office:value="12.1667" calcext:value-type="float">
            <text:p>12.1667</text:p>
          </table:table-cell>
          <table:table-cell office:value-type="float" office:value="10.4565" calcext:value-type="float">
            <text:p>10.4565</text:p>
          </table:table-cell>
          <table:table-cell office:value-type="float" office:value="10.2758" calcext:value-type="float">
            <text:p>10.2758</text:p>
          </table:table-cell>
          <table:table-cell office:value-type="float" office:value="12.6091" calcext:value-type="float">
            <text:p>12.6091</text:p>
          </table:table-cell>
          <table:table-cell office:value-type="float" office:value="18.8633" calcext:value-type="float">
            <text:p>18.8633</text:p>
          </table:table-cell>
          <table:table-cell office:value-type="string" calcext:value-type="string">
            <text:p>-inf</text:p>
          </table:table-cell>
          <table:table-cell office:value-type="float" office:value="51.3436" calcext:value-type="float">
            <text:p>51.3436</text:p>
          </table:table-cell>
          <table:table-cell office:value-type="float" office:value="124.757" calcext:value-type="float">
            <text:p>124.757</text:p>
          </table:table-cell>
          <table:table-cell office:value-type="float" office:value="12.2513" calcext:value-type="float">
            <text:p>12.2513</text:p>
          </table:table-cell>
          <table:table-cell office:value-type="float" office:value="8.83837" calcext:value-type="float">
            <text:p>8.83837</text:p>
          </table:table-cell>
          <table:table-cell office:value-type="float" office:value="10.7331" calcext:value-type="float">
            <text:p>10.7331</text:p>
          </table:table-cell>
          <table:table-cell office:value-type="float" office:value="9.1566" calcext:value-type="float">
            <text:p>9.1566</text:p>
          </table:table-cell>
          <table:table-cell office:value-type="float" office:value="11.1089" calcext:value-type="float">
            <text:p>11.1089</text:p>
          </table:table-cell>
          <table:table-cell office:value-type="float" office:value="8.91169" calcext:value-type="float">
            <text:p>8.91169</text:p>
          </table:table-cell>
          <table:table-cell office:value-type="float" office:value="9.82841" calcext:value-type="float">
            <text:p>9.82841</text:p>
          </table:table-cell>
          <table:table-cell office:value-type="float" office:value="9.39704" calcext:value-type="float">
            <text:p>9.39704</text:p>
          </table:table-cell>
          <table:table-cell office:value-type="float" office:value="10.5283" calcext:value-type="float">
            <text:p>10.5283</text:p>
          </table:table-cell>
        </table:table-row>
        <table:table-row table:style-name="ro1">
          <table:table-cell office:value-type="float" office:value="10.2954" calcext:value-type="float">
            <text:p>10.2954</text:p>
          </table:table-cell>
          <table:table-cell office:value-type="float" office:value="10.4908" calcext:value-type="float">
            <text:p>10.4908</text:p>
          </table:table-cell>
          <table:table-cell office:value-type="float" office:value="10.0089" calcext:value-type="float">
            <text:p>10.0089</text:p>
          </table:table-cell>
          <table:table-cell office:value-type="float" office:value="10.1514" calcext:value-type="float">
            <text:p>10.1514</text:p>
          </table:table-cell>
          <table:table-cell office:value-type="float" office:value="10.4827" calcext:value-type="float">
            <text:p>10.4827</text:p>
          </table:table-cell>
          <table:table-cell office:value-type="float" office:value="10.8444" calcext:value-type="float">
            <text:p>10.8444</text:p>
          </table:table-cell>
          <table:table-cell office:value-type="float" office:value="17.1032" calcext:value-type="float">
            <text:p>17.1032</text:p>
          </table:table-cell>
          <table:table-cell office:value-type="float" office:value="14.0359" calcext:value-type="float">
            <text:p>14.0359</text:p>
          </table:table-cell>
          <table:table-cell office:value-type="float" office:value="13.0618" calcext:value-type="float">
            <text:p>13.0618</text:p>
          </table:table-cell>
          <table:table-cell office:value-type="float" office:value="13.4871" calcext:value-type="float">
            <text:p>13.4871</text:p>
          </table:table-cell>
          <table:table-cell office:value-type="float" office:value="17.853" calcext:value-type="float">
            <text:p>17.853</text:p>
          </table:table-cell>
          <table:table-cell office:value-type="float" office:value="11.2879" calcext:value-type="float">
            <text:p>11.2879</text:p>
          </table:table-cell>
          <table:table-cell office:value-type="float" office:value="16.1056" calcext:value-type="float">
            <text:p>16.1056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14.5941" calcext:value-type="float">
            <text:p>14.5941</text:p>
          </table:table-cell>
          <table:table-cell office:value-type="float" office:value="10.7245" calcext:value-type="float">
            <text:p>10.7245</text:p>
          </table:table-cell>
          <table:table-cell office:value-type="float" office:value="13.7396" calcext:value-type="float">
            <text:p>13.7396</text:p>
          </table:table-cell>
          <table:table-cell office:value-type="float" office:value="11.7693" calcext:value-type="float">
            <text:p>11.7693</text:p>
          </table:table-cell>
          <table:table-cell office:value-type="float" office:value="12.5072" calcext:value-type="float">
            <text:p>12.5072</text:p>
          </table:table-cell>
          <table:table-cell office:value-type="float" office:value="12.9018" calcext:value-type="float">
            <text:p>12.9018</text:p>
          </table:table-cell>
          <table:table-cell office:value-type="float" office:value="14.1341" calcext:value-type="float">
            <text:p>14.1341</text:p>
          </table:table-cell>
          <table:table-cell office:value-type="float" office:value="28.0011" calcext:value-type="float">
            <text:p>28.001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1.6002" calcext:value-type="float">
            <text:p>41.6002</text:p>
          </table:table-cell>
          <table:table-cell office:value-type="float" office:value="133.094" calcext:value-type="float">
            <text:p>133.094</text:p>
          </table:table-cell>
          <table:table-cell office:value-type="float" office:value="8.94244" calcext:value-type="float">
            <text:p>8.94244</text:p>
          </table:table-cell>
          <table:table-cell office:value-type="float" office:value="9.3193" calcext:value-type="float">
            <text:p>9.3193</text:p>
          </table:table-cell>
          <table:table-cell office:value-type="float" office:value="10.0057" calcext:value-type="float">
            <text:p>10.0057</text:p>
          </table:table-cell>
          <table:table-cell office:value-type="float" office:value="9.65398" calcext:value-type="float">
            <text:p>9.65398</text:p>
          </table:table-cell>
          <table:table-cell office:value-type="float" office:value="9.45247" calcext:value-type="float">
            <text:p>9.45247</text:p>
          </table:table-cell>
          <table:table-cell office:value-type="float" office:value="9.72909" calcext:value-type="float">
            <text:p>9.72909</text:p>
          </table:table-cell>
          <table:table-cell office:value-type="float" office:value="9.04575" calcext:value-type="float">
            <text:p>9.04575</text:p>
          </table:table-cell>
          <table:table-cell office:value-type="float" office:value="9.21966" calcext:value-type="float">
            <text:p>9.21966</text:p>
          </table:table-cell>
          <table:table-cell office:value-type="float" office:value="10.2038" calcext:value-type="float">
            <text:p>10.2038</text:p>
          </table:table-cell>
        </table:table-row>
        <table:table-row table:style-name="ro1">
          <table:table-cell office:value-type="float" office:value="9.94033" calcext:value-type="float">
            <text:p>9.94033</text:p>
          </table:table-cell>
          <table:table-cell office:value-type="float" office:value="9.59052" calcext:value-type="float">
            <text:p>9.59052</text:p>
          </table:table-cell>
          <table:table-cell office:value-type="float" office:value="9.47757" calcext:value-type="float">
            <text:p>9.47757</text:p>
          </table:table-cell>
          <table:table-cell office:value-type="float" office:value="9.5306" calcext:value-type="float">
            <text:p>9.5306</text:p>
          </table:table-cell>
          <table:table-cell office:value-type="float" office:value="9.38888" calcext:value-type="float">
            <text:p>9.38888</text:p>
          </table:table-cell>
          <table:table-cell office:value-type="float" office:value="9.43156" calcext:value-type="float">
            <text:p>9.43156</text:p>
          </table:table-cell>
          <table:table-cell office:value-type="float" office:value="13.1641" calcext:value-type="float">
            <text:p>13.1641</text:p>
          </table:table-cell>
          <table:table-cell office:value-type="float" office:value="11.7832" calcext:value-type="float">
            <text:p>11.7832</text:p>
          </table:table-cell>
          <table:table-cell office:value-type="float" office:value="12.3158" calcext:value-type="float">
            <text:p>12.3158</text:p>
          </table:table-cell>
          <table:table-cell office:value-type="float" office:value="13.0237" calcext:value-type="float">
            <text:p>13.0237</text:p>
          </table:table-cell>
          <table:table-cell office:value-type="float" office:value="15.7078" calcext:value-type="float">
            <text:p>15.7078</text:p>
          </table:table-cell>
          <table:table-cell office:value-type="float" office:value="13.9505" calcext:value-type="float">
            <text:p>13.9505</text:p>
          </table:table-cell>
          <table:table-cell office:value-type="float" office:value="22.0225" calcext:value-type="float">
            <text:p>22.0225</text:p>
          </table:table-cell>
          <table:table-cell/>
          <table:table-cell office:value-type="float" office:value="13.8004" calcext:value-type="float">
            <text:p>13.8004</text:p>
          </table:table-cell>
          <table:table-cell office:value-type="float" office:value="14.5314" calcext:value-type="float">
            <text:p>14.5314</text:p>
          </table:table-cell>
          <table:table-cell office:value-type="float" office:value="11.8414" calcext:value-type="float">
            <text:p>11.8414</text:p>
          </table:table-cell>
          <table:table-cell office:value-type="float" office:value="11.4871" calcext:value-type="float">
            <text:p>11.4871</text:p>
          </table:table-cell>
          <table:table-cell office:value-type="float" office:value="12.17" calcext:value-type="float">
            <text:p>12.17</text:p>
          </table:table-cell>
          <table:table-cell office:value-type="float" office:value="12.2073" calcext:value-type="float">
            <text:p>12.2073</text:p>
          </table:table-cell>
          <table:table-cell office:value-type="float" office:value="12.1692" calcext:value-type="float">
            <text:p>12.1692</text:p>
          </table:table-cell>
          <table:table-cell office:value-type="float" office:value="43.7525" calcext:value-type="float">
            <text:p>43.7525</text:p>
          </table:table-cell>
          <table:table-cell office:value-type="string" calcext:value-type="string">
            <text:p>-inf</text:p>
          </table:table-cell>
          <table:table-cell office:value-type="float" office:value="-17.695" calcext:value-type="float">
            <text:p>-17.695</text:p>
          </table:table-cell>
          <table:table-cell office:value-type="float" office:value="56.9416" calcext:value-type="float">
            <text:p>56.9416</text:p>
          </table:table-cell>
          <table:table-cell office:value-type="float" office:value="-195.628" calcext:value-type="float">
            <text:p>-195.628</text:p>
          </table:table-cell>
          <table:table-cell office:value-type="float" office:value="10.7754" calcext:value-type="float">
            <text:p>10.7754</text:p>
          </table:table-cell>
          <table:table-cell office:value-type="float" office:value="11.389" calcext:value-type="float">
            <text:p>11.389</text:p>
          </table:table-cell>
          <table:table-cell office:value-type="float" office:value="13.0375" calcext:value-type="float">
            <text:p>13.0375</text:p>
          </table:table-cell>
          <table:table-cell office:value-type="float" office:value="10.8955" calcext:value-type="float">
            <text:p>10.8955</text:p>
          </table:table-cell>
          <table:table-cell office:value-type="float" office:value="10.8045" calcext:value-type="float">
            <text:p>10.8045</text:p>
          </table:table-cell>
          <table:table-cell office:value-type="float" office:value="9.55194" calcext:value-type="float">
            <text:p>9.55194</text:p>
          </table:table-cell>
          <table:table-cell office:value-type="float" office:value="10.3079" calcext:value-type="float">
            <text:p>10.3079</text:p>
          </table:table-cell>
          <table:table-cell office:value-type="float" office:value="11.7345" calcext:value-type="float">
            <text:p>11.7345</text:p>
          </table:table-cell>
          <table:table-cell office:value-type="float" office:value="9.79509" calcext:value-type="float">
            <text:p>9.79509</text:p>
          </table:table-cell>
        </table:table-row>
        <table:table-row table:style-name="ro1">
          <table:table-cell office:value-type="float" office:value="9.35916" calcext:value-type="float">
            <text:p>9.35916</text:p>
          </table:table-cell>
          <table:table-cell office:value-type="float" office:value="9.42886" calcext:value-type="float">
            <text:p>9.42886</text:p>
          </table:table-cell>
          <table:table-cell office:value-type="float" office:value="9.41847" calcext:value-type="float">
            <text:p>9.41847</text:p>
          </table:table-cell>
          <table:table-cell office:value-type="float" office:value="9.52934" calcext:value-type="float">
            <text:p>9.52934</text:p>
          </table:table-cell>
          <table:table-cell office:value-type="float" office:value="9.81286" calcext:value-type="float">
            <text:p>9.81286</text:p>
          </table:table-cell>
          <table:table-cell office:value-type="float" office:value="9.4424" calcext:value-type="float">
            <text:p>9.4424</text:p>
          </table:table-cell>
          <table:table-cell office:value-type="float" office:value="12.5318" calcext:value-type="float">
            <text:p>12.5318</text:p>
          </table:table-cell>
          <table:table-cell office:value-type="float" office:value="12.9307" calcext:value-type="float">
            <text:p>12.9307</text:p>
          </table:table-cell>
          <table:table-cell office:value-type="float" office:value="12.7271" calcext:value-type="float">
            <text:p>12.7271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5.1559" calcext:value-type="float">
            <text:p>15.1559</text:p>
          </table:table-cell>
          <table:table-cell office:value-type="float" office:value="16.3205" calcext:value-type="float">
            <text:p>16.3205</text:p>
          </table:table-cell>
          <table:table-cell office:value-type="float" office:value="11.0081" calcext:value-type="float">
            <text:p>11.0081</text:p>
          </table:table-cell>
          <table:table-cell/>
          <table:table-cell office:value-type="float" office:value="11.0096" calcext:value-type="float">
            <text:p>11.0096</text:p>
          </table:table-cell>
          <table:table-cell office:value-type="float" office:value="16.0126" calcext:value-type="float">
            <text:p>16.0126</text:p>
          </table:table-cell>
          <table:table-cell office:value-type="float" office:value="11.1503" calcext:value-type="float">
            <text:p>11.1503</text:p>
          </table:table-cell>
          <table:table-cell office:value-type="float" office:value="11.3371" calcext:value-type="float">
            <text:p>11.3371</text:p>
          </table:table-cell>
          <table:table-cell office:value-type="float" office:value="11.362" calcext:value-type="float">
            <text:p>11.362</text:p>
          </table:table-cell>
          <table:table-cell office:value-type="float" office:value="11.6633" calcext:value-type="float">
            <text:p>11.6633</text:p>
          </table:table-cell>
          <table:table-cell office:value-type="float" office:value="11.6598" calcext:value-type="float">
            <text:p>11.6598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13.381" calcext:value-type="float">
            <text:p>-13.381</text:p>
          </table:table-cell>
          <table:table-cell office:value-type="string" calcext:value-type="string">
            <text:p>-inf</text:p>
          </table:table-cell>
          <table:table-cell office:value-type="float" office:value="-133.194" calcext:value-type="float">
            <text:p>-133.194</text:p>
          </table:table-cell>
          <table:table-cell office:value-type="float" office:value="11.8567" calcext:value-type="float">
            <text:p>11.8567</text:p>
          </table:table-cell>
          <table:table-cell office:value-type="float" office:value="10.9694" calcext:value-type="float">
            <text:p>10.9694</text:p>
          </table:table-cell>
          <table:table-cell office:value-type="float" office:value="10.7369" calcext:value-type="float">
            <text:p>10.7369</text:p>
          </table:table-cell>
          <table:table-cell office:value-type="float" office:value="12.0292" calcext:value-type="float">
            <text:p>12.0292</text:p>
          </table:table-cell>
          <table:table-cell office:value-type="float" office:value="14.2507" calcext:value-type="float">
            <text:p>14.2507</text:p>
          </table:table-cell>
          <table:table-cell office:value-type="float" office:value="10.2607" calcext:value-type="float">
            <text:p>10.2607</text:p>
          </table:table-cell>
          <table:table-cell office:value-type="float" office:value="10.4083" calcext:value-type="float">
            <text:p>10.4083</text:p>
          </table:table-cell>
          <table:table-cell office:value-type="float" office:value="10.5603" calcext:value-type="float">
            <text:p>10.5603</text:p>
          </table:table-cell>
          <table:table-cell office:value-type="float" office:value="10.4451" calcext:value-type="float">
            <text:p>10.4451</text:p>
          </table:table-cell>
        </table:table-row>
        <table:table-row table:style-name="ro1">
          <table:table-cell office:value-type="float" office:value="9.58119" calcext:value-type="float">
            <text:p>9.58119</text:p>
          </table:table-cell>
          <table:table-cell office:value-type="float" office:value="10.1435" calcext:value-type="float">
            <text:p>10.1435</text:p>
          </table:table-cell>
          <table:table-cell office:value-type="float" office:value="9.3528" calcext:value-type="float">
            <text:p>9.3528</text:p>
          </table:table-cell>
          <table:table-cell office:value-type="float" office:value="9.41561" calcext:value-type="float">
            <text:p>9.41561</text:p>
          </table:table-cell>
          <table:table-cell office:value-type="float" office:value="9.87769" calcext:value-type="float">
            <text:p>9.87769</text:p>
          </table:table-cell>
          <table:table-cell office:value-type="float" office:value="10.2159" calcext:value-type="float">
            <text:p>10.2159</text:p>
          </table:table-cell>
          <table:table-cell office:value-type="float" office:value="12.7111" calcext:value-type="float">
            <text:p>12.7111</text:p>
          </table:table-cell>
          <table:table-cell office:value-type="float" office:value="15.3695" calcext:value-type="float">
            <text:p>15.3695</text:p>
          </table:table-cell>
          <table:table-cell office:value-type="float" office:value="16.2402" calcext:value-type="float">
            <text:p>16.2402</text:p>
          </table:table-cell>
          <table:table-cell office:value-type="float" office:value="14.1089" calcext:value-type="float">
            <text:p>14.1089</text:p>
          </table:table-cell>
          <table:table-cell office:value-type="float" office:value="18.9723" calcext:value-type="float">
            <text:p>18.9723</text:p>
          </table:table-cell>
          <table:table-cell office:value-type="float" office:value="11.851" calcext:value-type="float">
            <text:p>11.851</text:p>
          </table:table-cell>
          <table:table-cell table:number-columns-repeated="3"/>
          <table:table-cell office:value-type="float" office:value="10.8026" calcext:value-type="float">
            <text:p>10.8026</text:p>
          </table:table-cell>
          <table:table-cell office:value-type="float" office:value="12.3999" calcext:value-type="float">
            <text:p>12.3999</text:p>
          </table:table-cell>
          <table:table-cell office:value-type="float" office:value="12.0554" calcext:value-type="float">
            <text:p>12.0554</text:p>
          </table:table-cell>
          <table:table-cell office:value-type="float" office:value="13.0359" calcext:value-type="float">
            <text:p>13.0359</text:p>
          </table:table-cell>
          <table:table-cell office:value-type="float" office:value="12.1403" calcext:value-type="float">
            <text:p>12.1403</text:p>
          </table:table-cell>
          <table:table-cell office:value-type="float" office:value="12.9124" calcext:value-type="float">
            <text:p>12.9124</text:p>
          </table:table-cell>
          <table:table-cell office:value-type="float" office:value="21.7311" calcext:value-type="float">
            <text:p>21.7311</text:p>
          </table:table-cell>
          <table:table-cell office:value-type="float" office:value="15.6202" calcext:value-type="float">
            <text:p>15.6202</text:p>
          </table:table-cell>
          <table:table-cell office:value-type="float" office:value="19.5555" calcext:value-type="float">
            <text:p>19.5555</text:p>
          </table:table-cell>
          <table:table-cell office:value-type="float" office:value="45.626" calcext:value-type="float">
            <text:p>45.626</text:p>
          </table:table-cell>
          <table:table-cell office:value-type="float" office:value="53.3309" calcext:value-type="float">
            <text:p>53.3309</text:p>
          </table:table-cell>
          <table:table-cell office:value-type="float" office:value="15.4976" calcext:value-type="float">
            <text:p>15.4976</text:p>
          </table:table-cell>
          <table:table-cell office:value-type="float" office:value="13.0521" calcext:value-type="float">
            <text:p>13.0521</text:p>
          </table:table-cell>
          <table:table-cell office:value-type="float" office:value="11.9761" calcext:value-type="float">
            <text:p>11.9761</text:p>
          </table:table-cell>
          <table:table-cell office:value-type="float" office:value="13.5169" calcext:value-type="float">
            <text:p>13.5169</text:p>
          </table:table-cell>
          <table:table-cell office:value-type="float" office:value="13.971" calcext:value-type="float">
            <text:p>13.971</text:p>
          </table:table-cell>
          <table:table-cell office:value-type="float" office:value="11.458" calcext:value-type="float">
            <text:p>11.458</text:p>
          </table:table-cell>
          <table:table-cell office:value-type="float" office:value="11.5029" calcext:value-type="float">
            <text:p>11.5029</text:p>
          </table:table-cell>
          <table:table-cell office:value-type="float" office:value="11.2813" calcext:value-type="float">
            <text:p>11.2813</text:p>
          </table:table-cell>
          <table:table-cell office:value-type="float" office:value="9.86308" calcext:value-type="float">
            <text:p>9.86308</text:p>
          </table:table-cell>
        </table:table-row>
        <table:table-row table:style-name="ro1" table:number-rows-repeated="10">
          <table:table-cell table:number-columns-repeated="35"/>
        </table:table-row>
        <table:table-row table:style-name="ro1">
          <table:table-cell table:number-columns-repeated="14"/>
          <table:table-cell office:value-type="string" calcext:value-type="string">
            <text:p>AKAZE-ORB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31T00:30:19.988437970</meta:creation-date>
    <dc:date>2020-05-31T01:07:12.894312857</dc:date>
    <meta:editing-duration>PT36M36S</meta:editing-duration>
    <meta:editing-cycles>35</meta:editing-cycles>
    <meta:generator>LibreOffice/6.4.3.2$Linux_X86_64 LibreOffice_project/85aa6f776c6af63185291a519637a4f7af4e8a3b</meta:generator>
    <meta:document-statistic meta:table-count="1" meta:cell-count="1081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64.872cm" svg:height="29.711cm" xlink:href=".." xlink:type="simple" chart:class="chart:line" chart:style-name="ch1">
        <chart:legend chart:legend-position="end" svg:x="60.327cm" svg:y="12.066cm" style:legend-expansion="high" chart:style-name="ch2"/>
        <chart:plot-area chart:style-name="ch3" table:cell-range-address="Sheet1.A1:Sheet1.F31 Sheet1.R1:Sheet1.R31 Sheet1.AB1:Sheet1.AE31" chart:data-source-has-labels="row" svg:x="1.297cm" svg:y="0.594cm" svg:width="57.733cm" svg:height="28.523cm">
          <chartooo:coordinate-region svg:x="1.733cm" svg:y="0.793cm" svg:width="56.925cm" svg:height="27.6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1" chart:label-cell-address="Sheet1.A1:Sheet1.A1" chart:class="chart:line">
            <chart:data-point chart:repeated="30"/>
          </chart:series>
          <chart:series chart:style-name="ch7" chart:values-cell-range-address="Sheet1.B2:Sheet1.B31" chart:label-cell-address="Sheet1.B1:Sheet1.B1" chart:class="chart:line">
            <chart:data-point chart:repeated="30"/>
          </chart:series>
          <chart:series chart:style-name="ch8" chart:values-cell-range-address="Sheet1.C2:Sheet1.C31" chart:label-cell-address="Sheet1.C1:Sheet1.C1" chart:class="chart:line">
            <chart:data-point chart:repeated="30"/>
          </chart:series>
          <chart:series chart:style-name="ch9" chart:values-cell-range-address="Sheet1.D2:Sheet1.D31" chart:label-cell-address="Sheet1.D1:Sheet1.D1" chart:class="chart:line">
            <chart:data-point chart:repeated="30"/>
          </chart:series>
          <chart:series chart:style-name="ch10" chart:values-cell-range-address="Sheet1.E2:Sheet1.E31" chart:label-cell-address="Sheet1.E1:Sheet1.E1" chart:class="chart:line">
            <chart:data-point chart:repeated="30"/>
          </chart:series>
          <chart:series chart:style-name="ch11" chart:values-cell-range-address="Sheet1.F2:Sheet1.F31" chart:label-cell-address="Sheet1.F1:Sheet1.F1" chart:class="chart:line">
            <chart:data-point chart:repeated="30"/>
          </chart:series>
          <chart:series chart:style-name="ch12" chart:values-cell-range-address="Sheet1.R2:Sheet1.R31" chart:label-cell-address="Sheet1.R1:Sheet1.R1" chart:class="chart:line">
            <chart:data-point chart:repeated="30"/>
          </chart:series>
          <chart:series chart:style-name="ch13" chart:values-cell-range-address="Sheet1.AB2:Sheet1.AB31" chart:label-cell-address="Sheet1.AB1:Sheet1.AB1" chart:class="chart:line">
            <chart:data-point chart:repeated="30"/>
          </chart:series>
          <chart:series chart:style-name="ch14" chart:values-cell-range-address="Sheet1.AC2:Sheet1.AC31" chart:label-cell-address="Sheet1.AC1:Sheet1.AC1" chart:class="chart:line">
            <chart:data-point chart:repeated="30"/>
          </chart:series>
          <chart:series chart:style-name="ch15" chart:values-cell-range-address="Sheet1.AD2:Sheet1.AD31" chart:label-cell-address="Sheet1.AD1:Sheet1.AD1" chart:class="chart:line">
            <chart:data-point chart:repeated="30"/>
          </chart:series>
          <chart:series chart:style-name="ch16" chart:values-cell-range-address="Sheet1.AE2:Sheet1.AE31" chart:label-cell-address="Sheet1.AE1:Sheet1.AE1" chart:class="chart:line">
            <chart:data-point chart:repeated="3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AZE – AKAZE</text:p>
                <draw:g>
                  <svg:desc>Sheet1.A1:Sheet1.A1</svg:desc>
                </draw:g>
              </table:table-cell>
              <table:table-cell office:value-type="string">
                <text:p>AKAZE – BRIEF</text:p>
                <draw:g>
                  <svg:desc>Sheet1.B1:Sheet1.B1</svg:desc>
                </draw:g>
              </table:table-cell>
              <table:table-cell office:value-type="string">
                <text:p>AKAZE-BRISK</text:p>
                <draw:g>
                  <svg:desc>Sheet1.C1:Sheet1.C1</svg:desc>
                </draw:g>
              </table:table-cell>
              <table:table-cell office:value-type="string">
                <text:p>AKAZE-FREAK</text:p>
                <draw:g>
                  <svg:desc>Sheet1.D1:Sheet1.D1</svg:desc>
                </draw:g>
              </table:table-cell>
              <table:table-cell office:value-type="string">
                <text:p>AKAZE-ORB</text:p>
                <draw:g>
                  <svg:desc>Sheet1.E1:Sheet1.E1</svg:desc>
                </draw:g>
              </table:table-cell>
              <table:table-cell office:value-type="string">
                <text:p>AKAZE-SIFT</text:p>
                <draw:g>
                  <svg:desc>Sheet1.F1:Sheet1.F1</svg:desc>
                </draw:g>
              </table:table-cell>
              <table:table-cell office:value-type="string">
                <text:p>FAST-BRISK</text:p>
                <draw:g>
                  <svg:desc>Sheet1.R1:Sheet1.R1</svg:desc>
                </draw:g>
              </table:table-cell>
              <table:table-cell office:value-type="string">
                <text:p>SHITOMASI-BRISK</text:p>
                <draw:g>
                  <svg:desc>Sheet1.AB1:Sheet1.AB1</svg:desc>
                </draw:g>
              </table:table-cell>
              <table:table-cell office:value-type="string">
                <text:p>SHITOMASI-FREAK</text:p>
                <draw:g>
                  <svg:desc>Sheet1.AC1:Sheet1.AC1</svg:desc>
                </draw:g>
              </table:table-cell>
              <table:table-cell office:value-type="string">
                <text:p>SHITOMASI-ORB</text:p>
                <draw:g>
                  <svg:desc>Sheet1.AD1:Sheet1.AD1</svg:desc>
                </draw:g>
              </table:table-cell>
              <table:table-cell office:value-type="string">
                <text:p>SHITOMASI-SIFT</text:p>
                <draw:g>
                  <svg:desc>Sheet1.AE1:Sheet1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3444">
                <text:p>12.3444</text:p>
                <draw:g>
                  <svg:desc>Sheet1.A2:Sheet1.A31</svg:desc>
                </draw:g>
              </table:table-cell>
              <table:table-cell office:value-type="float" office:value="13.2804">
                <text:p>13.2804</text:p>
                <draw:g>
                  <svg:desc>Sheet1.B2:Sheet1.B31</svg:desc>
                </draw:g>
              </table:table-cell>
              <table:table-cell office:value-type="float" office:value="11.9055">
                <text:p>11.9055</text:p>
                <draw:g>
                  <svg:desc>Sheet1.C2:Sheet1.C31</svg:desc>
                </draw:g>
              </table:table-cell>
              <table:table-cell office:value-type="float" office:value="12.1239">
                <text:p>12.1239</text:p>
                <draw:g>
                  <svg:desc>Sheet1.D2:Sheet1.D31</svg:desc>
                </draw:g>
              </table:table-cell>
              <table:table-cell office:value-type="float" office:value="12.4495">
                <text:p>12.4495</text:p>
                <draw:g>
                  <svg:desc>Sheet1.E2:Sheet1.E31</svg:desc>
                </draw:g>
              </table:table-cell>
              <table:table-cell office:value-type="float" office:value="12.4103">
                <text:p>12.4103</text:p>
                <draw:g>
                  <svg:desc>Sheet1.F2:Sheet1.F31</svg:desc>
                </draw:g>
              </table:table-cell>
              <table:table-cell office:value-type="float" office:value="12.3541">
                <text:p>12.3541</text:p>
                <draw:g>
                  <svg:desc>Sheet1.R2:Sheet1.R31</svg:desc>
                </draw:g>
              </table:table-cell>
              <table:table-cell office:value-type="float" office:value="13.9019">
                <text:p>13.9019</text:p>
                <draw:g>
                  <svg:desc>Sheet1.AB2:Sheet1.AB31</svg:desc>
                </draw:g>
              </table:table-cell>
              <table:table-cell office:value-type="float" office:value="13.6733">
                <text:p>13.6733</text:p>
                <draw:g>
                  <svg:desc>Sheet1.AC2:Sheet1.AC31</svg:desc>
                </draw:g>
              </table:table-cell>
              <table:table-cell office:value-type="float" office:value="14.2952">
                <text:p>14.2952</text:p>
                <draw:g>
                  <svg:desc>Sheet1.AD2:Sheet1.AD31</svg:desc>
                </draw:g>
              </table:table-cell>
              <table:table-cell office:value-type="float" office:value="14.2804">
                <text:p>14.2804</text:p>
                <draw:g>
                  <svg:desc>Sheet1.AE2:Sheet1.A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0983">
                <text:p>14.0983</text:p>
              </table:table-cell>
              <table:table-cell office:value-type="float" office:value="15.381">
                <text:p>15.381</text:p>
              </table:table-cell>
              <table:table-cell office:value-type="float" office:value="15.6237">
                <text:p>15.6237</text:p>
              </table:table-cell>
              <table:table-cell office:value-type="float" office:value="14.0613">
                <text:p>14.0613</text:p>
              </table:table-cell>
              <table:table-cell office:value-type="float" office:value="14.5591">
                <text:p>14.5591</text:p>
              </table:table-cell>
              <table:table-cell office:value-type="float" office:value="14.646">
                <text:p>14.646</text:p>
              </table:table-cell>
              <table:table-cell office:value-type="float" office:value="12.3908">
                <text:p>12.3908</text:p>
              </table:table-cell>
              <table:table-cell office:value-type="float" office:value="12.9876">
                <text:p>12.9876</text:p>
              </table:table-cell>
              <table:table-cell office:value-type="float" office:value="13.5031">
                <text:p>13.5031</text:p>
              </table:table-cell>
              <table:table-cell office:value-type="float" office:value="12.439">
                <text:p>12.439</text:p>
              </table:table-cell>
              <table:table-cell office:value-type="float" office:value="12.9004">
                <text:p>12.9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828">
                <text:p>12.8828</text:p>
              </table:table-cell>
              <table:table-cell office:value-type="float" office:value="13.6728">
                <text:p>13.6728</text:p>
              </table:table-cell>
              <table:table-cell office:value-type="float" office:value="13.4641">
                <text:p>13.4641</text:p>
              </table:table-cell>
              <table:table-cell office:value-type="float" office:value="13.9589">
                <text:p>13.9589</text:p>
              </table:table-cell>
              <table:table-cell office:value-type="float" office:value="13.3166">
                <text:p>13.3166</text:p>
              </table:table-cell>
              <table:table-cell office:value-type="float" office:value="13.2293">
                <text:p>13.2293</text:p>
              </table:table-cell>
              <table:table-cell office:value-type="float" office:value="12.9751">
                <text:p>12.9751</text:p>
              </table:table-cell>
              <table:table-cell office:value-type="float" office:value="13.2474">
                <text:p>13.2474</text:p>
              </table:table-cell>
              <table:table-cell office:value-type="float" office:value="11.4665">
                <text:p>11.4665</text:p>
              </table:table-cell>
              <table:table-cell office:value-type="float" office:value="12.2131">
                <text:p>12.2131</text:p>
              </table:table-cell>
              <table:table-cell office:value-type="float" office:value="11.6087">
                <text:p>11.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4781">
                <text:p>14.4781</text:p>
              </table:table-cell>
              <table:table-cell office:value-type="float" office:value="13.9793">
                <text:p>13.9793</text:p>
              </table:table-cell>
              <table:table-cell office:value-type="float" office:value="14.4196">
                <text:p>14.4196</text:p>
              </table:table-cell>
              <table:table-cell office:value-type="float" office:value="14.2454">
                <text:p>14.2454</text:p>
              </table:table-cell>
              <table:table-cell office:value-type="float" office:value="14.3789">
                <text:p>14.3789</text:p>
              </table:table-cell>
              <table:table-cell office:value-type="float" office:value="14.1141">
                <text:p>14.1141</text:p>
              </table:table-cell>
              <table:table-cell office:value-type="float" office:value="13.0276">
                <text:p>13.0276</text:p>
              </table:table-cell>
              <table:table-cell office:value-type="float" office:value="12.8899">
                <text:p>12.8899</text:p>
              </table:table-cell>
              <table:table-cell office:value-type="float" office:value="12.561">
                <text:p>12.561</text:p>
              </table:table-cell>
              <table:table-cell office:value-type="float" office:value="12.8595">
                <text:p>12.8595</text:p>
              </table:table-cell>
              <table:table-cell office:value-type="float" office:value="12.9209">
                <text:p>12.9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468">
                <text:p>16.7468</text:p>
              </table:table-cell>
              <table:table-cell office:value-type="float" office:value="15.1106">
                <text:p>15.1106</text:p>
              </table:table-cell>
              <table:table-cell office:value-type="float" office:value="14.7461">
                <text:p>14.7461</text:p>
              </table:table-cell>
              <table:table-cell office:value-type="float" office:value="16.1433">
                <text:p>16.1433</text:p>
              </table:table-cell>
              <table:table-cell office:value-type="float" office:value="15.577">
                <text:p>15.577</text:p>
              </table:table-cell>
              <table:table-cell office:value-type="float" office:value="16.598">
                <text:p>16.598</text:p>
              </table:table-cell>
              <table:table-cell office:value-type="float" office:value="NaN">
                <text:p>NaN</text:p>
              </table:table-cell>
              <table:table-cell office:value-type="float" office:value="13.4476">
                <text:p>13.4476</text:p>
              </table:table-cell>
              <table:table-cell office:value-type="float" office:value="12.6318">
                <text:p>12.6318</text:p>
              </table:table-cell>
              <table:table-cell office:value-type="float" office:value="12.1368">
                <text:p>12.1368</text:p>
              </table:table-cell>
              <table:table-cell office:value-type="float" office:value="12.1886">
                <text:p>12.1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8675">
                <text:p>13.8675</text:p>
              </table:table-cell>
              <table:table-cell office:value-type="float" office:value="13.9096">
                <text:p>13.9096</text:p>
              </table:table-cell>
              <table:table-cell office:value-type="float" office:value="14.8422">
                <text:p>14.8422</text:p>
              </table:table-cell>
              <table:table-cell office:value-type="float" office:value="14.5198">
                <text:p>14.5198</text:p>
              </table:table-cell>
              <table:table-cell office:value-type="float" office:value="13.7785">
                <text:p>13.7785</text:p>
              </table:table-cell>
              <table:table-cell office:value-type="float" office:value="13.9616">
                <text:p>13.9616</text:p>
              </table:table-cell>
              <table:table-cell office:value-type="float" office:value="13.0932">
                <text:p>13.0932</text:p>
              </table:table-cell>
              <table:table-cell office:value-type="float" office:value="13.5266">
                <text:p>13.5266</text:p>
              </table:table-cell>
              <table:table-cell office:value-type="float" office:value="15.1537">
                <text:p>15.1537</text:p>
              </table:table-cell>
              <table:table-cell office:value-type="float" office:value="13.6733">
                <text:p>13.6733</text:p>
              </table:table-cell>
              <table:table-cell office:value-type="float" office:value="13.0553">
                <text:p>13.0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3467">
                <text:p>15.3467</text:p>
              </table:table-cell>
              <table:table-cell office:value-type="float" office:value="15.9355">
                <text:p>15.9355</text:p>
              </table:table-cell>
              <table:table-cell office:value-type="float" office:value="16.1856">
                <text:p>16.1856</text:p>
              </table:table-cell>
              <table:table-cell office:value-type="float" office:value="15.4456">
                <text:p>15.4456</text:p>
              </table:table-cell>
              <table:table-cell office:value-type="float" office:value="15.6234">
                <text:p>15.6234</text:p>
              </table:table-cell>
              <table:table-cell office:value-type="float" office:value="15.7668">
                <text:p>15.7668</text:p>
              </table:table-cell>
              <table:table-cell office:value-type="float" office:value="12.093">
                <text:p>12.093</text:p>
              </table:table-cell>
              <table:table-cell office:value-type="float" office:value="12.7172">
                <text:p>12.7172</text:p>
              </table:table-cell>
              <table:table-cell office:value-type="float" office:value="13.3509">
                <text:p>13.3509</text:p>
              </table:table-cell>
              <table:table-cell office:value-type="float" office:value="11.9941">
                <text:p>11.9941</text:p>
              </table:table-cell>
              <table:table-cell office:value-type="float" office:value="12.6612">
                <text:p>12.6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1378">
                <text:p>14.1378</text:p>
              </table:table-cell>
              <table:table-cell office:value-type="float" office:value="14.4514">
                <text:p>14.4514</text:p>
              </table:table-cell>
              <table:table-cell office:value-type="float" office:value="13.992">
                <text:p>13.992</text:p>
              </table:table-cell>
              <table:table-cell office:value-type="float" office:value="13.6867">
                <text:p>13.6867</text:p>
              </table:table-cell>
              <table:table-cell office:value-type="float" office:value="14.1891">
                <text:p>14.1891</text:p>
              </table:table-cell>
              <table:table-cell office:value-type="float" office:value="13.7661">
                <text:p>13.7661</text:p>
              </table:table-cell>
              <table:table-cell office:value-type="float" office:value="11.4003">
                <text:p>11.4003</text:p>
              </table:table-cell>
              <table:table-cell office:value-type="float" office:value="13.712">
                <text:p>13.712</text:p>
              </table:table-cell>
              <table:table-cell office:value-type="float" office:value="12.9348">
                <text:p>12.9348</text:p>
              </table:table-cell>
              <table:table-cell office:value-type="float" office:value="12.3913">
                <text:p>12.3913</text:p>
              </table:table-cell>
              <table:table-cell office:value-type="float" office:value="12.1376">
                <text:p>12.1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8398">
                <text:p>13.8398</text:p>
              </table:table-cell>
              <table:table-cell office:value-type="float" office:value="13.5101">
                <text:p>13.5101</text:p>
              </table:table-cell>
              <table:table-cell office:value-type="float" office:value="13.9014">
                <text:p>13.9014</text:p>
              </table:table-cell>
              <table:table-cell office:value-type="float" office:value="13.1065">
                <text:p>13.1065</text:p>
              </table:table-cell>
              <table:table-cell office:value-type="float" office:value="13.4444">
                <text:p>13.4444</text:p>
              </table:table-cell>
              <table:table-cell office:value-type="float" office:value="14.0783">
                <text:p>14.0783</text:p>
              </table:table-cell>
              <table:table-cell office:value-type="float" office:value="11.9612">
                <text:p>11.9612</text:p>
              </table:table-cell>
              <table:table-cell office:value-type="float" office:value="11.5126">
                <text:p>11.5126</text:p>
              </table:table-cell>
              <table:table-cell office:value-type="float" office:value="12.1911">
                <text:p>12.1911</text:p>
              </table:table-cell>
              <table:table-cell office:value-type="float" office:value="11.3273">
                <text:p>11.3273</text:p>
              </table:table-cell>
              <table:table-cell office:value-type="float" office:value="11.9899">
                <text:p>11.9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5483">
                <text:p>11.5483</text:p>
              </table:table-cell>
              <table:table-cell office:value-type="float" office:value="11.6673">
                <text:p>11.6673</text:p>
              </table:table-cell>
              <table:table-cell office:value-type="float" office:value="11.878">
                <text:p>11.878</text:p>
              </table:table-cell>
              <table:table-cell office:value-type="float" office:value="12.0414">
                <text:p>12.0414</text:p>
              </table:table-cell>
              <table:table-cell office:value-type="float" office:value="11.7537">
                <text:p>11.7537</text:p>
              </table:table-cell>
              <table:table-cell office:value-type="float" office:value="11.7502">
                <text:p>11.7502</text:p>
              </table:table-cell>
              <table:table-cell office:value-type="float" office:value="13.5598">
                <text:p>13.5598</text:p>
              </table:table-cell>
              <table:table-cell office:value-type="float" office:value="13.456">
                <text:p>13.456</text:p>
              </table:table-cell>
              <table:table-cell office:value-type="float" office:value="13.199">
                <text:p>13.199</text:p>
              </table:table-cell>
              <table:table-cell office:value-type="float" office:value="13.6447">
                <text:p>13.6447</text:p>
              </table:table-cell>
              <table:table-cell office:value-type="float" office:value="13.5009">
                <text:p>13.5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341">
                <text:p>12.1341</text:p>
              </table:table-cell>
              <table:table-cell office:value-type="float" office:value="12.3566">
                <text:p>12.3566</text:p>
              </table:table-cell>
              <table:table-cell office:value-type="float" office:value="12.5052">
                <text:p>12.5052</text:p>
              </table:table-cell>
              <table:table-cell office:value-type="float" office:value="12.2112">
                <text:p>12.2112</text:p>
              </table:table-cell>
              <table:table-cell office:value-type="float" office:value="12.4121">
                <text:p>12.4121</text:p>
              </table:table-cell>
              <table:table-cell office:value-type="float" office:value="12.2176">
                <text:p>12.2176</text:p>
              </table:table-cell>
              <table:table-cell office:value-type="float" office:value="13.1502">
                <text:p>13.1502</text:p>
              </table:table-cell>
              <table:table-cell office:value-type="float" office:value="11.9816">
                <text:p>11.9816</text:p>
              </table:table-cell>
              <table:table-cell office:value-type="float" office:value="11.3274">
                <text:p>11.3274</text:p>
              </table:table-cell>
              <table:table-cell office:value-type="float" office:value="11.3027">
                <text:p>11.3027</text:p>
              </table:table-cell>
              <table:table-cell office:value-type="float" office:value="12.1076">
                <text:p>12.1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555">
                <text:p>11.0555</text:p>
              </table:table-cell>
              <table:table-cell office:value-type="float" office:value="11.6794">
                <text:p>11.6794</text:p>
              </table:table-cell>
              <table:table-cell office:value-type="float" office:value="10.3737">
                <text:p>10.3737</text:p>
              </table:table-cell>
              <table:table-cell office:value-type="float" office:value="10.9924">
                <text:p>10.9924</text:p>
              </table:table-cell>
              <table:table-cell office:value-type="float" office:value="11.5441">
                <text:p>11.5441</text:p>
              </table:table-cell>
              <table:table-cell office:value-type="float" office:value="11.1699">
                <text:p>11.1699</text:p>
              </table:table-cell>
              <table:table-cell office:value-type="float" office:value="12.2294">
                <text:p>12.2294</text:p>
              </table:table-cell>
              <table:table-cell office:value-type="float" office:value="11.8135">
                <text:p>11.8135</text:p>
              </table:table-cell>
              <table:table-cell office:value-type="float" office:value="12.2727">
                <text:p>12.2727</text:p>
              </table:table-cell>
              <table:table-cell office:value-type="float" office:value="11.3208">
                <text:p>11.3208</text:p>
              </table:table-cell>
              <table:table-cell office:value-type="float" office:value="11.8967">
                <text:p>11.89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2852">
                <text:p>11.2852</text:p>
              </table:table-cell>
              <table:table-cell office:value-type="float" office:value="10.119">
                <text:p>10.119</text:p>
              </table:table-cell>
              <table:table-cell office:value-type="float" office:value="10.1488">
                <text:p>10.1488</text:p>
              </table:table-cell>
              <table:table-cell office:value-type="float" office:value="10.9714">
                <text:p>10.9714</text:p>
              </table:table-cell>
              <table:table-cell office:value-type="float" office:value="9.98404">
                <text:p>9.98404</text:p>
              </table:table-cell>
              <table:table-cell office:value-type="float" office:value="10.8611">
                <text:p>10.8611</text:p>
              </table:table-cell>
              <table:table-cell office:value-type="float" office:value="11.9837">
                <text:p>11.9837</text:p>
              </table:table-cell>
              <table:table-cell office:value-type="float" office:value="12.0367">
                <text:p>12.0367</text:p>
              </table:table-cell>
              <table:table-cell office:value-type="float" office:value="12.6681">
                <text:p>12.6681</text:p>
              </table:table-cell>
              <table:table-cell office:value-type="float" office:value="12.3765">
                <text:p>12.3765</text:p>
              </table:table-cell>
              <table:table-cell office:value-type="float" office:value="11.6227">
                <text:p>11.6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5842">
                <text:p>10.5842</text:p>
              </table:table-cell>
              <table:table-cell office:value-type="float" office:value="9.85941">
                <text:p>9.85941</text:p>
              </table:table-cell>
              <table:table-cell office:value-type="float" office:value="10.0383">
                <text:p>10.0383</text:p>
              </table:table-cell>
              <table:table-cell office:value-type="float" office:value="10">
                <text:p>10</text:p>
              </table:table-cell>
              <table:table-cell office:value-type="float" office:value="10.4168">
                <text:p>10.4168</text:p>
              </table:table-cell>
              <table:table-cell office:value-type="float" office:value="10.4738">
                <text:p>10.4738</text:p>
              </table:table-cell>
              <table:table-cell office:value-type="float" office:value="11.6152">
                <text:p>11.6152</text:p>
              </table:table-cell>
              <table:table-cell office:value-type="float" office:value="11.342">
                <text:p>11.342</text:p>
              </table:table-cell>
              <table:table-cell office:value-type="float" office:value="11.5384">
                <text:p>11.5384</text:p>
              </table:table-cell>
              <table:table-cell office:value-type="float" office:value="11.5476">
                <text:p>11.5476</text:p>
              </table:table-cell>
              <table:table-cell office:value-type="float" office:value="10.9335">
                <text:p>10.9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1989">
                <text:p>10.1989</text:p>
              </table:table-cell>
              <table:table-cell office:value-type="float" office:value="9.48744">
                <text:p>9.48744</text:p>
              </table:table-cell>
              <table:table-cell office:value-type="float" office:value="10.1702">
                <text:p>10.1702</text:p>
              </table:table-cell>
              <table:table-cell office:value-type="float" office:value="9.86979">
                <text:p>9.86979</text:p>
              </table:table-cell>
              <table:table-cell office:value-type="float" office:value="10.5321">
                <text:p>10.5321</text:p>
              </table:table-cell>
              <table:table-cell office:value-type="float" office:value="9.94153">
                <text:p>9.94153</text:p>
              </table:table-cell>
              <table:table-cell office:value-type="float" office:value="11.7805">
                <text:p>11.7805</text:p>
              </table:table-cell>
              <table:table-cell office:value-type="float" office:value="9.07784">
                <text:p>9.07784</text:p>
              </table:table-cell>
              <table:table-cell office:value-type="float" office:value="10.2513">
                <text:p>10.2513</text:p>
              </table:table-cell>
              <table:table-cell office:value-type="float" office:value="10.4388">
                <text:p>10.4388</text:p>
              </table:table-cell>
              <table:table-cell office:value-type="float" office:value="12.5287">
                <text:p>12.5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8136">
                <text:p>9.8136</text:p>
              </table:table-cell>
              <table:table-cell office:value-type="float" office:value="9.69983">
                <text:p>9.69983</text:p>
              </table:table-cell>
              <table:table-cell office:value-type="float" office:value="10.3833">
                <text:p>10.3833</text:p>
              </table:table-cell>
              <table:table-cell office:value-type="float" office:value="10.3531">
                <text:p>10.3531</text:p>
              </table:table-cell>
              <table:table-cell office:value-type="float" office:value="9.69853">
                <text:p>9.69853</text:p>
              </table:table-cell>
              <table:table-cell office:value-type="float" office:value="10.1281">
                <text:p>10.1281</text:p>
              </table:table-cell>
              <table:table-cell office:value-type="float" office:value="12.6953">
                <text:p>12.6953</text:p>
              </table:table-cell>
              <table:table-cell office:value-type="float" office:value="10.4612">
                <text:p>10.4612</text:p>
              </table:table-cell>
              <table:table-cell office:value-type="float" office:value="11.3153">
                <text:p>11.3153</text:p>
              </table:table-cell>
              <table:table-cell office:value-type="float" office:value="11.6681">
                <text:p>11.6681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06452">
                <text:p>9.06452</text:p>
              </table:table-cell>
              <table:table-cell office:value-type="float" office:value="9.50336">
                <text:p>9.50336</text:p>
              </table:table-cell>
              <table:table-cell office:value-type="float" office:value="9.63699">
                <text:p>9.63699</text:p>
              </table:table-cell>
              <table:table-cell office:value-type="float" office:value="9.10004">
                <text:p>9.10004</text:p>
              </table:table-cell>
              <table:table-cell office:value-type="float" office:value="8.97547">
                <text:p>8.97547</text:p>
              </table:table-cell>
              <table:table-cell office:value-type="float" office:value="9.02048">
                <text:p>9.02048</text:p>
              </table:table-cell>
              <table:table-cell office:value-type="float" office:value="8.69919">
                <text:p>8.69919</text:p>
              </table:table-cell>
              <table:table-cell office:value-type="float" office:value="11.6823">
                <text:p>11.6823</text:p>
              </table:table-cell>
              <table:table-cell office:value-type="float" office:value="10.9094">
                <text:p>10.9094</text:p>
              </table:table-cell>
              <table:table-cell office:value-type="float" office:value="9.69202">
                <text:p>9.69202</text:p>
              </table:table-cell>
              <table:table-cell office:value-type="float" office:value="10.7884">
                <text:p>10.7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74">
                <text:p>8.974</text:p>
              </table:table-cell>
              <table:table-cell office:value-type="float" office:value="9.12938">
                <text:p>9.12938</text:p>
              </table:table-cell>
              <table:table-cell office:value-type="float" office:value="9.06564">
                <text:p>9.06564</text:p>
              </table:table-cell>
              <table:table-cell office:value-type="float" office:value="8.65041">
                <text:p>8.65041</text:p>
              </table:table-cell>
              <table:table-cell office:value-type="float" office:value="9.14277">
                <text:p>9.14277</text:p>
              </table:table-cell>
              <table:table-cell office:value-type="float" office:value="8.9967">
                <text:p>8.9967</text:p>
              </table:table-cell>
              <table:table-cell office:value-type="float" office:value="11.9006">
                <text:p>11.9006</text:p>
              </table:table-cell>
              <table:table-cell office:value-type="float" office:value="9.73863">
                <text:p>9.73863</text:p>
              </table:table-cell>
              <table:table-cell office:value-type="float" office:value="7.87897">
                <text:p>7.87897</text:p>
              </table:table-cell>
              <table:table-cell office:value-type="float" office:value="7.60063">
                <text:p>7.60063</text:p>
              </table:table-cell>
              <table:table-cell office:value-type="float" office:value="9.52513">
                <text:p>9.52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9456">
                <text:p>9.59456</text:p>
              </table:table-cell>
              <table:table-cell office:value-type="float" office:value="9.64059">
                <text:p>9.64059</text:p>
              </table:table-cell>
              <table:table-cell office:value-type="float" office:value="9.55485">
                <text:p>9.55485</text:p>
              </table:table-cell>
              <table:table-cell office:value-type="float" office:value="9.64576">
                <text:p>9.64576</text:p>
              </table:table-cell>
              <table:table-cell office:value-type="float" office:value="9.75201">
                <text:p>9.75201</text:p>
              </table:table-cell>
              <table:table-cell office:value-type="float" office:value="9.63606">
                <text:p>9.63606</text:p>
              </table:table-cell>
              <table:table-cell office:value-type="float" office:value="11.5046">
                <text:p>11.5046</text:p>
              </table:table-cell>
              <table:table-cell office:value-type="float" office:value="11.4727">
                <text:p>11.4727</text:p>
              </table:table-cell>
              <table:table-cell office:value-type="float" office:value="12.1304">
                <text:p>12.1304</text:p>
              </table:table-cell>
              <table:table-cell office:value-type="float" office:value="12.1296">
                <text:p>12.1296</text:p>
              </table:table-cell>
              <table:table-cell office:value-type="float" office:value="11.6726">
                <text:p>11.6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7656">
                <text:p>8.7656</text:p>
              </table:table-cell>
              <table:table-cell office:value-type="float" office:value="8.5496">
                <text:p>8.5496</text:p>
              </table:table-cell>
              <table:table-cell office:value-type="float" office:value="9.02873">
                <text:p>9.02873</text:p>
              </table:table-cell>
              <table:table-cell office:value-type="float" office:value="9.02873">
                <text:p>9.02873</text:p>
              </table:table-cell>
              <table:table-cell office:value-type="float" office:value="8.68897">
                <text:p>8.68897</text:p>
              </table:table-cell>
              <table:table-cell office:value-type="float" office:value="8.93316">
                <text:p>8.93316</text:p>
              </table:table-cell>
              <table:table-cell office:value-type="float" office:value="12.0004">
                <text:p>12.0004</text:p>
              </table:table-cell>
              <table:table-cell office:value-type="float" office:value="8.74509">
                <text:p>8.74509</text:p>
              </table:table-cell>
              <table:table-cell office:value-type="float" office:value="8.44219">
                <text:p>8.44219</text:p>
              </table:table-cell>
              <table:table-cell office:value-type="float" office:value="10.615">
                <text:p>10.615</text:p>
              </table:table-cell>
              <table:table-cell office:value-type="float" office:value="9.774">
                <text:p>9.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374">
                <text:p>8.4374</text:p>
              </table:table-cell>
              <table:table-cell office:value-type="float" office:value="8.70298">
                <text:p>8.70298</text:p>
              </table:table-cell>
              <table:table-cell office:value-type="float" office:value="8.82857">
                <text:p>8.82857</text:p>
              </table:table-cell>
              <table:table-cell office:value-type="float" office:value="9.02937">
                <text:p>9.02937</text:p>
              </table:table-cell>
              <table:table-cell office:value-type="float" office:value="9.16964">
                <text:p>9.16964</text:p>
              </table:table-cell>
              <table:table-cell office:value-type="float" office:value="8.71459">
                <text:p>8.71459</text:p>
              </table:table-cell>
              <table:table-cell office:value-type="float" office:value="11.4729">
                <text:p>11.4729</text:p>
              </table:table-cell>
              <table:table-cell office:value-type="float" office:value="7.94815">
                <text:p>7.94815</text:p>
              </table:table-cell>
              <table:table-cell office:value-type="float" office:value="9.35648">
                <text:p>9.35648</text:p>
              </table:table-cell>
              <table:table-cell office:value-type="float" office:value="7.6211">
                <text:p>7.6211</text:p>
              </table:table-cell>
              <table:table-cell office:value-type="float" office:value="9.44531">
                <text:p>9.445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16306">
                <text:p>8.16306</text:p>
              </table:table-cell>
              <table:table-cell office:value-type="float" office:value="7.89672">
                <text:p>7.89672</text:p>
              </table:table-cell>
              <table:table-cell office:value-type="float" office:value="8.00464">
                <text:p>8.00464</text:p>
              </table:table-cell>
              <table:table-cell office:value-type="float" office:value="7.97609">
                <text:p>7.97609</text:p>
              </table:table-cell>
              <table:table-cell office:value-type="float" office:value="7.83544">
                <text:p>7.83544</text:p>
              </table:table-cell>
              <table:table-cell office:value-type="float" office:value="7.86739">
                <text:p>7.86739</text:p>
              </table:table-cell>
              <table:table-cell office:value-type="float" office:value="11.777">
                <text:p>11.777</text:p>
              </table:table-cell>
              <table:table-cell office:value-type="float" office:value="10.0482">
                <text:p>10.0482</text:p>
              </table:table-cell>
              <table:table-cell office:value-type="float" office:value="10.1523">
                <text:p>10.1523</text:p>
              </table:table-cell>
              <table:table-cell office:value-type="float" office:value="10.9115">
                <text:p>10.9115</text:p>
              </table:table-cell>
              <table:table-cell office:value-type="float" office:value="11.2002">
                <text:p>11.2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02252">
                <text:p>9.02252</text:p>
              </table:table-cell>
              <table:table-cell office:value-type="float" office:value="9.128">
                <text:p>9.128</text:p>
              </table:table-cell>
              <table:table-cell office:value-type="float" office:value="9.21474">
                <text:p>9.21474</text:p>
              </table:table-cell>
              <table:table-cell office:value-type="float" office:value="8.62224">
                <text:p>8.62224</text:p>
              </table:table-cell>
              <table:table-cell office:value-type="float" office:value="9.14254">
                <text:p>9.14254</text:p>
              </table:table-cell>
              <table:table-cell office:value-type="float" office:value="8.8036">
                <text:p>8.8036</text:p>
              </table:table-cell>
              <table:table-cell office:value-type="float" office:value="10.4195">
                <text:p>10.4195</text:p>
              </table:table-cell>
              <table:table-cell office:value-type="float" office:value="9.26055">
                <text:p>9.26055</text:p>
              </table:table-cell>
              <table:table-cell office:value-type="float" office:value="10.0358">
                <text:p>10.0358</text:p>
              </table:table-cell>
              <table:table-cell office:value-type="float" office:value="8.19463">
                <text:p>8.19463</text:p>
              </table:table-cell>
              <table:table-cell office:value-type="float" office:value="8.70378">
                <text:p>8.703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61119">
                <text:p>8.61119</text:p>
              </table:table-cell>
              <table:table-cell office:value-type="float" office:value="8.28336">
                <text:p>8.28336</text:p>
              </table:table-cell>
              <table:table-cell office:value-type="float" office:value="9.04946">
                <text:p>9.04946</text:p>
              </table:table-cell>
              <table:table-cell office:value-type="float" office:value="8.66701">
                <text:p>8.66701</text:p>
              </table:table-cell>
              <table:table-cell office:value-type="float" office:value="8.47902">
                <text:p>8.47902</text:p>
              </table:table-cell>
              <table:table-cell office:value-type="float" office:value="8.6111">
                <text:p>8.6111</text:p>
              </table:table-cell>
              <table:table-cell office:value-type="float" office:value="8.49586">
                <text:p>8.49586</text:p>
              </table:table-cell>
              <table:table-cell office:value-type="float" office:value="9.93957">
                <text:p>9.93957</text:p>
              </table:table-cell>
              <table:table-cell office:value-type="float" office:value="8.49192">
                <text:p>8.49192</text:p>
              </table:table-cell>
              <table:table-cell office:value-type="float" office:value="10.5164">
                <text:p>10.5164</text:p>
              </table:table-cell>
              <table:table-cell office:value-type="float" office:value="10.3507">
                <text:p>10.35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93087">
                <text:p>8.93087</text:p>
              </table:table-cell>
              <table:table-cell office:value-type="float" office:value="9.85046">
                <text:p>9.85046</text:p>
              </table:table-cell>
              <table:table-cell office:value-type="float" office:value="9.01568">
                <text:p>9.01568</text:p>
              </table:table-cell>
              <table:table-cell office:value-type="float" office:value="8.80614">
                <text:p>8.80614</text:p>
              </table:table-cell>
              <table:table-cell office:value-type="float" office:value="9.40854">
                <text:p>9.40854</text:p>
              </table:table-cell>
              <table:table-cell office:value-type="float" office:value="9.51247">
                <text:p>9.51247</text:p>
              </table:table-cell>
              <table:table-cell office:value-type="float" office:value="10.5486">
                <text:p>10.5486</text:p>
              </table:table-cell>
              <table:table-cell office:value-type="float" office:value="9.12792">
                <text:p>9.12792</text:p>
              </table:table-cell>
              <table:table-cell office:value-type="float" office:value="9.25563">
                <text:p>9.25563</text:p>
              </table:table-cell>
              <table:table-cell office:value-type="float" office:value="9.54206">
                <text:p>9.54206</text:p>
              </table:table-cell>
              <table:table-cell office:value-type="float" office:value="10.3522">
                <text:p>10.3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7059">
                <text:p>10.7059</text:p>
              </table:table-cell>
              <table:table-cell office:value-type="float" office:value="10.7528">
                <text:p>10.7528</text:p>
              </table:table-cell>
              <table:table-cell office:value-type="float" office:value="9.45479">
                <text:p>9.45479</text:p>
              </table:table-cell>
              <table:table-cell office:value-type="float" office:value="10.2973">
                <text:p>10.2973</text:p>
              </table:table-cell>
              <table:table-cell office:value-type="float" office:value="10.6156">
                <text:p>10.6156</text:p>
              </table:table-cell>
              <table:table-cell office:value-type="float" office:value="10.469">
                <text:p>10.469</text:p>
              </table:table-cell>
              <table:table-cell office:value-type="float" office:value="11.6137">
                <text:p>11.6137</text:p>
              </table:table-cell>
              <table:table-cell office:value-type="float" office:value="8.83837">
                <text:p>8.83837</text:p>
              </table:table-cell>
              <table:table-cell office:value-type="float" office:value="10.7331">
                <text:p>10.7331</text:p>
              </table:table-cell>
              <table:table-cell office:value-type="float" office:value="9.1566">
                <text:p>9.1566</text:p>
              </table:table-cell>
              <table:table-cell office:value-type="float" office:value="11.1089">
                <text:p>11.10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2954">
                <text:p>10.2954</text:p>
              </table:table-cell>
              <table:table-cell office:value-type="float" office:value="10.4908">
                <text:p>10.4908</text:p>
              </table:table-cell>
              <table:table-cell office:value-type="float" office:value="10.0089">
                <text:p>10.0089</text:p>
              </table:table-cell>
              <table:table-cell office:value-type="float" office:value="10.1514">
                <text:p>10.1514</text:p>
              </table:table-cell>
              <table:table-cell office:value-type="float" office:value="10.4827">
                <text:p>10.4827</text:p>
              </table:table-cell>
              <table:table-cell office:value-type="float" office:value="10.8444">
                <text:p>10.8444</text:p>
              </table:table-cell>
              <table:table-cell office:value-type="float" office:value="11.7693">
                <text:p>11.7693</text:p>
              </table:table-cell>
              <table:table-cell office:value-type="float" office:value="9.3193">
                <text:p>9.3193</text:p>
              </table:table-cell>
              <table:table-cell office:value-type="float" office:value="10.0057">
                <text:p>10.0057</text:p>
              </table:table-cell>
              <table:table-cell office:value-type="float" office:value="9.65398">
                <text:p>9.65398</text:p>
              </table:table-cell>
              <table:table-cell office:value-type="float" office:value="9.45247">
                <text:p>9.452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94033">
                <text:p>9.94033</text:p>
              </table:table-cell>
              <table:table-cell office:value-type="float" office:value="9.59052">
                <text:p>9.59052</text:p>
              </table:table-cell>
              <table:table-cell office:value-type="float" office:value="9.47757">
                <text:p>9.47757</text:p>
              </table:table-cell>
              <table:table-cell office:value-type="float" office:value="9.5306">
                <text:p>9.5306</text:p>
              </table:table-cell>
              <table:table-cell office:value-type="float" office:value="9.38888">
                <text:p>9.38888</text:p>
              </table:table-cell>
              <table:table-cell office:value-type="float" office:value="9.43156">
                <text:p>9.43156</text:p>
              </table:table-cell>
              <table:table-cell office:value-type="float" office:value="11.4871">
                <text:p>11.4871</text:p>
              </table:table-cell>
              <table:table-cell office:value-type="float" office:value="11.389">
                <text:p>11.389</text:p>
              </table:table-cell>
              <table:table-cell office:value-type="float" office:value="13.0375">
                <text:p>13.0375</text:p>
              </table:table-cell>
              <table:table-cell office:value-type="float" office:value="10.8955">
                <text:p>10.8955</text:p>
              </table:table-cell>
              <table:table-cell office:value-type="float" office:value="10.8045">
                <text:p>10.8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35916">
                <text:p>9.35916</text:p>
              </table:table-cell>
              <table:table-cell office:value-type="float" office:value="9.42886">
                <text:p>9.42886</text:p>
              </table:table-cell>
              <table:table-cell office:value-type="float" office:value="9.41847">
                <text:p>9.41847</text:p>
              </table:table-cell>
              <table:table-cell office:value-type="float" office:value="9.52934">
                <text:p>9.52934</text:p>
              </table:table-cell>
              <table:table-cell office:value-type="float" office:value="9.81286">
                <text:p>9.81286</text:p>
              </table:table-cell>
              <table:table-cell office:value-type="float" office:value="9.4424">
                <text:p>9.4424</text:p>
              </table:table-cell>
              <table:table-cell office:value-type="float" office:value="11.3371">
                <text:p>11.3371</text:p>
              </table:table-cell>
              <table:table-cell office:value-type="float" office:value="10.9694">
                <text:p>10.9694</text:p>
              </table:table-cell>
              <table:table-cell office:value-type="float" office:value="10.7369">
                <text:p>10.7369</text:p>
              </table:table-cell>
              <table:table-cell office:value-type="float" office:value="12.0292">
                <text:p>12.0292</text:p>
              </table:table-cell>
              <table:table-cell office:value-type="float" office:value="14.2507">
                <text:p>14.2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58119">
                <text:p>9.58119</text:p>
              </table:table-cell>
              <table:table-cell office:value-type="float" office:value="10.1435">
                <text:p>10.1435</text:p>
              </table:table-cell>
              <table:table-cell office:value-type="float" office:value="9.3528">
                <text:p>9.3528</text:p>
              </table:table-cell>
              <table:table-cell office:value-type="float" office:value="9.41561">
                <text:p>9.41561</text:p>
              </table:table-cell>
              <table:table-cell office:value-type="float" office:value="9.87769">
                <text:p>9.87769</text:p>
              </table:table-cell>
              <table:table-cell office:value-type="float" office:value="10.2159">
                <text:p>10.2159</text:p>
              </table:table-cell>
              <table:table-cell office:value-type="float" office:value="12.0554">
                <text:p>12.0554</text:p>
              </table:table-cell>
              <table:table-cell office:value-type="float" office:value="13.0521">
                <text:p>13.0521</text:p>
              </table:table-cell>
              <table:table-cell office:value-type="float" office:value="11.9761">
                <text:p>11.9761</text:p>
              </table:table-cell>
              <table:table-cell office:value-type="float" office:value="13.5169">
                <text:p>13.5169</text:p>
              </table:table-cell>
              <table:table-cell office:value-type="float" office:value="13.971">
                <text:p>13.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3.2$Linux_X86_64 LibreOffice_project/85aa6f776c6af63185291a519637a4f7af4e8a3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